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Sans3" svg:font-family="'Liberation Sans'" style:font-pitch="variable"/>
    <style:font-face style:name="Ubuntu" svg:font-family="Ubuntu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2.29cm" fo:padding-top="0.142cm" fo:padding-bottom="0.142cm" fo:padding-left="0.267cm" fo:padding-right="0.267cm" draw:shadow="visible" draw:shadow-opacity="50%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896cm" fo:min-width="1.9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35cm" svg:stroke-color="#ff4000" draw:marker-start-width="0.252cm" draw:marker-end-width="0.252cm" draw:fill="none" draw:textarea-horizontal-align="justify" draw:textarea-vertical-align="middle" draw:auto-grow-height="false" fo:min-height="0.21cm" fo:min-width="1.99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0.323cm" fo:min-width="1.97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19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0.21cm" fo:min-width="1.992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ot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614cm" fo:min-width="1.26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732cm" fo:min-width="2.00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4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478cm" fo:min-width="2.00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478cm" fo:min-width="1.371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2.365cm" fo:padding-top="0.142cm" fo:padding-bottom="0.142cm" fo:padding-left="0.267cm" fo:padding-right="0.267cm" draw:shadow="visible" draw:shadow-opacity="50%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8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19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517cm"/>
      <style:paragraph-properties style:writing-mode="lr-tb"/>
    </style:style>
    <style:style style:name="gr21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5.533cm" fo:padding-top="0.142cm" fo:padding-bottom="0.142cm" fo:padding-left="0.267cm" fo:padding-right="0.267cm" draw:shadow="visible" draw:shadow-opacity="50%"/>
      <style:paragraph-properties style:writing-mode="lr-tb"/>
    </style:style>
    <style:style style:name="gr22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16cm" fo:padding-top="0.142cm" fo:padding-bottom="0.142cm" fo:padding-left="0.267cm" fo:padding-right="0.267cm" draw:shadow="visible" draw:shadow-opacity="50%"/>
      <style:paragraph-properties style:writing-mode="lr-tb"/>
    </style:style>
    <style:style style:name="gr23" style:family="graphic" style:parent-style-name="objectwithoutfill">
      <style:graphic-properties svg:stroke-width="0.035cm" svg:stroke-color="#ff40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ff4000" draw:marker-start-width="0.252cm" draw:marker-end-width="0.252cm" draw:fill-color="#ffaa95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27" style:family="graphic" style:parent-style-name="standard">
      <style:graphic-properties svg:stroke-width="0.035cm" svg:stroke-color="#800080" draw:marker-start-width="0.252cm" draw:marker-end-width="0.252cm" draw:fill-color="#b7b3ca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28" style:family="graphic" style:parent-style-name="objectwithoutfill">
      <style:graphic-properties svg:stroke-width="0.035cm" svg:stroke-color="#00a933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80008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1.621cm" fo:padding-top="0.142cm" fo:padding-bottom="0.142cm" fo:padding-left="0.267cm" fo:padding-right="0.267cm" draw:shadow="visible" draw:shadow-opacity="50%"/>
      <style:paragraph-properties style:writing-mode="lr-tb"/>
    </style:style>
    <style:style style:name="gr32" style:family="graphic" style:parent-style-name="objectwithoutfill">
      <style:graphic-properties svg:stroke-width="0.035cm" svg:stroke-color="#2a6099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ff0000" draw:marker-start-width="0.252cm" draw:marker-end="Symmetric_20_Arrow" draw:marker-end-width="0.352cm" draw:fill="none" draw:opacity="100%" draw:opacity-name="Transparency_20_5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ff0000" draw:marker-start-width="0.252cm" draw:marker-end-width="0.252cm" draw:fill="none" draw:opacity="100%" draw:opacity-name="Transparency_20_5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35" style:family="graphic" style:parent-style-name="objectwithoutfill">
      <style:graphic-properties svg:stroke-width="0.035cm" svg:stroke-color="#ff4000" draw:marker-start-width="0.252cm" draw:marker-end="Symmetric_20_Arrow" draw:marker-end-width="0.352cm" draw:fill="none" draw:opacity="100%" draw:opacity-name="Transparency_20_6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ff4000" draw:marker-start-width="0.252cm" draw:marker-end-width="0.252cm" draw:fill="none" draw:opacity="100%" draw:opacity-name="Transparency_20_6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37" style:family="graphic" style:parent-style-name="objectwithoutfill">
      <style:graphic-properties svg:stroke-width="0.035cm" svg:stroke-color="#ff4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80008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2.00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svg:stroke-width="0.035cm" svg:stroke-color="#55308d" draw:marker-start-width="0.252cm" draw:marker-end-width="0.252cm" draw:fill="solid" draw:fill-color="#ffffff" draw:textarea-horizontal-align="justify" draw:textarea-vertical-align="middle" draw:auto-grow-height="false" fo:min-height="0.732cm" fo:min-width="2.00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draw:stroke="dash" draw:stroke-dash="Dashed_20__28_var_29_"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ff4000" draw:marker-start-width="0.252cm" draw:marker-end-width="0.252cm" draw:fill-color="#ffd8ce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svg:stroke-width="0.035cm" svg:stroke-color="#ff4000" draw:marker-start-width="0.252cm" draw:marker-end-width="0.252cm" draw:fill-color="#ffd8ce" draw:textarea-horizontal-align="justify" draw:textarea-vertical-align="middle" draw:auto-grow-height="false" fo:min-height="0.794cm" fo:min-width="0.544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2.256cm" fo:padding-top="0.142cm" fo:padding-bottom="0.142cm" fo:padding-left="0.267cm" fo:padding-right="0.267cm" draw:shadow="visible" draw:shadow-opacity="50%"/>
      <style:paragraph-properties style:writing-mode="lr-tb"/>
    </style:style>
    <style:style style:name="gr46" style:family="graphic" style:parent-style-name="standard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732cm" fo:min-width="1.371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ff" draw:textarea-vertical-align="middle" fo:min-height="0.512cm"/>
      <style:paragraph-properties style:writing-mode="lr-tb"/>
    </style:style>
    <style:style style:name="gr48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49" style:family="graphic" style:parent-style-name="objectwithoutfill">
      <style:graphic-properties svg:stroke-width="0.053cm" svg:stroke-color="#2a609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32cm" fo:min-width="1.371cm" fo:padding-top="0.151cm" fo:padding-bottom="0.151cm" fo:padding-left="0.276cm" fo:padding-right="0.276cm"/>
      <style:paragraph-properties style:writing-mode="lr-tb"/>
    </style:style>
    <style:style style:name="gr52" style:family="graphic" style:parent-style-name="objectwithoutfill">
      <style:graphic-properties svg:stroke-width="0.053cm" svg:stroke-color="#800080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54" style:family="graphic" style:parent-style-name="standard">
      <style:graphic-properties svg:stroke-width="0.053cm" svg:stroke-color="#800080" draw:marker-start-width="0.279cm" draw:marker-end-width="0.279cm" draw:fill="solid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800080" draw:marker-start-width="0.279cm" draw:marker-end-width="0.279cm" draw:fill="solid" draw:fill-color="#ffffff" draw:textarea-horizontal-align="justify" draw:textarea-vertical-align="middle" draw:auto-grow-height="false" fo:min-height="0.776cm" fo:min-width="0.706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70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draw:stroke="none" svg:stroke-width="0.053cm" svg:stroke-color="#2a6099" draw:marker-start-width="0.279cm" draw:marker-end-width="0.279cm" draw:fill="solid" draw:fill-color="#ffffff" draw:textarea-vertical-align="middle" fo:min-height="0.512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1.244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53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vertical-align="middle" fo:min-height="0.512cm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3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04cm" fo:min-width="2.567cm" fo:padding-top="0.142cm" fo:padding-bottom="0.142cm" fo:padding-left="0.267cm" fo:padding-right="0.267cm"/>
      <style:paragraph-properties style:writing-mode="lr-tb"/>
    </style:style>
    <style:style style:name="gr64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5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6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38cm" fo:min-width="5.776cm" fo:padding-top="0.142cm" fo:padding-bottom="0.142cm" fo:padding-left="0.267cm" fo:padding-right="0.267cm"/>
      <style:paragraph-properties style:writing-mode="lr-tb"/>
    </style:style>
    <style:style style:name="gr67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8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9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2.006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2.006cm" fo:padding-top="0.142cm" fo:padding-bottom="0.142cm" fo:padding-left="0.267cm" fo:padding-right="0.267cm"/>
      <style:paragraph-properties style:writing-mode="lr-tb"/>
    </style:style>
    <style:style style:name="gr72" style:family="graphic" style:parent-style-name="standard">
      <style:graphic-properties svg:stroke-width="0.035cm" svg:stroke-color="#800080" draw:marker-start-width="0.252cm" draw:marker-end-width="0.252cm" draw:fill-color="#b7b3ca" draw:textarea-horizontal-align="justify" draw:textarea-vertical-align="middle" draw:auto-grow-height="false" fo:min-height="0.076cm" fo:min-width="0cm" fo:padding-top="0.142cm" fo:padding-bottom="0.142cm" fo:padding-left="0.267cm" fo:padding-right="0.267cm"/>
      <style:paragraph-properties style:writing-mode="lr-tb"/>
    </style:style>
    <style:style style:name="gr73" style:family="graphic" style:parent-style-name="standard">
      <style:graphic-properties svg:stroke-width="0.035cm" svg:stroke-color="#800080" draw:marker-start-width="0.252cm" draw:marker-end-width="0.252cm" draw:fill="hatch" draw:fill-color="#b7b3ca" draw:fill-hatch-name="Black_20_45_20_Degrees" draw:textarea-horizontal-align="justify" draw:textarea-vertical-align="middle" draw:auto-grow-height="false" fo:min-height="0.076cm" fo:min-width="0cm" fo:padding-top="0.142cm" fo:padding-bottom="0.142cm" fo:padding-left="0.267cm" fo:padding-right="0.267cm"/>
      <style:paragraph-properties style:writing-mode="lr-tb"/>
    </style:style>
    <style:style style:name="gr74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04cm" fo:min-width="3.71cm" fo:padding-top="0.142cm" fo:padding-bottom="0.142cm" fo:padding-left="0.267cm" fo:padding-right="0.267cm"/>
      <style:paragraph-properties style:writing-mode="lr-tb"/>
    </style:style>
    <style:style style:name="gr75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6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7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8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7.086cm" fo:padding-top="0.142cm" fo:padding-bottom="0.142cm" fo:padding-left="0.267cm" fo:padding-right="0.267cm"/>
      <style:paragraph-properties style:writing-mode="lr-tb"/>
    </style:style>
    <style:style style:name="gr79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7.086cm" fo:padding-top="0.142cm" fo:padding-bottom="0.142cm" fo:padding-left="0.267cm" fo:padding-right="0.267cm"/>
      <style:paragraph-properties style:writing-mode="lr-tb"/>
    </style:style>
    <style:style style:name="gr80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81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82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83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84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85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86" style:family="graphic" style:parent-style-name="standard">
      <style:graphic-properties svg:stroke-width="0.035cm" svg:stroke-color="#ff4000" draw:marker-start-width="0.252cm" draw:marker-end-width="0.252cm" draw:fill-color="#ffd8ce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87" style:family="graphic" style:parent-style-name="objectwithoutfill">
      <style:graphic-properties svg:stroke-width="0.053cm" svg:stroke-color="#2a609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9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4.029cm" fo:padding-top="0.142cm" fo:padding-bottom="0.142cm" fo:padding-left="0.267cm" fo:padding-right="0.267cm" draw:shadow="visible" draw:shadow-opacity="50%"/>
      <style:paragraph-properties style:writing-mode="lr-tb"/>
    </style:style>
    <style:style style:name="gr90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91" style:family="graphic" style:parent-style-name="objectwithoutfill">
      <style:graphic-properties draw:stroke="dash" draw:stroke-dash="Dashed_20__28_var_29_" svg:stroke-width="0.053cm" svg:stroke-color="#2a609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2" style:family="graphic" style:parent-style-name="objectwithoutfill">
      <style:graphic-properties draw:stroke="dash" draw:stroke-dash="Dashed_20__28_var_29_" svg:stroke-width="0.053cm" svg:stroke-color="#2a609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3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9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2.764cm" fo:padding-top="0.142cm" fo:padding-bottom="0.142cm" fo:padding-left="0.267cm" fo:padding-right="0.267cm" draw:shadow="visible" draw:shadow-opacity="50%"/>
      <style:paragraph-properties style:writing-mode="lr-tb"/>
    </style:style>
    <style:style style:name="gr95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844cm" fo:min-width="3.134cm" fo:padding-top="0.16cm" fo:padding-bottom="0.16cm" fo:padding-left="0.285cm" fo:padding-right="0.285cm"/>
      <style:paragraph-properties style:writing-mode="lr-tb"/>
    </style:style>
    <style:style style:name="gr96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404cm" fo:min-width="3.202cm" fo:padding-top="0.16cm" fo:padding-bottom="0.16cm" fo:padding-left="0.285cm" fo:padding-right="0.285cm"/>
      <style:paragraph-properties style:writing-mode="lr-tb"/>
    </style:style>
    <style:style style:name="gr97" style:family="graphic" style:parent-style-name="objectwithoutfill">
      <style:graphic-properties svg:stroke-width="0.053cm" svg:stroke-color="#80008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2.891cm" fo:padding-top="0.142cm" fo:padding-bottom="0.142cm" fo:padding-left="0.267cm" fo:padding-right="0.267cm" draw:shadow="visible" draw:shadow-opacity="50%"/>
      <style:paragraph-properties style:writing-mode="lr-tb"/>
    </style:style>
    <style:style style:name="gr99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368cm" fo:min-width="4.436cm" fo:padding-top="0.16cm" fo:padding-bottom="0.16cm" fo:padding-left="0.285cm" fo:padding-right="0.285cm"/>
      <style:paragraph-properties style:writing-mode="lr-tb"/>
    </style:style>
    <style:style style:name="gr100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826cm" fo:min-width="3.116cm" fo:padding-top="0.16cm" fo:padding-bottom="0.16cm" fo:padding-left="0.285cm" fo:padding-right="0.285cm"/>
      <style:paragraph-properties style:writing-mode="lr-tb"/>
    </style:style>
    <style:style style:name="gr101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368cm" fo:min-width="3.166cm" fo:padding-top="0.16cm" fo:padding-bottom="0.16cm" fo:padding-left="0.285cm" fo:padding-right="0.285cm"/>
      <style:paragraph-properties style:writing-mode="lr-tb"/>
    </style:style>
    <style:style style:name="gr102" style:family="graphic" style:parent-style-name="objectwithoutfill">
      <style:graphic-properties svg:stroke-width="0.053cm" svg:stroke-color="#c9211e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03" style:family="graphic" style:parent-style-name="objectwithoutfill">
      <style:graphic-properties svg:stroke-width="0.053cm" svg:stroke-color="#c9211e" draw:marker-start-width="0.279cm" draw:marker-end="" draw:marker-end-width="0.379cm" draw:fill="solid" draw:fill-color="#ffffff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solid" draw:fill-color="#ffffff" fo:min-height="0.357cm"/>
      <style:paragraph-properties style:writing-mode="lr-tb"/>
    </style:style>
    <style:style style:name="gr10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106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107" style:family="graphic" style:parent-style-name="standard">
      <style:graphic-properties draw:stroke="solid" draw:stroke-dash="Dashed_20__28_var_29_"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4.472cm" fo:padding-top="0.142cm" fo:padding-bottom="0.142cm" fo:padding-left="0.267cm" fo:padding-right="0.267cm"/>
      <style:paragraph-properties style:writing-mode="lr-tb"/>
    </style:style>
    <style:style style:name="gr108" style:family="graphic" style:parent-style-name="standard">
      <style:graphic-properties draw:stroke="none" svg:stroke-color="#2a6099" draw:fill="none" draw:fill-color="#ffffff" fo:min-height="0.319cm"/>
      <style:paragraph-properties style:writing-mode="lr-tb"/>
    </style:style>
    <style:style style:name="gr109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style:writing-mode="lr-tb"/>
    </style:style>
    <style:style style:name="gr11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3.907cm" fo:padding-top="0.142cm" fo:padding-bottom="0.142cm" fo:padding-left="0.267cm" fo:padding-right="0.267cm" draw:shadow="visible" draw:shadow-opacity="50%"/>
      <style:paragraph-properties style:writing-mode="lr-tb"/>
    </style:style>
    <style:style style:name="gr111" style:family="graphic" style:parent-style-name="standard">
      <style:graphic-properties svg:stroke-width="0.071cm" svg:stroke-color="#00a933" draw:marker-start-width="0.306cm" draw:marker-end-width="0.306cm" draw:fill-color="#ffffff" draw:textarea-horizontal-align="justify" draw:textarea-vertical-align="middle" draw:auto-grow-height="false" fo:min-height="1.286cm" fo:min-width="3.576cm" fo:padding-top="0.16cm" fo:padding-bottom="0.16cm" fo:padding-left="0.285cm" fo:padding-right="0.285cm"/>
      <style:paragraph-properties style:writing-mode="lr-tb"/>
    </style:style>
    <style:style style:name="gr112" style:family="graphic" style:parent-style-name="standard">
      <style:graphic-properties draw:stroke="solid" draw:stroke-dash="Dashed_20__28_var_29_" svg:stroke-width="0.053cm" svg:stroke-color="#00a933" draw:marker-start-width="0.279cm" draw:marker-end-width="0.279cm" draw:fill-color="#ffffff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13" style:family="graphic" style:parent-style-name="objectwithoutfill">
      <style:graphic-properties svg:stroke-width="0.053cm" svg:stroke-color="#00a933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14" style:family="graphic" style:parent-style-name="objectwithoutfill">
      <style:graphic-properties svg:stroke-width="0.053cm" svg:stroke-color="#00a93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15" style:family="graphic" style:parent-style-name="standard">
      <style:graphic-properties draw:stroke="solid" draw:stroke-dash="Dashed_20__28_var_29_"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11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6.066cm" fo:padding-top="0.142cm" fo:padding-bottom="0.142cm" fo:padding-left="0.267cm" fo:padding-right="0.267cm" draw:shadow="visible" draw:shadow-opacity="50%"/>
      <style:paragraph-properties style:writing-mode="lr-tb"/>
    </style:style>
    <style:style style:name="gr117" style:family="graphic" style:parent-style-name="standard">
      <style:graphic-properties svg:stroke-width="0.053cm" svg:stroke-color="#800080" draw:marker-start-width="0.279cm" draw:marker-end-width="0.279cm" draw:fill="solid" draw:fill-color="#ffffff" draw:textarea-horizontal-align="justify" draw:textarea-vertical-align="middle" draw:auto-grow-height="false" fo:min-height="1.316cm" fo:min-width="1.066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19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862cm" fo:min-width="3.152cm" fo:padding-top="0.16cm" fo:padding-bottom="0.16cm" fo:padding-left="0.285cm" fo:padding-right="0.285cm"/>
      <style:paragraph-properties style:writing-mode="lr-tb"/>
    </style:style>
    <style:style style:name="gr120" style:family="graphic" style:parent-style-name="standard">
      <style:graphic-properties svg:stroke-width="0.053cm" svg:stroke-color="#800080" draw:marker-start-width="0.279cm" draw:marker-end-width="0.279cm" draw:fill="solid" draw:fill-color="#ffffff" draw:textarea-horizontal-align="justify" draw:textarea-vertical-align="middle" draw:auto-grow-height="false" fo:min-height="0.867cm" fo:min-width="0.886cm" fo:padding-top="0.151cm" fo:padding-bottom="0.151cm" fo:padding-left="0.276cm" fo:padding-right="0.276cm"/>
      <style:paragraph-properties style:writing-mode="lr-tb"/>
    </style:style>
    <style:style style:name="gr12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6.219cm" fo:padding-top="0.142cm" fo:padding-bottom="0.142cm" fo:padding-left="0.267cm" fo:padding-right="0.267cm" draw:shadow="visible" draw:shadow-opacity="50%"/>
      <style:paragraph-properties style:writing-mode="lr-tb"/>
    </style:style>
    <style:style style:name="gr122" style:family="graphic" style:parent-style-name="standard">
      <style:graphic-properties draw:stroke="solid" draw:stroke-dash="Dashed_20__28_var_29_"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5.742cm" fo:padding-top="0.142cm" fo:padding-bottom="0.142cm" fo:padding-left="0.267cm" fo:padding-right="0.267cm"/>
      <style:paragraph-properties style:writing-mode="lr-tb"/>
    </style:style>
    <style:style style:name="gr123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4.796cm" fo:padding-top="0.142cm" fo:padding-bottom="0.142cm" fo:padding-left="0.267cm" fo:padding-right="0.267cm" draw:shadow="visible" draw:shadow-opacity="50%"/>
      <style:paragraph-properties style:writing-mode="lr-tb"/>
    </style:style>
    <style:style style:name="gr126" style:family="graphic" style:parent-style-name="standard">
      <style:graphic-properties svg:stroke-width="0.035cm" svg:stroke-color="#ff4000" draw:marker-start-width="0.252cm" draw:marker-end-width="0.252cm" draw:fill-color="#ffaa95" draw:textarea-horizontal-align="justify" draw:textarea-vertical-align="middle" draw:auto-grow-height="false" fo:min-height="0.794cm" fo:min-width="0.544cm" fo:padding-top="0.142cm" fo:padding-bottom="0.142cm" fo:padding-left="0.267cm" fo:padding-right="0.267cm"/>
      <style:paragraph-properties style:writing-mode="lr-tb"/>
    </style:style>
    <style:style style:name="gr127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  <style:paragraph-properties style:writing-mode="lr-tb"/>
    </style:style>
    <style:style style:name="gr128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  <style:paragraph-properties style:writing-mode="lr-tb"/>
    </style:style>
    <style:style style:name="gr129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14cm" fo:min-width="1.353cm" fo:padding-top="0.151cm" fo:padding-bottom="0.151cm" fo:padding-left="0.276cm" fo:padding-right="0.276cm"/>
      <style:paragraph-properties style:writing-mode="lr-tb"/>
    </style:style>
    <style:style style:name="gr13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441cm" fo:padding-top="0.142cm" fo:padding-bottom="0.142cm" fo:padding-left="0.267cm" fo:padding-right="0.267cm" draw:shadow="visible" draw:shadow-opacity="50%"/>
      <style:paragraph-properties style:writing-mode="lr-tb"/>
    </style:style>
    <style:style style:name="gr131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707cm" fo:padding-top="0.151cm" fo:padding-bottom="0.151cm" fo:padding-left="0.276cm" fo:padding-right="0.276cm"/>
      <style:paragraph-properties style:writing-mode="lr-tb"/>
    </style:style>
    <style:style style:name="gr132" style:family="graphic" style:parent-style-name="standard">
      <style:graphic-properties draw:stroke="none" svg:stroke-color="#000000" draw:fill="solid" draw:fill-color="#ffffff" draw:textarea-vertical-align="middle" fo:min-height="0.713cm"/>
      <style:paragraph-properties style:writing-mode="lr-tb"/>
    </style:style>
    <style:style style:name="gr133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886cm" fo:padding-top="0.151cm" fo:padding-bottom="0.151cm" fo:padding-left="0.276cm" fo:padding-right="0.276cm"/>
      <style:paragraph-properties style:writing-mode="lr-tb"/>
    </style:style>
    <style:style style:name="gr13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161cm" fo:padding-top="0.142cm" fo:padding-bottom="0.142cm" fo:padding-left="0.267cm" fo:padding-right="0.267cm" draw:shadow="visible" draw:shadow-opacity="50%"/>
      <style:paragraph-properties style:writing-mode="lr-tb"/>
    </style:style>
    <style:style style:name="gr13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288cm" fo:padding-top="0.142cm" fo:padding-bottom="0.142cm" fo:padding-left="0.267cm" fo:padding-right="0.267cm" draw:shadow="visible" draw:shadow-opacity="50%"/>
      <style:paragraph-properties style:writing-mode="lr-tb"/>
    </style:style>
    <style:style style:name="gr13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0.986cm" fo:padding-top="0.142cm" fo:padding-bottom="0.142cm" fo:padding-left="0.267cm" fo:padding-right="0.267cm" draw:shadow="visible" draw:shadow-opacity="50%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39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6.701cm" fo:padding-top="0.142cm" fo:padding-bottom="0.142cm" fo:padding-left="0.267cm" fo:padding-right="0.267cm" draw:shadow="visible" draw:shadow-opacity="50%"/>
      <style:paragraph-properties style:writing-mode="lr-tb"/>
    </style:style>
    <style:style style:name="gr14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6.066cm" fo:padding-top="0.142cm" fo:padding-bottom="0.142cm" fo:padding-left="0.267cm" fo:padding-right="0.267cm" draw:shadow="visible" draw:shadow-opacity="50%"/>
      <style:paragraph-properties style:writing-mode="lr-tb"/>
    </style:style>
    <style:style style:name="gr14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509cm" fo:padding-top="0.142cm" fo:padding-bottom="0.142cm" fo:padding-left="0.267cm" fo:padding-right="0.267cm" draw:shadow="visible" draw:shadow-opacity="50%"/>
      <style:paragraph-properties style:writing-mode="lr-tb"/>
    </style:style>
    <style:style style:name="gr142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46cm" fo:min-width="0.718cm" fo:padding-top="0.151cm" fo:padding-bottom="0.151cm" fo:padding-left="0.276cm" fo:padding-right="0.276cm"/>
    </style:style>
    <style:style style:name="gr143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043cm" fo:min-width="0.174cm" fo:padding-top="0.151cm" fo:padding-bottom="0.151cm" fo:padding-left="0.276cm" fo:padding-right="0.276cm"/>
    </style:style>
    <style:style style:name="gr144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043cm" fo:min-width="0.173cm" fo:padding-top="0.151cm" fo:padding-bottom="0.151cm" fo:padding-left="0.276cm" fo:padding-right="0.276cm"/>
    </style:style>
    <style:style style:name="gr145" style:family="graphic" style:parent-style-name="objectwithoutfill">
      <style:graphic-properties svg:stroke-width="0.053cm" svg:stroke-color="#95231f" draw:marker-start-width="0.279cm" draw:marker-end-width="0.279cm" draw:fill="solid" draw:fill-color="#f58220" draw:textarea-vertical-align="middle" fo:padding-top="0.151cm" fo:padding-bottom="0.151cm" fo:padding-left="0.276cm" fo:padding-right="0.276cm"/>
    </style:style>
    <style:style style:name="gr146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147" style:family="graphic" style:parent-style-name="standard">
      <style:graphic-properties svg:stroke-width="0.053cm" svg:stroke-color="#003d73" draw:marker-start-width="0.279cm" draw:marker-end-width="0.279cm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148" style:family="graphic" style:parent-style-name="objectwithoutfill">
      <style:graphic-properties svg:stroke-width="0.053cm" svg:stroke-color="#003d7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9" style:family="graphic" style:parent-style-name="standard">
      <style:graphic-properties svg:stroke-width="0.053cm" svg:stroke-color="#003d73" draw:marker-start-width="0.279cm" draw:marker-end-width="0.279cm" draw:textarea-horizontal-align="justify" draw:textarea-vertical-align="middle" draw:auto-grow-height="false" fo:min-height="0.386cm" fo:min-width="0.898cm" fo:padding-top="0.151cm" fo:padding-bottom="0.151cm" fo:padding-left="0.276cm" fo:padding-right="0.276cm"/>
      <style:paragraph-properties style:writing-mode="lr-tb"/>
    </style:style>
    <style:style style:name="gr150" style:family="graphic" style:parent-style-name="objectwithoutfill">
      <style:graphic-properties svg:stroke-width="0.159cm" svg:stroke-color="#003d73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151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0cm" fo:min-width="0.228cm" fo:padding-top="0.142cm" fo:padding-bottom="0.142cm" fo:padding-left="0.267cm" fo:padding-right="0.267cm"/>
    </style:style>
    <style:style style:name="gr152" style:family="graphic" style:parent-style-name="objectwithoutfill">
      <style:graphic-properties svg:stroke-width="0.035cm" svg:stroke-color="#95231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3" style:family="graphic" style:parent-style-name="objectwithoutfill">
      <style:graphic-properties svg:stroke-width="0.053cm" svg:stroke-color="#800080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4" style:family="graphic" style:parent-style-name="objectwithoutfill">
      <style:graphic-properties draw:stroke="dash" draw:stroke-dash="Dashed_20__28_var_29_" svg:stroke-width="0.053cm" svg:stroke-color="#80008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5" style:family="graphic" style:parent-style-name="objectwithoutfill">
      <style:graphic-properties svg:stroke-width="0.053cm" svg:stroke-color="#80008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6" style:family="graphic" style:parent-style-name="objectwithoutfill">
      <style:graphic-properties draw:stroke="dash" draw:stroke-dash="Dashed_20__28_var_29_" svg:stroke-width="0.053cm" svg:stroke-color="#800080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7" style:family="graphic" style:parent-style-name="standard">
      <style:graphic-properties svg:stroke-width="0.053cm" svg:stroke-color="#800080" draw:marker-start-width="0.279cm" draw:marker-end-width="0.279cm" draw:fill="solid" draw:fill-color="#e0c2cd" draw:textarea-horizontal-align="justify" draw:textarea-vertical-align="middle" draw:auto-grow-height="false" fo:min-height="0.158cm" fo:min-width="0.67cm" fo:padding-top="0.151cm" fo:padding-bottom="0.151cm" fo:padding-left="0.276cm" fo:padding-right="0.276cm"/>
    </style:style>
    <style:style style:name="gr158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831cm" fo:padding-top="0.142cm" fo:padding-bottom="0.142cm" fo:padding-left="0.267cm" fo:padding-right="0.267cm" draw:shadow="visible" draw:shadow-opacity="50%"/>
      <style:paragraph-properties style:writing-mode="lr-tb"/>
    </style:style>
    <style:style style:name="gr159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415cm" fo:padding-top="0.142cm" fo:padding-bottom="0.142cm" fo:padding-left="0.267cm" fo:padding-right="0.267cm" draw:shadow="visible" draw:shadow-opacity="50%"/>
      <style:paragraph-properties style:writing-mode="lr-tb"/>
    </style:style>
    <style:style style:name="gr160" style:family="graphic" style:parent-style-name="standard">
      <style:graphic-properties svg:stroke-width="0.053cm" svg:stroke-color="#00a933" draw:marker-start-width="0.279cm" draw:marker-end-width="0.279cm" draw:fill="solid" draw:fill-color="#dde8cb" draw:textarea-horizontal-align="justify" draw:textarea-vertical-align="middle" draw:auto-grow-height="false" fo:min-height="0.158cm" fo:min-width="0.67cm" fo:padding-top="0.151cm" fo:padding-bottom="0.151cm" fo:padding-left="0.276cm" fo:padding-right="0.276cm"/>
    </style:style>
    <style:style style:name="gr161" style:family="graphic" style:parent-style-name="objectwithoutfill">
      <style:graphic-properties draw:stroke="dash" draw:stroke-dash="Dashed_20__28_var_29_" svg:stroke-width="0.053cm" svg:stroke-color="#00a933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2" style:family="graphic" style:parent-style-name="objectwithoutfill">
      <style:graphic-properties svg:stroke-width="0.053cm" svg:stroke-color="#00a933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3" style:family="graphic" style:parent-style-name="objectwithoutfill">
      <style:graphic-properties svg:stroke-width="0.053cm" svg:stroke-color="#00a933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4" style:family="graphic" style:parent-style-name="objectwithoutfill">
      <style:graphic-properties draw:stroke="solid" draw:stroke-dash="Dashed_20__28_var_29_" svg:stroke-width="0.053cm" svg:stroke-color="#80008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5" style:family="graphic" style:parent-style-name="objectwithoutfill">
      <style:graphic-properties svg:stroke-width="0.053cm" svg:stroke-color="#800080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66" style:family="graphic" style:parent-style-name="objectwithoutfill">
      <style:graphic-properties draw:stroke="solid" draw:stroke-dash="Long_20_Dash" svg:stroke-width="0.053cm" svg:stroke-color="#afd095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7" style:family="graphic" style:parent-style-name="objectwithoutfill">
      <style:graphic-properties draw:stroke="solid" draw:stroke-dash="Long_20_Dash" svg:stroke-width="0.053cm" svg:stroke-color="#afd095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8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796cm" fo:padding-top="0.142cm" fo:padding-bottom="0.142cm" fo:padding-left="0.267cm" fo:padding-right="0.267cm" draw:shadow="visible" draw:shadow-opacity="50%"/>
      <style:paragraph-properties style:writing-mode="lr-tb"/>
    </style:style>
    <style:style style:name="gr169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5.431cm" fo:padding-top="0.142cm" fo:padding-bottom="0.142cm" fo:padding-left="0.267cm" fo:padding-right="0.267cm" draw:shadow="visible" draw:shadow-opacity="50%"/>
      <style:paragraph-properties style:writing-mode="lr-tb"/>
    </style:style>
    <style:style style:name="P1" style:family="paragraph">
      <loext:graphic-properties draw:fill="solid" draw:fill-color="#ffffff" draw:opacity="89%"/>
      <style:paragraph-properties style:writing-mode="lr-tb"/>
      <style:text-properties fo:color="#000000" fo:font-size="10pt"/>
    </style:style>
    <style:style style:name="P2" style:family="paragraph">
      <style:paragraph-properties fo:text-align="center" style:writing-mode="lr-tb"/>
      <style:text-properties fo:font-size="9pt"/>
    </style:style>
    <style:style style:name="P3" style:family="paragraph">
      <loext:graphic-properties draw:fill="none"/>
      <style:paragraph-properties fo:text-align="center" style:writing-mode="lr-tb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7" style:family="paragraph">
      <style:paragraph-properties fo:text-align="center" style:writing-mode="lr-tb"/>
      <style:text-properties fo:color="#2a6099" fo:font-size="9pt"/>
    </style:style>
    <style:style style:name="P8" style:family="paragraph">
      <loext:graphic-properties draw:fill-color="#b4c7dc"/>
      <style:paragraph-properties fo:text-align="center" style:writing-mode="lr-tb"/>
      <style:text-properties fo:color="#2a6099" fo:font-size="9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Mono1" fo:font-size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indent="0cm" style:writing-mode="lr-tb"/>
      <style:text-properties fo:color="#000000" fo:font-size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999999" style:font-name="Liberation Mono1" fo:font-size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808080" style:font-name="Liberation Mono1" fo:font-size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Mono1" fo:font-size="14pt"/>
    </style:style>
    <style:style style:name="P18" style:family="paragraph">
      <style:paragraph-properties fo:text-align="center" style:writing-mode="lr-tb"/>
      <style:text-properties fo:color="#ff4000" fo:font-size="9pt"/>
    </style:style>
    <style:style style:name="P19" style:family="paragraph">
      <loext:graphic-properties draw:fill-color="#ffaa95"/>
      <style:paragraph-properties fo:text-align="center" style:writing-mode="lr-tb"/>
      <style:text-properties fo:color="#ff4000" fo:font-size="9pt"/>
    </style:style>
    <style:style style:name="P20" style:family="paragraph">
      <style:paragraph-properties fo:text-align="center" style:writing-mode="lr-tb"/>
      <style:text-properties fo:color="#800080" fo:font-size="9pt"/>
    </style:style>
    <style:style style:name="P21" style:family="paragraph">
      <loext:graphic-properties draw:fill-color="#b7b3ca"/>
      <style:paragraph-properties fo:text-align="center" style:writing-mode="lr-tb"/>
      <style:text-properties fo:color="#800080" fo:font-size="9pt"/>
    </style:style>
    <style:style style:name="P22" style:family="paragraph">
      <loext:graphic-properties draw:fill="none" draw:opacity="100%" draw:opacity-name="Transparency_20_5"/>
      <style:paragraph-properties fo:text-align="center"/>
      <style:text-properties fo:color="#ff0000"/>
    </style:style>
    <style:style style:name="P23" style:family="paragraph">
      <style:paragraph-properties fo:text-align="center" style:writing-mode="lr-tb"/>
      <style:text-properties fo:color="#ff0000" fo:font-size="9pt"/>
    </style:style>
    <style:style style:name="P24" style:family="paragraph">
      <loext:graphic-properties draw:fill="none" draw:opacity="100%" draw:opacity-name="Transparency_20_5"/>
      <style:paragraph-properties fo:text-align="center" style:writing-mode="lr-tb"/>
      <style:text-properties fo:color="#ff0000" fo:font-size="9pt"/>
    </style:style>
    <style:style style:name="P25" style:family="paragraph">
      <loext:graphic-properties draw:fill="none" draw:opacity="100%" draw:opacity-name="Transparency_20_6"/>
      <style:paragraph-properties fo:text-align="center"/>
      <style:text-properties fo:color="#ff8000"/>
    </style:style>
    <style:style style:name="P26" style:family="paragraph">
      <style:paragraph-properties fo:text-align="center" style:writing-mode="lr-tb"/>
      <style:text-properties fo:color="#ff8000" fo:font-size="9pt"/>
    </style:style>
    <style:style style:name="P27" style:family="paragraph">
      <loext:graphic-properties draw:fill="none" draw:opacity="100%" draw:opacity-name="Transparency_20_6"/>
      <style:paragraph-properties fo:text-align="center" style:writing-mode="lr-tb"/>
      <style:text-properties fo:color="#ff8000" fo:font-size="9pt"/>
    </style:style>
    <style:style style:name="P28" style:family="paragraph">
      <style:paragraph-properties fo:text-align="center" style:writing-mode="lr-tb"/>
      <style:text-properties fo:color="#000000" fo:font-size="9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000000" fo:font-size="9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800080" fo:font-size="9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ff4000" fo:font-size="9pt"/>
    </style:style>
    <style:style style:name="P32" style:family="paragraph">
      <loext:graphic-properties draw:fill-color="#ffd8ce"/>
      <style:paragraph-properties fo:text-align="center" style:writing-mode="lr-tb"/>
      <style:text-properties fo:color="#ff4000" fo:font-size="9pt"/>
    </style:style>
    <style:style style:name="P33" style:family="paragraph">
      <loext:graphic-properties draw:fill-color="#dee6ef"/>
      <style:paragraph-properties fo:text-align="center" style:writing-mode="lr-tb"/>
      <style:text-properties fo:color="#2a6099" fo:font-size="9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color="#2a6099" fo:font-size="9pt"/>
    </style:style>
    <style:style style:name="P35" style:family="paragraph">
      <loext:graphic-properties draw:fill="none"/>
      <style:paragraph-properties fo:text-align="center"/>
      <style:text-properties fo:color="#2a6099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 style:writing-mode="lr-tb"/>
      <style:text-properties fo:color="#800080" fo:font-size="9pt"/>
    </style:style>
    <style:style style:name="P38" style:family="paragraph">
      <style:paragraph-properties fo:text-align="center" style:writing-mode="lr-tb"/>
      <style:text-properties fo:color="#800080" fo:font-size="8pt"/>
    </style:style>
    <style:style style:name="P39" style:family="paragraph">
      <loext:graphic-properties draw:fill="solid" draw:fill-color="#ffffff"/>
      <style:paragraph-properties fo:text-align="center" style:writing-mode="lr-tb"/>
      <style:text-properties fo:color="#800080" fo:font-size="8pt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800080" fo:font-size="8pt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4000" style:font-name="Liberation Mono1" fo:font-size="9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ff4000" style:font-name="Liberation Mono1" fo:font-size="9pt"/>
    </style:style>
    <style:style style:name="P43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/>
    </style:style>
    <style:style style:name="P44" style:family="paragraph">
      <loext:graphic-properties draw:fill="none" draw:fill-color="#ffffff"/>
      <style:paragraph-properties fo:text-align="end" style:writing-mode="lr-tb"/>
      <style:text-properties fo:font-size="12pt" style:text-underline-style="solid" style:text-underline-width="auto" style:text-underline-color="font-color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9pt"/>
    </style:style>
    <style:style style:name="P46" style:family="paragraph">
      <style:paragraph-properties fo:text-align="center" style:writing-mode="lr-tb"/>
      <style:text-properties fo:color="#ff4000" style:font-name="Liberation Mono1" fo:font-size="9pt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4000" style:font-name="Liberation Mono1" fo:font-size="9pt"/>
    </style:style>
    <style:style style:name="P48" style:family="paragraph">
      <style:paragraph-properties fo:text-align="center" style:writing-mode="lr-tb"/>
      <style:text-properties fo:color="#2a6099" fo:font-size="8pt"/>
    </style:style>
    <style:style style:name="P49" style:family="paragraph">
      <loext:graphic-properties draw:fill-color="#dee6ef"/>
      <style:paragraph-properties fo:text-align="center" style:writing-mode="lr-tb"/>
      <style:text-properties fo:color="#2a6099" fo:font-size="8pt"/>
    </style:style>
    <style:style style:name="P50" style:family="paragraph">
      <loext:graphic-properties draw:fill="hatch" draw:fill-color="#b7b3ca" draw:fill-hatch-name="Black_20_45_20_Degrees"/>
      <style:paragraph-properties fo:text-align="center" style:writing-mode="lr-tb"/>
      <style:text-properties fo:color="#800080" fo:font-size="9pt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4000" style:font-name="Liberation Mono1" fo:font-size="8pt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4000" style:font-name="Liberation Mono1" fo:font-size="8pt"/>
    </style:style>
    <style:style style:name="P53" style:family="paragraph">
      <loext:graphic-properties draw:fill-color="#ffffff"/>
      <style:paragraph-properties fo:text-align="center" style:writing-mode="lr-tb"/>
      <style:text-properties fo:color="#2a6099" fo:font-size="8pt"/>
    </style:style>
    <style:style style:name="P54" style:family="paragraph">
      <style:paragraph-properties fo:text-align="center" style:writing-mode="lr-tb"/>
      <style:text-properties fo:color="#ff4000" fo:font-size="8pt"/>
    </style:style>
    <style:style style:name="P55" style:family="paragraph">
      <loext:graphic-properties draw:fill-color="#ffd8ce"/>
      <style:paragraph-properties fo:text-align="center" style:writing-mode="lr-tb"/>
      <style:text-properties fo:color="#ff4000" fo:font-size="8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2a6099" fo:font-size="8pt"/>
    </style:style>
    <style:style style:name="P57" style:family="paragraph">
      <loext:graphic-properties draw:fill="solid" draw:fill-color="#ffffff" draw:opacity="100%"/>
      <style:paragraph-properties style:writing-mode="lr-tb"/>
      <style:text-properties fo:color="#000000" fo:font-size="10pt"/>
    </style:style>
    <style:style style:name="P58" style:family="paragraph">
      <loext:graphic-properties draw:fill="none"/>
      <style:paragraph-properties fo:text-align="center"/>
      <style:text-properties fo:color="#c9211e"/>
    </style:style>
    <style:style style:name="P59" style:family="paragraph">
      <loext:graphic-properties draw:fill="solid" draw:fill-color="#ffffff"/>
      <style:paragraph-properties fo:text-align="center"/>
      <style:text-properties fo:color="#c9211e"/>
    </style:style>
    <style:style style:name="P60" style:family="paragraph">
      <loext:graphic-properties draw:fill="solid" draw:fill-color="#ffffff"/>
      <style:paragraph-properties fo:text-align="start" style:writing-mode="lr-tb"/>
      <style:text-properties fo:color="#c9211e" fo:font-size="8pt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style:font-name="Liberation Mono1" fo:font-size="8pt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2a6099" style:font-name="Liberation Mono1" fo:font-size="8pt"/>
    </style:style>
    <style:style style:name="P63" style:family="paragraph">
      <style:paragraph-properties fo:margin-left="0cm" fo:margin-right="0cm" fo:margin-top="0cm" fo:margin-bottom="0cm" fo:line-height="100%" fo:text-align="start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800080" fo:font-size="8pt"/>
    </style:style>
    <style:style style:name="P65" style:family="paragraph">
      <loext:graphic-properties draw:fill-color="#ffffff"/>
      <style:paragraph-properties fo:text-align="center"/>
    </style:style>
    <style:style style:name="P66" style:family="paragraph">
      <style:paragraph-properties fo:text-align="center"/>
      <style:text-properties fo:color="#00a933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00a933" fo:font-size="8pt"/>
    </style:style>
    <style:style style:name="P68" style:family="paragraph">
      <style:paragraph-properties fo:text-align="start"/>
      <style:text-properties fo:color="#00a933"/>
    </style:style>
    <style:style style:name="P69" style:family="paragraph">
      <loext:graphic-properties draw:fill="none" draw:fill-color="#ffffff"/>
      <style:paragraph-properties fo:text-align="start" style:writing-mode="lr-tb"/>
      <style:text-properties fo:color="#00a933" fo:font-size="8pt"/>
    </style:style>
    <style:style style:name="P70" style:family="paragraph">
      <loext:graphic-properties draw:fill="none" draw:fill-color="#ffffff"/>
      <style:paragraph-properties fo:text-align="start" style:writing-mode="lr-tb"/>
      <style:text-properties fo:color="#2a6099" fo:font-size="8pt"/>
    </style:style>
    <style:style style:name="P71" style:family="paragraph">
      <loext:graphic-properties draw:fill="solid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000000" fo:font-size="10pt"/>
    </style:style>
    <style:style style:name="P72" style:family="paragraph">
      <loext:graphic-properties draw:fill="none" draw:fill-color="#ffffff"/>
      <style:paragraph-properties fo:text-align="center" style:writing-mode="lr-tb"/>
      <style:text-properties fo:color="#808080" fo:font-size="14pt"/>
    </style:style>
    <style:style style:name="P73" style:family="paragraph">
      <loext:graphic-properties draw:fill="solid" draw:fill-color="#ffffff" draw:opacity="89%"/>
      <style:paragraph-properties style:writing-mode="lr-tb"/>
      <style:text-properties fo:color="#000000" fo:font-size="7pt" style:font-size-asian="7pt" style:font-size-complex="7pt"/>
    </style:style>
    <style:style style:name="P74" style:family="paragraph">
      <loext:graphic-properties draw:fill="solid" draw:fill-color="#ffffff" draw:opacity="89%"/>
      <style:paragraph-properties style:writing-mode="lr-tb"/>
      <style:text-properties fo:color="#000000" fo:font-size="7pt"/>
    </style:style>
    <style:style style:name="P75" style:family="paragraph">
      <loext:graphic-properties draw:fill="solid" draw:fill-color="#ffffff" draw:opacity="89%"/>
      <style:paragraph-properties style:writing-mode="lr-tb"/>
      <style:text-properties fo:color="#000000" fo:font-size="8pt"/>
    </style:style>
    <style:style style:name="P76" style:family="paragraph">
      <loext:graphic-properties draw:fill="solid" draw:fill-color="#f58220"/>
      <style:paragraph-properties fo:text-align="center"/>
    </style:style>
    <style:style style:name="P77" style:family="paragraph">
      <style:paragraph-properties fo:text-align="center" style:writing-mode="lr-tb"/>
      <style:text-properties style:font-name="Ubuntu" fo:font-size="12pt" style:font-size-asian="12pt" style:font-size-complex="12pt"/>
    </style:style>
    <style:style style:name="P78" style:family="paragraph">
      <loext:graphic-properties draw:fill="solid" draw:fill-color="#e0c2cd"/>
      <style:paragraph-properties fo:text-align="center"/>
    </style:style>
    <style:style style:name="P79" style:family="paragraph">
      <loext:graphic-properties draw:fill="solid" draw:fill-color="#dde8cb"/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color="#2a6099" fo:font-size="9pt"/>
    </style:style>
    <style:style style:name="T5" style:family="text">
      <style:text-properties fo:font-size="12pt"/>
    </style:style>
    <style:style style:name="T6" style:family="text">
      <style:text-properties fo:color="#000000" fo:font-size="10pt" fo:font-weight="bold" style:font-weight-asian="bold" style:font-weight-complex="bold"/>
    </style:style>
    <style:style style:name="T7" style:family="text">
      <style:text-properties style:font-name="Liberation Mono1" fo:font-size="1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0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style:font-name="Liberation Mono1" fo:font-size="12pt"/>
    </style:style>
    <style:style style:name="T12" style:family="text">
      <style:text-properties fo:color="#808080" style:font-name="Liberation Mono1" fo:font-size="12pt"/>
    </style:style>
    <style:style style:name="T13" style:family="text">
      <style:text-properties style:font-name="Liberation Mono1" fo:font-size="10pt" style:font-size-asian="10pt" style:font-size-complex="10pt"/>
    </style:style>
    <style:style style:name="T14" style:family="text">
      <style:text-properties style:font-name="Liberation Mono1" fo:font-size="14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1" fo:font-size="10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Noto Sans CJK SC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color="#ff4000" fo:font-size="9pt"/>
    </style:style>
    <style:style style:name="T18" style:family="text">
      <style:text-properties fo:color="#800080" fo:font-size="9pt"/>
    </style:style>
    <style:style style:name="T19" style:family="text">
      <style:text-properties fo:color="#000000" fo:font-size="10pt" fo:font-style="italic" style:font-style-asian="italic" style:font-style-complex="italic"/>
    </style:style>
    <style:style style:name="T20" style:family="text">
      <style:text-properties fo:color="#ff0000" fo:font-size="9pt"/>
    </style:style>
    <style:style style:name="T21" style:family="text">
      <style:text-properties fo:color="#ff8000" fo:font-size="9pt"/>
    </style:style>
    <style:style style:name="T22" style:family="text">
      <style:text-properties fo:color="#ff8000" fo:font-size="10pt"/>
    </style:style>
    <style:style style:name="T23" style:family="text">
      <style:text-properties fo:color="#800080" fo:font-size="10pt"/>
    </style:style>
    <style:style style:name="T24" style:family="text">
      <style:text-properties fo:color="#00a933" fo:font-size="10pt"/>
    </style:style>
    <style:style style:name="T25" style:family="text">
      <style:text-properties fo:color="#000000" fo:font-size="9pt"/>
    </style:style>
    <style:style style:name="T26" style:family="text">
      <style:text-properties fo:color="#2a6099" fo:font-size="10pt"/>
    </style:style>
    <style:style style:name="T27" style:family="text">
      <style:text-properties fo:color="#000000" style:font-name="Liberation Mono1" fo:font-size="9pt" style:font-size-asian="9pt" style:font-size-complex="9pt"/>
    </style:style>
    <style:style style:name="T28" style:family="text">
      <style:text-properties fo:color="#800080" fo:font-size="8pt"/>
    </style:style>
    <style:style style:name="T29" style:family="text">
      <style:text-properties fo:color="#ff4000" style:font-name="Liberation Mono1" fo:font-size="9pt"/>
    </style:style>
    <style:style style:name="T30" style:family="text">
      <style:text-properties fo:font-size="12pt" style:text-underline-style="solid" style:text-underline-width="auto" style:text-underline-color="font-color"/>
    </style:style>
    <style:style style:name="T31" style:family="text">
      <style:text-properties fo:font-variant="normal" fo:text-transform="none" fo:color="#ff4000" style:text-outline="false" style:text-line-through-style="none" style:text-line-through-type="none" style:font-name="Liberation Mono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6099" fo:font-size="8pt"/>
    </style:style>
    <style:style style:name="T33" style:family="text">
      <style:text-properties fo:color="#ff4000" style:font-name="Liberation Mono1" fo:font-size="8pt"/>
    </style:style>
    <style:style style:name="T34" style:family="text">
      <style:text-properties fo:font-variant="normal" fo:text-transform="none" fo:color="#ff4000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4000" fo:font-size="8pt"/>
    </style:style>
    <style:style style:name="T36" style:family="text">
      <style:text-properties fo:color="#000000" style:font-name="Liberation Sans2" fo:font-size="10pt" style:font-size-asian="9pt" style:font-size-complex="9pt"/>
    </style:style>
    <style:style style:name="T37" style:family="text">
      <style:text-properties fo:color="#000000" style:font-name="Liberation Mono1" fo:font-size="10pt" style:font-size-asian="9pt" style:font-size-complex="9pt"/>
    </style:style>
    <style:style style:name="T38" style:family="text">
      <style:text-properties fo:color="#c9211e" fo:font-size="8pt"/>
    </style:style>
    <style:style style:name="T39" style:family="text">
      <style:text-properties fo:font-variant="normal" fo:text-transform="none" fo:color="#2a6099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6099" style:font-name="Liberation Mono1" fo:font-size="8pt"/>
    </style:style>
    <style:style style:name="T41" style:family="text">
      <style:text-properties fo:font-variant="normal" fo:text-transform="none" fo:color="#80008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0000" fo:font-size="10pt"/>
    </style:style>
    <style:style style:name="T43" style:family="text">
      <style:text-properties fo:font-variant="normal" fo:text-transform="none" fo:color="#00a933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Mono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font-name="Liberation Mono1" fo:font-size="8pt" style:font-size-asian="8pt" style:font-size-complex="8pt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52" style:family="text">
      <style:text-properties fo:color="#808080" fo:font-size="14pt"/>
    </style:style>
    <style:style style:name="T53" style:family="text">
      <style:text-properties fo:color="#ff0000" style:font-name="Liberation Mono1" fo:font-size="8pt" fo:font-weight="bold" style:font-size-asian="8pt" style:font-weight-asian="bold" style:font-size-complex="8pt" style:font-weight-complex="bold"/>
    </style:style>
    <style:style style:name="T54" style:family="text">
      <style:text-properties fo:color="#000000" style:font-name="Liberation Mono1" fo:font-size="8pt" fo:font-weight="normal" style:font-size-asian="8pt" style:font-weight-asian="normal" style:font-size-complex="8pt" style:font-weight-complex="normal"/>
    </style:style>
    <style:style style:name="T55" style:family="text">
      <style:text-properties fo:color="#000000" style:font-name="Liberation Mono1" fo:font-size="7pt" style:font-size-asian="7pt" style:font-size-complex="7pt"/>
    </style:style>
    <style:style style:name="T56" style:family="text">
      <style:text-properties fo:color="#000000" style:font-name="Liberation Mono1" fo:font-size="7pt" style:font-size-asian="8pt" style:font-size-complex="8pt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Liberation Mono1" fo:font-size="7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0000" style:font-name="Liberation Mono1" fo:font-size="7pt" fo:font-weight="bold" style:font-size-asian="8pt" style:font-weight-asian="bold" style:font-size-complex="8pt" style:font-weight-complex="bold"/>
    </style:style>
    <style:style style:name="T59" style:family="text">
      <style:text-properties fo:color="#00a933" style:font-name="Liberation Mono1" fo:font-size="7pt" fo:font-weight="bold" style:font-size-asian="8pt" style:font-weight-asian="bold" style:font-size-complex="8pt" style:font-weight-complex="bold"/>
    </style:style>
    <style:style style:name="T60" style:family="text">
      <style:text-properties fo:color="#2a6099" style:font-name="Liberation Mono1" fo:font-size="7pt" fo:font-weight="bold" style:font-size-asian="8pt" style:font-weight-asian="bold" style:font-size-complex="8pt" style:font-weight-complex="bold"/>
    </style:style>
    <style:style style:name="T61" style:family="text">
      <style:text-properties style:font-name="Ubuntu" fo:font-size="12pt" style:font-size-asian="12pt" style:font-size-complex="12pt"/>
    </style:style>
    <style:style style:name="T62" style:family="text">
      <style:text-properties fo:color="#ff4000" fo:font-size="10pt"/>
    </style:style>
    <style:style style:name="T63" style:family="text">
      <style:text-properties fo:font-variant="normal" fo:text-transform="none" fo:color="#ff0000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4000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4000" style:font-name="Liberation Mono1" fo:font-size="8pt" style:font-size-asian="8pt" style:font-size-complex="8pt"/>
    </style:style>
    <style:style style:name="T66" style:family="text">
      <style:text-properties fo:font-variant="normal" fo:text-transform="none" fo:color="#00a933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2.574cm" svg:x="3.175cm" svg:y="10.795cm">
          <draw:text-box>
            <text:p><text:span text:style-name="T1">The basic </text:span><text:span text:style-name="T1">XML </text:span><text:span text:style-name="T1">document </text:span><text:span text:style-name="T1">model </text:span><text:span text:style-name="T1">consists of </text:span><text:span text:style-name="T1">a tree of </text:span><text:span text:style-name="T1">Elements </text:span><text:span text:style-name="T1">where each </text:span><text:span text:style-name="T1">Element </text:span><text:span text:style-name="T1">may have </text:span><text:span text:style-name="T1">attributes </text:span><text:span text:style-name="T1">which have </text:span><text:span text:style-name="T1">a value, and </text:span><text:span text:style-name="T1">child </text:span><text:span text:style-name="T1">elements </text:span><text:span text:style-name="T1">which may </text:span><text:span text:style-name="T1">be content </text:span><text:span text:style-name="T1">or other </text:span><text:span text:style-name="T1">elements. <text:s/></text:span><text:span text:style-name="T1">Parent/child </text:span><text:span text:style-name="T1">relationships </text:span><text:span text:style-name="T1">are implicit, </text:span><text:span text:style-name="T1">other </text:span><text:span text:style-name="T1">references </text:span><text:span text:style-name="T1">between </text:span><text:span text:style-name="T1">elements </text:span><text:span text:style-name="T1">may use </text:span><text:span text:style-name="T1">special ID </text:span><text:span text:style-name="T1">and IDREF </text:span><text:span text:style-name="T1">attributes.</text:span></text:p>
          </draw:text-box>
        </draw:frame>
        <draw:custom-shape draw:style-name="gr2" draw:text-style-name="P2" draw:layer="layout" svg:width="2.54cm" svg:height="1.27cm" svg:x="3.175cm" svg:y="3.81cm">
          <text:p text:style-name="P2"><text:span text:style-name="T2">E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525cm" svg:y="3.175cm">
          <text:p text:style-name="P2"><text:span text:style-name="T2">E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525cm" svg:y="9.017cm">
          <text:p text:style-name="P2"><text:span text:style-name="T2">E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0.508cm" svg:x="9.525cm" svg:y="1.905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0.508cm" svg:x="14.605cm" svg:y="3.556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0.508cm" svg:x="9.525cm" svg:y="7.747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0.635cm" svg:x="5.715cm" svg:y="5.715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4.445cm" svg:y1="5.08cm" svg:x2="4.445cm" svg:y2="6.096cm">
          <text:p/>
        </draw:line>
        <draw:line draw:style-name="gr6" draw:text-style-name="P4" draw:layer="layout" svg:x1="4.445cm" svg:y1="6.096cm" svg:x2="5.715cm" svg:y2="6.096cm">
          <text:p/>
        </draw:line>
        <draw:custom-shape draw:style-name="gr4" draw:text-style-name="P3" draw:layer="layout" svg:width="2.54cm" svg:height="0.635cm" svg:x="5.715cm" svg:y="6.985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4.064cm" svg:y1="5.08cm" svg:x2="4.064cm" svg:y2="7.366cm">
          <text:p/>
        </draw:line>
        <draw:line draw:style-name="gr6" draw:text-style-name="P4" draw:layer="layout" svg:x1="4.064cm" svg:y1="7.366cm" svg:x2="5.715cm" svg:y2="7.366cm">
          <text:p/>
        </draw:line>
        <draw:frame draw:style-name="gr7" draw:text-style-name="P6" draw:layer="layout" svg:width="1.27cm" svg:height="0.569cm" svg:x="4.064cm" svg:y="7.366cm">
          <draw:text-box>
            <text:p text:style-name="P5"><text:span text:style-name="T3">attr2</text:span></text:p>
          </draw:text-box>
        </draw:frame>
        <draw:frame draw:style-name="gr7" draw:text-style-name="P6" draw:layer="layout" svg:width="1.27cm" svg:height="0.569cm" svg:x="4.064cm" svg:y="6.096cm">
          <draw:text-box>
            <text:p text:style-name="P5"><text:span text:style-name="T3">attr1</text:span></text:p>
          </draw:text-box>
        </draw:frame>
        <draw:custom-shape draw:style-name="gr8" draw:text-style-name="P3" draw:layer="layout" svg:width="2.54cm" svg:height="0.508cm" svg:x="12.065cm" svg:y="5.207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795cm" svg:y1="4.445cm" svg:x2="10.795cm" svg:y2="5.461cm">
          <text:p/>
        </draw:line>
        <draw:line draw:style-name="gr6" draw:text-style-name="P4" draw:layer="layout" svg:x1="10.795cm" svg:y1="5.461cm" svg:x2="12.065cm" svg:y2="5.461cm">
          <text:p/>
        </draw:line>
        <draw:custom-shape draw:style-name="gr8" draw:text-style-name="P3" draw:layer="layout" svg:width="2.54cm" svg:height="0.508cm" svg:x="12.065cm" svg:y="6.477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414cm" svg:y1="4.445cm" svg:x2="10.414cm" svg:y2="6.731cm">
          <text:p/>
        </draw:line>
        <draw:line draw:style-name="gr6" draw:text-style-name="P4" draw:layer="layout" svg:x1="10.414cm" svg:y1="6.731cm" svg:x2="12.065cm" svg:y2="6.731cm">
          <text:p/>
        </draw:line>
        <draw:frame draw:style-name="gr7" draw:text-style-name="P6" draw:layer="layout" svg:width="1.27cm" svg:height="0.569cm" svg:x="10.414cm" svg:y="6.731cm">
          <draw:text-box>
            <text:p text:style-name="P5"><text:span text:style-name="T3">attr1</text:span></text:p>
          </draw:text-box>
        </draw:frame>
        <draw:frame draw:style-name="gr7" draw:text-style-name="P6" draw:layer="layout" svg:width="1.27cm" svg:height="0.569cm" svg:x="10.414cm" svg:y="5.461cm">
          <draw:text-box>
            <text:p text:style-name="P5"><text:span text:style-name="T3">attr1</text:span></text:p>
          </draw:text-box>
        </draw:frame>
        <draw:line draw:style-name="gr9" draw:text-style-name="P4" draw:layer="layout" svg:x1="12.065cm" svg:y1="3.81cm" svg:x2="14.605cm" svg:y2="3.81cm">
          <text:p/>
        </draw:line>
        <draw:line draw:style-name="gr10" draw:text-style-name="P4" draw:layer="layout" svg:x1="5.715cm" svg:y1="4.445cm" svg:x2="8.89cm" svg:y2="4.445cm">
          <text:p/>
        </draw:line>
        <draw:line draw:style-name="gr9" draw:text-style-name="P4" draw:layer="layout" svg:x1="8.89cm" svg:y1="2.159cm" svg:x2="9.525cm" svg:y2="2.159cm">
          <text:p/>
        </draw:line>
        <draw:line draw:style-name="gr9" draw:text-style-name="P4" draw:layer="layout" svg:x1="8.89cm" svg:y1="3.81cm" svg:x2="9.525cm" svg:y2="3.81cm">
          <text:p/>
        </draw:line>
        <draw:line draw:style-name="gr9" draw:text-style-name="P4" draw:layer="layout" svg:x1="8.89cm" svg:y1="8.001cm" svg:x2="9.525cm" svg:y2="8.001cm">
          <text:p/>
        </draw:line>
        <draw:line draw:style-name="gr9" draw:text-style-name="P4" draw:layer="layout" svg:x1="8.89cm" svg:y1="9.652cm" svg:x2="9.525cm" svg:y2="9.652cm">
          <text:p/>
        </draw:line>
        <draw:line draw:style-name="gr10" draw:text-style-name="P4" draw:layer="layout" svg:x1="8.89cm" svg:y1="2.159cm" svg:x2="8.89cm" svg:y2="9.652cm">
          <text:p/>
        </draw:line>
      </draw:page>
      <draw:page draw:name="page2" draw:style-name="dp1" draw:master-page-name="Default">
        <draw:line draw:style-name="gr6" draw:text-style-name="P4" draw:layer="layout" svg:x1="6.985cm" svg:y1="3.81cm" svg:x2="13.335cm" svg:y2="3.81cm">
          <text:p/>
        </draw:line>
        <draw:frame draw:style-name="gr7" draw:text-style-name="P6" draw:layer="layout" svg:width="3.81cm" svg:height="0.569cm" svg:x="8.255cm" svg:y="3.81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3.17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27cm" svg:x="13.335cm" svg:y="3.17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.985cm" svg:y1="5.715cm" svg:x2="13.335cm" svg:y2="5.715cm">
          <text:p/>
        </draw:line>
        <draw:frame draw:style-name="gr7" draw:text-style-name="P6" draw:layer="layout" svg:width="3.81cm" svg:height="0.569cm" svg:x="8.255cm" svg:y="5.715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5.08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2.54cm" svg:height="1.016cm" svg:x="13.335cm" svg:y="5.207cm">
          <text:p text:style-name="P7"><text:span text:style-name="T4">Literal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81cm" svg:height="0.762cm" svg:x="4.445cm" svg:y="1.905cm">
          <draw:text-box>
            <text:p><text:span text:style-name="T5">( Subject,</text:span></text:p>
          </draw:text-box>
        </draw:frame>
        <draw:frame draw:style-name="gr13" draw:text-style-name="P10" draw:layer="layout" svg:width="3.81cm" svg:height="0.762cm" svg:x="8.255cm" svg:y="1.905cm">
          <draw:text-box>
            <text:p text:style-name="P5"><text:span text:style-name="T5">Predicate,</text:span></text:p>
          </draw:text-box>
        </draw:frame>
        <draw:frame draw:style-name="gr13" draw:text-style-name="P9" draw:layer="layout" svg:width="3.81cm" svg:height="0.762cm" svg:x="12.065cm" svg:y="1.905cm">
          <draw:text-box>
            <text:p text:style-name="P11"><text:span text:style-name="T5">Object )</text:span></text:p>
          </draw:text-box>
        </draw:frame>
        <draw:line draw:style-name="gr6" draw:text-style-name="P4" draw:layer="layout" svg:x1="6.985cm" svg:y1="7.62cm" svg:x2="12.7cm" svg:y2="7.62cm">
          <text:p/>
        </draw:line>
        <draw:frame draw:style-name="gr7" draw:text-style-name="P6" draw:layer="layout" svg:width="3.81cm" svg:height="0.569cm" svg:x="8.255cm" svg:y="7.62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6.98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54cm" svg:height="0.762cm" svg:x="12.7cm" svg:y="7.239cm">
          <text:p text:style-name="P7"><text:span text:style-name="T4">Literal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985cm" svg:y1="9.525cm" svg:x2="12.7cm" svg:y2="9.525cm">
          <text:p/>
        </draw:line>
        <draw:frame draw:style-name="gr7" draw:text-style-name="P6" draw:layer="layout" svg:width="3.81cm" svg:height="0.569cm" svg:x="8.255cm" svg:y="9.525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8.89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54cm" svg:height="0.762cm" svg:x="12.7cm" svg:y="9.144cm">
          <text:p text:style-name="P7"><text:span text:style-name="T4">Literal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905cm" svg:height="0.762cm" svg:x="15.24cm" svg:y="7.239cm">
          <text:p text:style-name="P7"><text:span text:style-name="T4">langu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905cm" svg:height="0.762cm" svg:x="15.24cm" svg:y="9.144cm">
          <text:p text:style-name="P7"><text:span text:style-name="T4">datatype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3.97cm" svg:height="2.649cm" svg:x="3.175cm" svg:y="10.795cm">
          <draw:text-box>
            <text:p><text:span text:style-name="T1">The basic </text:span><text:span text:style-name="T1">RDF graph </text:span><text:span text:style-name="T1">model </text:span><text:span text:style-name="T1">consists of </text:span><text:span text:style-name="T1">a set of </text:span><text:span text:style-name="T1">(subject, </text:span><text:span text:style-name="T1">predicate, </text:span><text:span text:style-name="T1">object) </text:span><text:span text:style-name="T1">statements. <text:s/></text:span><text:span text:style-name="T1">The subject </text:span><text:span text:style-name="T1">and </text:span><text:span text:style-name="T1">predicates </text:span><text:span text:style-name="T1">are IRIs, the </text:span><text:span text:style-name="T1">object may </text:span><text:span text:style-name="T1">be another </text:span><text:span text:style-name="T1">node or a </text:span><text:span text:style-name="T1">literal. <text:s/></text:span><text:span text:style-name="T1">Literals may </text:span><text:span text:style-name="T1">have a </text:span><text:span text:style-name="T1">language or </text:span><text:span text:style-name="T1">datatype </text:span><text:span text:style-name="T1">(XSD </text:span><text:span text:style-name="T1">Datatype).</text:span></text:p>
            <text:p><text:span text:style-name="T1"/></text:p>
            <text:p><text:span text:style-name="T1">Subject and </text:span><text:span text:style-name="T1">object IRIs </text:span><text:span text:style-name="T1">may be </text:span><text:span text:style-name="T1">globally </text:span><text:span text:style-name="T1">unique (good </text:span><text:span text:style-name="T1">for sharing) </text:span><text:span text:style-name="T1">or “blank” </text:span><text:span text:style-name="T1">(unique only </text:span><text:span text:style-name="T1">within a </text:span><text:span text:style-name="T1">graph). <text:s/></text:span><text:span text:style-name="T6">IRIs </text:span><text:span text:style-name="T6">do not have </text:span><text:span text:style-name="T6">encoded </text:span><text:span text:style-name="T6">content - </text:span><text:span text:style-name="T6">things, not </text:span><text:span text:style-name="T6">strings.</text:span></text:p>
          </draw:text-box>
        </draw:frame>
      </draw:page>
      <draw:page draw:name="page3" draw:style-name="dp1" draw:master-page-name="Default">
        <draw:frame draw:style-name="gr17" draw:text-style-name="P12" draw:layer="layout" svg:width="16.51cm" svg:height="0.889cm" svg:x="1.905cm" svg:y="1.905cm">
          <draw:text-box>
            <text:p text:style-name="P5"><text:span text:style-name="T7">http://</text:span><text:span text:style-name="T7">www.w3.</text:span><text:span text:style-name="T7">org/</text:span><text:span text:style-name="T7">2001/</text:span><text:span text:style-name="T7">XMLSche</text:span><text:span text:style-name="T7">ma#floa</text:span><text:span text:style-name="T7">t</text:span></text:p>
          </draw:text-box>
        </draw:frame>
        <draw:frame draw:style-name="gr18" draw:text-style-name="P14" draw:layer="layout" svg:width="13.97cm" svg:height="3.81cm" svg:x="3.175cm" svg:y="8.255cm">
          <draw:text-box>
            <text:p text:style-name="P13"><text:span text:style-name="T8">An IRI is an </text:span><text:span text:style-name="T8">internationali</text:span><text:span text:style-name="T8">zed URI </text:span><text:span text:style-name="T8">which often </text:span><text:span text:style-name="T8">looks like a </text:span><text:span text:style-name="T8">URL. <text:s/>It </text:span><text:span text:style-name="T8">starts with a </text:span><text:span text:style-name="T9">scheme</text:span><text:span text:style-name="T8"> and </text:span><text:span text:style-name="T8">is followed </text:span><text:span text:style-name="T8">by a bunch </text:span><text:span text:style-name="T8">of content </text:span><text:span text:style-name="T8">with syntax </text:span><text:span text:style-name="T8">that is </text:span><text:span text:style-name="T8">specified by </text:span><text:span text:style-name="T8">the scheme. </text:span><text:span text:style-name="T8"><text:s/>For RDF </text:span><text:span text:style-name="T8">content that </text:span><text:span text:style-name="T8">is intended </text:span><text:span text:style-name="T8">to be shared </text:span><text:span text:style-name="T8">via the </text:span><text:span text:style-name="T8">Semantic </text:span><text:span text:style-name="T8">Web, the </text:span><text:span text:style-name="T8">scheme is </text:span><text:span text:style-name="T8">often </text:span><text:span text:style-name="T9">http</text:span><text:span text:style-name="T8"> or </text:span><text:span text:style-name="T9">https</text:span><text:span text:style-name="T10">.</text:span></text:p>
            <text:p text:style-name="P13"><text:span text:style-name="T10"/></text:p>
            <text:p text:style-name="P13"><text:span text:style-name="T10">Content </text:span><text:span text:style-name="T10">negotiation </text:span><text:span text:style-name="T10">is used to </text:span><text:span text:style-name="T10">determine </text:span><text:span text:style-name="T10">what </text:span><text:span text:style-name="T10">serialization </text:span><text:span text:style-name="T10">syntax is </text:span><text:span text:style-name="T10">acceptable </text:span><text:span text:style-name="T10">to the client </text:span><text:span text:style-name="T10">and </text:span><text:span text:style-name="T10">available </text:span><text:span text:style-name="T10">from the </text:span><text:span text:style-name="T10">server.</text:span></text:p>
          </draw:text-box>
        </draw:frame>
      </draw:page>
      <draw:page draw:name="page4" draw:style-name="dp1" draw:master-page-name="Default">
        <draw:frame draw:style-name="gr17" draw:text-style-name="P15" draw:layer="layout" svg:width="16.51cm" svg:height="0.889cm" svg:x="1.905cm" svg:y="1.905cm">
          <draw:text-box>
            <text:p text:style-name="P5"><text:span text:style-name="T11">http://</text:span><text:span text:style-name="T11">www.w3.</text:span><text:span text:style-name="T11">org/</text:span><text:span text:style-name="T11">2001/</text:span><text:span text:style-name="T11">XMLSche</text:span><text:span text:style-name="T11">ma#floa</text:span><text:span text:style-name="T11">t</text:span></text:p>
          </draw:text-box>
        </draw:frame>
        <draw:frame draw:style-name="gr17" draw:text-style-name="P12" draw:layer="layout" svg:width="16.51cm" svg:height="0.889cm" svg:x="1.905cm" svg:y="3.81cm">
          <draw:text-box>
            <text:p text:style-name="P5"><text:span text:style-name="T7">&lt;http:/</text:span><text:span text:style-name="T7">/</text:span><text:span text:style-name="T7">www.w3.</text:span><text:span text:style-name="T7">org/</text:span><text:span text:style-name="T7">2001/</text:span><text:span text:style-name="T7">XMLSche</text:span><text:span text:style-name="T7">ma#floa</text:span><text:span text:style-name="T7">t&gt;</text:span></text:p>
          </draw:text-box>
        </draw:frame>
        <draw:frame draw:style-name="gr19" draw:text-style-name="P14" draw:layer="layout" svg:width="13.97cm" svg:height="3.81cm" svg:x="3.175cm" svg:y="8.255cm">
          <draw:text-box>
            <text:p text:style-name="P13"><text:span text:style-name="T8">Depending </text:span><text:span text:style-name="T8">on the </text:span><text:span text:style-name="T8">serialization, </text:span><text:span text:style-name="T8">the IRI is </text:span><text:span text:style-name="T8">enclosed in </text:span><text:span text:style-name="T8">angle </text:span><text:span text:style-name="T8">brackets. <text:s/>In </text:span><text:span text:style-name="T8">RDF/XML </text:span><text:span text:style-name="T8">the IRI </text:span><text:span text:style-name="T8">might be an </text:span><text:span text:style-name="T8">attribute </text:span><text:span text:style-name="T8">value, so it </text:span><text:span text:style-name="T8">is simply </text:span><text:span text:style-name="T8">enclosed in </text:span><text:span text:style-name="T8">quotes.</text:span></text:p>
          </draw:text-box>
        </draw:frame>
      </draw:page>
      <draw:page draw:name="page5" draw:style-name="dp1" draw:master-page-name="Default">
        <draw:frame draw:style-name="gr17" draw:text-style-name="P16" draw:layer="layout" svg:width="16.51cm" svg:height="0.889cm" svg:x="1.905cm" svg:y="1.905cm">
          <draw:text-box>
            <text:p text:style-name="P5"><text:span text:style-name="T12">http://</text:span><text:span text:style-name="T12">www.w3.</text:span><text:span text:style-name="T12">org/</text:span><text:span text:style-name="T12">2001/</text:span><text:span text:style-name="T12">XMLSche</text:span><text:span text:style-name="T12">ma#floa</text:span><text:span text:style-name="T12">t</text:span></text:p>
          </draw:text-box>
        </draw:frame>
        <draw:frame draw:style-name="gr17" draw:text-style-name="P16" draw:layer="layout" svg:width="16.51cm" svg:height="0.889cm" svg:x="1.905cm" svg:y="3.835cm">
          <draw:text-box>
            <text:p text:style-name="P5"><text:span text:style-name="T12">&lt;http:/</text:span><text:span text:style-name="T12">/</text:span><text:span text:style-name="T12">www.w3.</text:span><text:span text:style-name="T12">org/</text:span><text:span text:style-name="T12">2001/</text:span><text:span text:style-name="T12">XMLSche</text:span><text:span text:style-name="T12">ma#floa</text:span><text:span text:style-name="T12">t&gt;</text:span></text:p>
          </draw:text-box>
        </draw:frame>
        <draw:frame draw:style-name="gr20" draw:text-style-name="P17" draw:layer="layout" svg:width="13.97cm" svg:height="1.767cm" svg:x="3.175cm" svg:y="5.715cm">
          <draw:text-box>
            <text:p text:style-name="P5"><text:span text:style-name="T13">PREFIX </text:span><text:span text:style-name="T13">xsd: </text:span><text:span text:style-name="T13">&lt;http://w</text:span><text:span text:style-name="T13">ww.w3.org</text:span><text:span text:style-name="T13">/2001/XML</text:span><text:span text:style-name="T13">Schema#&gt; </text:span><text:span text:style-name="T13">.</text:span></text:p>
            <text:p text:style-name="P5"><text:span text:style-name="T14"/></text:p>
            <text:p text:style-name="P5"><text:span text:style-name="T14">xsd:fl</text:span><text:span text:style-name="T14">oat</text:span></text:p>
          </draw:text-box>
        </draw:frame>
        <draw:frame draw:style-name="gr21" draw:text-style-name="P14" draw:layer="layout" svg:width="13.97cm" svg:height="5.817cm" svg:x="3.175cm" svg:y="8.255cm">
          <draw:text-box>
            <text:p text:style-name="P13"><text:span text:style-name="T8">On of the </text:span><text:span text:style-name="T8">more </text:span><text:span text:style-name="T8">common </text:span><text:span text:style-name="T8">serialization </text:span><text:span text:style-name="T8">formats </text:span><text:span text:style-name="T8">called </text:span><text:span text:style-name="T9">Turtle</text:span><text:span text:style-name="T8"> </text:span><text:span text:style-name="T8">is designed </text:span><text:span text:style-name="T8">to be easily </text:span><text:span text:style-name="T8">exchanged </text:span><text:span text:style-name="T8">between </text:span><text:span text:style-name="T8">users in </text:span><text:span text:style-name="T8">chat rooms </text:span><text:span text:style-name="T8">and email so </text:span><text:span text:style-name="T8">there is a </text:span><text:span text:style-name="T8">mechanism </text:span><text:span text:style-name="T8">to provide a </text:span><text:span text:style-name="T8">prefix </text:span><text:span text:style-name="T8">shortcut and </text:span><text:span text:style-name="T8">drop the </text:span><text:span text:style-name="T8">angle </text:span><text:span text:style-name="T8">brackets. <text:s/></text:span><text:span text:style-name="T8">There are </text:span><text:span text:style-name="T8">also syntax </text:span><text:span text:style-name="T8">shortcuts for </text:span><text:span text:style-name="T8">blank </text:span><text:span text:style-name="T8">nodes…</text:span></text:p>
            <text:p text:style-name="P13"><text:span text:style-name="T8"/></text:p>
            <text:p text:style-name="P13"><text:span text:style-name="T15">ex:a </text:span><text:span text:style-name="T15">ex:likes </text:span><text:span text:style-name="T15">[ a </text:span><text:span text:style-name="T15">ex:Car ] </text:span><text:span text:style-name="T15">.</text:span></text:p>
            <text:p text:style-name="P13"><text:span text:style-name="T15"/></text:p>
            <text:p text:style-name="P13"><text:span text:style-name="T8">...repeating </text:span><text:span text:style-name="T8">elements…</text:span></text:p>
            <text:p text:style-name="P13"><text:span text:style-name="T8"/></text:p>
            <text:p text:style-name="P13"><text:span text:style-name="T15">ex:a </text:span><text:span text:style-name="T15">ex:hasChi</text:span><text:span text:style-name="T15">ld ex:b, </text:span><text:span text:style-name="T15">ex:c, </text:span><text:span text:style-name="T15">ex:d .</text:span></text:p>
            <text:p text:style-name="P13"><text:span text:style-name="T8"/></text:p>
            <text:p text:style-name="P13"><text:span text:style-name="T8">...and lists:</text:span></text:p>
            <text:p text:style-name="P13"><text:span text:style-name="T8"/></text:p>
            <text:p text:style-name="P13"><text:span text:style-name="T15">ex:a </text:span><text:span text:style-name="T15">ex:contac</text:span><text:span text:style-name="T15">ts ( ex:b </text:span><text:span text:style-name="T15">ex:c ex:d </text:span><text:span text:style-name="T15">) .</text:span></text:p>
          </draw:text-box>
        </draw:frame>
      </draw:page>
      <draw:page draw:name="page6" draw:style-name="dp1" draw:master-page-name="Default">
        <draw:frame draw:style-name="gr17" draw:text-style-name="P16" draw:layer="layout" svg:width="16.51cm" svg:height="0.889cm" svg:x="1.905cm" svg:y="1.916cm">
          <draw:text-box>
            <text:p text:style-name="P5"><text:span text:style-name="T12">&lt;http:/</text:span><text:span text:style-name="T12">/</text:span><text:span text:style-name="T12">data.as</text:span><text:span text:style-name="T12">hrae.or</text:span><text:span text:style-name="T12">g/</text:span><text:span text:style-name="T12">bacnet/</text:span><text:span text:style-name="T12">2020#pr</text:span><text:span text:style-name="T12">esent-</text:span><text:span text:style-name="T12">value&gt;</text:span></text:p>
          </draw:text-box>
        </draw:frame>
        <draw:frame draw:style-name="gr20" draw:text-style-name="P17" draw:layer="layout" svg:width="13.97cm" svg:height="1.767cm" svg:x="3.175cm" svg:y="4.456cm">
          <draw:text-box>
            <text:p text:style-name="P5"><text:span text:style-name="T13">PREFIX </text:span><text:span text:style-name="T13">bacnet: </text:span><text:span text:style-name="T13">&lt;http://d</text:span><text:span text:style-name="T13">ata.ashra</text:span><text:span text:style-name="T13">e.org/bac</text:span><text:span text:style-name="T13">net/2020#</text:span><text:span text:style-name="T13">&gt; .</text:span></text:p>
            <text:p text:style-name="P5"><text:span text:style-name="T14"/></text:p>
            <text:p text:style-name="P5"><text:span text:style-name="T14">bacnet</text:span><text:span text:style-name="T14">:prese</text:span><text:span text:style-name="T14">nt-</text:span><text:span text:style-name="T14">value</text:span></text:p>
          </draw:text-box>
        </draw:frame>
        <draw:frame draw:style-name="gr22" draw:text-style-name="P14" draw:layer="layout" svg:width="13.97cm" svg:height="4.444cm" svg:x="3.175cm" svg:y="8.256cm">
          <draw:text-box>
            <text:p text:style-name="P13"><text:span text:style-name="T8">I’m </text:span><text:span text:style-name="T8">assuming </text:span><text:span text:style-name="T8">that this IRI </text:span><text:span text:style-name="T8">is available </text:span><text:span text:style-name="T8">to use.</text:span></text:p>
            <text:p text:style-name="P13"><text:span text:style-name="T8"/></text:p>
            <text:list text:style-name="L1">
              <text:list-item>
                <text:p text:style-name="P13"><text:span text:style-name="T16">UpperC</text:span><text:span text:style-name="T16">amelCa</text:span><text:span text:style-name="T16">se</text:span><text:span text:style-name="T8"> for </text:span><text:span text:style-name="T8">class </text:span><text:span text:style-name="T8">names </text:span><text:span text:style-name="T8">and </text:span><text:span text:style-name="T8">special </text:span><text:span text:style-name="T8">“named </text:span><text:span text:style-name="T8">individua</text:span><text:span text:style-name="T8">ls”</text:span><text:span text:style-name="T8"><text:line-break/></text:span><text:span text:style-name="T8"/></text:p>
              </text:list-item>
              <text:list-item>
                <text:p text:style-name="P13"><text:span text:style-name="T16">camelC</text:span><text:span text:style-name="T16">ase</text:span><text:span text:style-name="T8"> for </text:span><text:span text:style-name="T8">RDF </text:span><text:span text:style-name="T8">predicat</text:span><text:span text:style-name="T8">e names </text:span><text:span text:style-name="T8">that are </text:span><text:span text:style-name="T8">implicit </text:span><text:span text:style-name="T8">in other </text:span><text:span text:style-name="T8">serializa</text:span><text:span text:style-name="T8">tions</text:span><text:span text:style-name="T8"><text:line-break/></text:span><text:span text:style-name="T8"/></text:p>
              </text:list-item>
              <text:list-item>
                <text:p text:style-name="P13"><text:span text:style-name="T16">Pascal_</text:span><text:span text:style-name="T16">Snake_</text:span><text:span text:style-name="T16">Case</text:span><text:span text:style-name="T8"> </text:span><text:span text:style-name="T8">where it </text:span><text:span text:style-name="T8">is used </text:span><text:span text:style-name="T8">in the </text:span><text:span text:style-name="T8">standard</text:span><text:span text:style-name="T8"><text:line-break/></text:span><text:span text:style-name="T8"/></text:p>
              </text:list-item>
              <text:list-item>
                <text:p text:style-name="P13"><text:span text:style-name="T16">spinal-</text:span><text:span text:style-name="T16">case</text:span><text:span text:style-name="T8"> to </text:span><text:span text:style-name="T8">match </text:span><text:span text:style-name="T8">ASN.1 </text:span><text:span text:style-name="T8">names</text:span></text:p>
              </text:list-item>
            </text:list>
          </draw:text-box>
        </draw:frame>
      </draw:page>
      <draw:page draw:name="page7" draw:style-name="dp1" draw:master-page-name="Default">
        <draw:line draw:style-name="gr23" draw:text-style-name="P4" draw:layer="layout" svg:x1="5.715cm" svg:y1="4.191cm" svg:x2="8.89cm" svg:y2="2.794cm">
          <text:p/>
        </draw:line>
        <draw:custom-shape draw:style-name="gr24" draw:text-style-name="P8" draw:layer="layout" svg:width="1.27cm" svg:height="1.27cm" svg:x="6.985cm" svg:y="5.08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1.27cm" svg:x="8.89cm" svg:y="1.90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" draw:layer="layout" svg:width="13.97cm" svg:height="3.81cm" svg:x="3.175cm" svg:y="9.525cm">
          <draw:text-box>
            <text:p><text:span text:style-name="T1">Nodes are </text:span><text:span text:style-name="T1">“in” a graph </text:span><text:span text:style-name="T1">in the </text:span><text:span text:style-name="T1">context of a </text:span><text:span text:style-name="T1">statement, </text:span><text:span text:style-name="T1">and do not </text:span><text:span text:style-name="T1">belong to </text:span><text:span text:style-name="T1">any specific </text:span><text:span text:style-name="T1">graph (with </text:span><text:span text:style-name="T1">the </text:span><text:span text:style-name="T1">exception of </text:span><text:span text:style-name="T1">“blank </text:span><text:span text:style-name="T1">nodes”). <text:s/></text:span><text:span text:style-name="T1">Where the </text:span><text:span text:style-name="T1">IRI for a </text:span><text:span text:style-name="T1">node is a </text:span><text:span text:style-name="T1">shared </text:span><text:span text:style-name="T1">identifier for </text:span><text:span text:style-name="T1">a specific </text:span><text:span text:style-name="T1">concept, it </text:span><text:span text:style-name="T1">is typically </text:span><text:span text:style-name="T1">“defined” in </text:span><text:span text:style-name="T1">a specific </text:span><text:span text:style-name="T1">graph </text:span><text:span text:style-name="T1">(vocabulary, </text:span><text:span text:style-name="T1">taxonomy, </text:span><text:span text:style-name="T1">ontology) </text:span><text:span text:style-name="T1">using other </text:span><text:span text:style-name="T1">shared </text:span><text:span text:style-name="T1">concept </text:span><text:span text:style-name="T1">identifiers.</text:span></text:p>
            <text:p><text:span text:style-name="T1"/></text:p>
            <text:p><text:span text:style-name="T1">RDF </text:span><text:span text:style-name="T1">contains </text:span><text:span text:style-name="T1">core </text:span><text:span text:style-name="T1">definitions, </text:span><text:span text:style-name="T1">RDFS </text:span><text:span text:style-name="T1">contains </text:span><text:span text:style-name="T1">higher layer </text:span><text:span text:style-name="T1">concepts </text:span><text:span text:style-name="T1">like Class </text:span><text:span text:style-name="T1">(set) </text:span><text:span text:style-name="T1">subClassOf </text:span><text:span text:style-name="T1">(membershi</text:span><text:span text:style-name="T1">p relation </text:span><text:span text:style-name="T1">between </text:span><text:span text:style-name="T1">sets), and </text:span><text:span text:style-name="T1">Properties </text:span><text:span text:style-name="T1">(the names </text:span><text:span text:style-name="T1">of things </text:span><text:span text:style-name="T1">that are </text:span><text:span text:style-name="T1">predicates).</text:span></text:p>
          </draw:text-box>
        </draw:frame>
        <draw:custom-shape draw:style-name="gr24" draw:text-style-name="P8" draw:layer="layout" svg:width="1.27cm" svg:height="1.27cm" svg:x="4.446cm" svg:y="3.81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1.27cm" svg:height="1.27cm" svg:x="10.795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13.335cm" svg:y="5.08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5.588cm" svg:y1="4.953cm" svg:x2="6.985cm" svg:y2="5.588cm">
          <text:p/>
        </draw:line>
        <draw:line draw:style-name="gr28" draw:text-style-name="P4" draw:layer="layout" svg:x1="8.255cm" svg:y1="5.334cm" svg:x2="10.668cm" svg:y2="4.445cm">
          <text:p/>
        </draw:line>
        <draw:line draw:style-name="gr28" draw:text-style-name="P4" draw:layer="layout" svg:x1="10.795cm" svg:y1="4.953cm" svg:x2="8.382cm" svg:y2="5.842cm">
          <text:p/>
        </draw:line>
        <draw:line draw:style-name="gr23" draw:text-style-name="P4" draw:layer="layout" svg:x1="10.033cm" svg:y1="3.048cm" svg:x2="10.922cm" svg:y2="3.937cm">
          <text:p/>
        </draw:line>
        <draw:line draw:style-name="gr29" draw:text-style-name="P4" draw:layer="layout" svg:x1="12.065cm" svg:y1="4.699cm" svg:x2="13.335cm" svg:y2="5.334cm">
          <text:p/>
        </draw:line>
        <draw:line draw:style-name="gr23" draw:text-style-name="P4" draw:layer="layout" svg:x1="11.811cm" svg:y1="3.81cm" svg:x2="13.335cm" svg:y2="2.54cm">
          <text:p/>
        </draw:line>
        <draw:line draw:style-name="gr6" draw:text-style-name="P4" draw:layer="layout" svg:x1="5.08cm" svg:y1="5.207cm" svg:x2="5.08cm" svg:y2="6.223cm">
          <text:p/>
        </draw:line>
        <draw:line draw:style-name="gr28" draw:text-style-name="P4" draw:layer="layout" svg:x1="12.065cm" svg:y1="4.191cm" svg:x2="13.843cm" svg:y2="3.683cm">
          <text:p/>
        </draw:line>
        <draw:custom-shape draw:style-name="gr30" draw:text-style-name="P3" draw:layer="layout" svg:width="2.032cm" svg:height="0.508cm" svg:x="13.462cm" svg:y="2.286cm">
          <text:p text:style-name="P2"><text:span text:style-name="T2">Lite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032cm" svg:height="0.508cm" svg:x="13.97cm" svg:y="3.429cm">
          <text:p text:style-name="P2"><text:span text:style-name="T2">Lite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032cm" svg:height="0.508cm" svg:x="4.064cm" svg:y="6.35cm">
          <text:p text:style-name="P2"><text:span text:style-name="T2">Literal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line draw:style-name="gr23" draw:text-style-name="P4" draw:layer="layout" svg:x1="5.715cm" svg:y1="5.715cm" svg:x2="8.763cm" svg:y2="5.715cm">
          <text:p/>
        </draw:line>
        <draw:custom-shape draw:style-name="gr24" draw:text-style-name="P8" draw:layer="layout" svg:width="1.27cm" svg:height="1.27cm" svg:x="15.24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1.27cm" svg:x="8.89cm" svg:y="5.08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" draw:layer="layout" svg:width="13.97cm" svg:height="1.905cm" svg:x="3.175cm" svg:y="12.065cm">
          <draw:text-box>
            <text:p><text:span text:style-name="T1">RDF </text:span><text:span text:style-name="T1">Predicates </text:span><text:span text:style-name="T1">(properties </text:span><text:span text:style-name="T1">or </text:span><text:span text:style-name="T1">relationships</text:span><text:span text:style-name="T1">) do not </text:span><text:span text:style-name="T1">have </text:span><text:span text:style-name="T1">additional </text:span><text:span text:style-name="T1">attribute/val</text:span><text:span text:style-name="T1">ue content </text:span><text:span text:style-name="T1">(leading to </text:span><text:span text:style-name="T1">the growth </text:span><text:span text:style-name="T1">of </text:span><text:span text:style-name="T19">labeled </text:span><text:span text:style-name="T19">property </text:span><text:span text:style-name="T19">graphs</text:span><text:span text:style-name="T1">) so </text:span><text:span text:style-name="T1">to refine a </text:span><text:span text:style-name="T1">relationship </text:span><text:span text:style-name="T1">an additional </text:span><text:span text:style-name="T1">node is </text:span><text:span text:style-name="T1">introduced. <text:s/></text:span><text:span text:style-name="T1">This </text:span><text:span text:style-name="T1">successive </text:span><text:span text:style-name="T1">refinement </text:span><text:span text:style-name="T1">called </text:span><text:span text:style-name="T6">reification</text:span><text:span text:style-name="T1"> </text:span><text:span text:style-name="T1">can be </text:span><text:span text:style-name="T1">repeated as </text:span><text:span text:style-name="T1">necessary.</text:span></text:p>
          </draw:text-box>
        </draw:frame>
        <draw:custom-shape draw:style-name="gr24" draw:text-style-name="P8" draw:layer="layout" svg:width="1.27cm" svg:height="1.27cm" svg:x="3.81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6.35cm" svg:y="9.525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2.54cm" svg:x2="15.113cm" svg:y2="2.54cm">
          <text:p/>
        </draw:line>
        <draw:line draw:style-name="gr29" draw:text-style-name="P4" draw:layer="layout" svg:x1="5.08cm" svg:y1="10.16cm" svg:x2="6.223cm" svg:y2="10.16cm">
          <text:p/>
        </draw:line>
        <draw:line draw:style-name="gr23" draw:text-style-name="P4" draw:layer="layout" svg:x1="14.351cm" svg:y1="5.715cm" svg:x2="15.24cm" svg:y2="4.826cm">
          <text:p/>
        </draw:line>
        <draw:line draw:style-name="gr33" draw:text-style-name="P22" draw:layer="layout" svg:x1="9.525cm" svg:y1="2.54cm" svg:x2="10.033cm" svg:y2="1.905cm">
          <text:p/>
        </draw:line>
        <draw:custom-shape draw:style-name="gr34" draw:text-style-name="P24" draw:layer="layout" svg:width="2.032cm" svg:height="0.508cm" svg:x="10.16cm" svg:y="1.651cm">
          <text:p text:style-name="P23"><text:span text:style-name="T20">Litera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.27cm" svg:height="1.27cm" svg:x="15.24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1.27cm" svg:height="1.27cm" svg:x="3.81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4.445cm" svg:x2="15.113cm" svg:y2="4.445cm">
          <text:p/>
        </draw:line>
        <draw:line draw:style-name="gr35" draw:text-style-name="P25" draw:layer="layout" svg:x1="10.033cm" svg:y1="6.223cm" svg:x2="10.414cm" svg:y2="6.604cm">
          <text:p/>
        </draw:line>
        <draw:custom-shape draw:style-name="gr36" draw:text-style-name="P27" draw:layer="layout" svg:width="2.032cm" svg:height="0.508cm" svg:x="10.541cm" svg:y="6.35cm">
          <text:p text:style-name="P26"><text:span text:style-name="T21">Liter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4" draw:layer="layout" svg:x1="10.287cm" svg:y1="5.715cm" svg:x2="14.351cm" svg:y2="5.715cm">
          <text:p/>
        </draw:line>
        <draw:line draw:style-name="gr37" draw:text-style-name="P4" draw:layer="layout" svg:x1="5.715cm" svg:y1="5.715cm" svg:x2="4.953cm" svg:y2="4.953cm">
          <text:p/>
        </draw:line>
        <draw:line draw:style-name="gr23" draw:text-style-name="P4" draw:layer="layout" svg:x1="5.715cm" svg:y1="8.89cm" svg:x2="8.763cm" svg:y2="8.89cm">
          <text:p/>
        </draw:line>
        <draw:custom-shape draw:style-name="gr25" draw:text-style-name="P19" draw:layer="layout" svg:width="1.27cm" svg:height="1.27cm" svg:x="8.89cm" svg:y="8.25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4.351cm" svg:y1="8.89cm" svg:x2="15.24cm" svg:y2="8.001cm">
          <text:p/>
        </draw:line>
        <draw:custom-shape draw:style-name="gr24" draw:text-style-name="P8" draw:layer="layout" svg:width="1.27cm" svg:height="1.27cm" svg:x="15.24cm" svg:y="6.98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1.27cm" svg:height="1.27cm" svg:x="3.81cm" svg:y="6.98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7.62cm" svg:x2="15.113cm" svg:y2="7.62cm">
          <text:p/>
        </draw:line>
        <draw:line draw:style-name="gr35" draw:text-style-name="P25" draw:layer="layout" svg:x1="10.033cm" svg:y1="9.398cm" svg:x2="10.414cm" svg:y2="9.779cm">
          <text:p/>
        </draw:line>
        <draw:custom-shape draw:style-name="gr36" draw:text-style-name="P27" draw:layer="layout" svg:width="2.032cm" svg:height="0.508cm" svg:x="10.541cm" svg:y="9.525cm">
          <text:p text:style-name="P26"><text:span text:style-name="T21">Liter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4" draw:layer="layout" svg:x1="10.287cm" svg:y1="8.89cm" svg:x2="14.351cm" svg:y2="8.89cm">
          <text:p/>
        </draw:line>
        <draw:line draw:style-name="gr37" draw:text-style-name="P4" draw:layer="layout" svg:x1="5.715cm" svg:y1="8.89cm" svg:x2="4.953cm" svg:y2="8.128cm">
          <text:p/>
        </draw:line>
        <draw:line draw:style-name="gr29" draw:text-style-name="P4" draw:layer="layout" svg:x1="8.255cm" svg:y1="10.16cm" svg:x2="9.017cm" svg:y2="9.398cm">
          <text:p/>
        </draw:line>
        <draw:line draw:style-name="gr38" draw:text-style-name="P4" draw:layer="layout" svg:x1="7.747cm" svg:y1="10.16cm" svg:x2="8.255cm" svg:y2="10.16cm">
          <text:p/>
        </draw:line>
        <draw:line draw:style-name="gr38" draw:text-style-name="P4" draw:layer="layout" svg:x1="4.699cm" svg:y1="8.382cm" svg:x2="5.08cm" svg:y2="10.16cm">
          <text:p/>
        </draw:line>
      </draw:page>
      <draw:page draw:name="page9" draw:style-name="dp1" draw:master-page-name="Default">
        <draw:frame draw:style-name="gr26" draw:text-style-name="P1" draw:layer="layout" svg:width="13.97cm" svg:height="3.81cm" svg:x="3.175cm" svg:y="9.525cm">
          <draw:text-box>
            <text:p><text:span text:style-name="T1">While </text:span><text:span text:style-name="T1">predicate </text:span><text:span text:style-name="T1">IRIs as used </text:span><text:span text:style-name="T1">in a </text:span><text:span text:style-name="T1">statement </text:span><text:span text:style-name="T1">do not have </text:span><text:span text:style-name="T1">a value, </text:span><text:span text:style-name="T1">they are still </text:span><text:span text:style-name="T1">IRIs and </text:span><text:span text:style-name="T1">appear as a </text:span><text:span text:style-name="T1">node in </text:span><text:span text:style-name="T1">some other </text:span><text:span text:style-name="T1">ontology. <text:s/></text:span><text:span text:style-name="T1">For </text:span><text:span text:style-name="T1">example, </text:span><text:span text:style-name="T1">the </text:span><text:span text:style-name="T1">predicate </text:span><text:span text:style-name="T22">ex:hasFathe</text:span><text:span text:style-name="T22">r</text:span><text:span text:style-name="T1"> is used in </text:span><text:span text:style-name="T1">a graph of </text:span><text:span text:style-name="T1">family </text:span><text:span text:style-name="T1">members, </text:span><text:span text:style-name="T1">which is </text:span><text:span text:style-name="T1">defined to </text:span><text:span text:style-name="T1">be an </text:span><text:span text:style-name="T23">rdf:Property</text:span><text:span text:style-name="T1"> </text:span><text:span text:style-name="T1">with an </text:span><text:span text:style-name="T23">rdfs:domain</text:span><text:span text:style-name="T1"> </text:span><text:span text:style-name="T1">and </text:span><text:span text:style-name="T23">rdfs:range</text:span><text:span text:style-name="T1"> of </text:span><text:span text:style-name="T24">ex2:Person</text:span><text:span text:style-name="T1">.</text:span></text:p>
          </draw:text-box>
        </draw:frame>
        <draw:custom-shape draw:style-name="gr24" draw:text-style-name="P8" draw:layer="layout" svg:width="1.27cm" svg:height="1.27cm" svg:x="3.81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8.89cm" svg:y="5.715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2.54cm" svg:x2="13.97cm" svg:y2="2.54cm">
          <text:p/>
        </draw:line>
        <draw:line draw:style-name="gr23" draw:text-style-name="P4" draw:layer="layout" svg:x1="9.017cm" svg:y1="3.048cm" svg:x2="8.128cm" svg:y2="3.937cm">
          <text:p/>
        </draw:line>
        <draw:line draw:style-name="gr29" draw:text-style-name="P4" draw:layer="layout" svg:x1="10.287cm" svg:y1="6.35cm" svg:x2="13.843cm" svg:y2="6.35cm">
          <text:p/>
        </draw:line>
        <draw:custom-shape draw:style-name="gr39" draw:text-style-name="P29" draw:layer="layout" svg:width="2.54cm" svg:height="1.016cm" svg:x="13.97cm" svg:y="2.032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27cm" svg:height="1.27cm" svg:x="6.985cm" svg:y="3.81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8.382cm" svg:y1="4.445cm" svg:x2="11.938cm" svg:y2="4.445cm">
          <text:p/>
        </draw:line>
        <draw:custom-shape draw:style-name="gr40" draw:text-style-name="P30" draw:layer="layout" svg:width="2.54cm" svg:height="1.016cm" svg:x="13.97cm" svg:y="5.842cm">
          <text:p text:style-name="P20"><text:span text:style-name="T18">Literal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27cm" svg:height="1.27cm" svg:x="8.89cm" svg:y="1.90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8.128cm" svg:y1="4.953cm" svg:x2="9.017cm" svg:y2="5.842cm">
          <text:p/>
        </draw:line>
        <draw:custom-shape draw:style-name="gr25" draw:text-style-name="P19" draw:layer="layout" svg:width="1.27cm" svg:height="1.27cm" svg:x="12.065cm" svg:y="3.81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42" draw:text-style-name="P32" draw:layer="layout" svg:width="1.27cm" svg:height="1.27cm" svg:x="8.89cm" svg:y="3.81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" draw:layer="layout" svg:width="13.97cm" svg:height="3.81cm" svg:x="3.175cm" svg:y="9.525cm">
          <draw:text-box>
            <text:p><text:span text:style-name="T1">A refinement </text:span><text:span text:style-name="T1">design </text:span><text:span text:style-name="T1">pattern is </text:span><text:span text:style-name="T1">also used </text:span><text:span text:style-name="T1">for literal </text:span><text:span text:style-name="T1">values. <text:s/>In </text:span><text:span text:style-name="T1">many cases </text:span><text:span text:style-name="T1">(like names </text:span><text:span text:style-name="T1">and </text:span><text:span text:style-name="T1">identifiers) </text:span><text:span text:style-name="T1">the literal </text:span><text:span text:style-name="T1">value is </text:span><text:span text:style-name="T1">directly </text:span><text:span text:style-name="T1">encoded in </text:span><text:span text:style-name="T1">the graph, </text:span><text:span text:style-name="T1">these are </text:span><text:span text:style-name="T1">“L1” values.</text:span></text:p>
            <text:p><text:span text:style-name="T1"/></text:p>
            <text:p><text:span text:style-name="T1">Where there </text:span><text:span text:style-name="T1">is additional </text:span><text:span text:style-name="T1">provenence </text:span><text:span text:style-name="T1">information </text:span><text:span text:style-name="T1">about the </text:span><text:span text:style-name="T1">value, or a </text:span><text:span text:style-name="T1">reference for </text:span><text:span text:style-name="T1">where to go </text:span><text:span text:style-name="T1">to get a </text:span><text:span text:style-name="T1">value, an </text:span><text:span text:style-name="T1">intermediate </text:span><text:span text:style-name="T1">node is </text:span><text:span text:style-name="T1">introduced, </text:span><text:span text:style-name="T1">“L2” values.</text:span></text:p>
            <text:p><text:span text:style-name="T1"/></text:p>
            <text:p><text:span text:style-name="T1">In some rare </text:span><text:span text:style-name="T1">cases where </text:span><text:span text:style-name="T1">versioning is </text:span><text:span text:style-name="T1">used or the </text:span><text:span text:style-name="T1">same value </text:span><text:span text:style-name="T1">is </text:span><text:span text:style-name="T1">represented </text:span><text:span text:style-name="T1">in multiple </text:span><text:span text:style-name="T1">ways, </text:span><text:span text:style-name="T1">another </text:span><text:span text:style-name="T1">node is </text:span><text:span text:style-name="T1">introduced, </text:span><text:span text:style-name="T1">an “L3” </text:span><text:span text:style-name="T1">value.</text:span></text:p>
          </draw:text-box>
        </draw:frame>
        <draw:custom-shape draw:style-name="gr43" draw:text-style-name="P33" draw:layer="layout" svg:width="1.27cm" svg:height="1.27cm" svg:x="3.81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10.795cm" svg:y="5.715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2.54cm" svg:x2="13.843cm" svg:y2="2.54cm">
          <text:p/>
        </draw:line>
        <draw:line draw:style-name="gr23" draw:text-style-name="P4" draw:layer="layout" svg:x1="10.287cm" svg:y1="4.445cm" svg:x2="13.843cm" svg:y2="4.445cm">
          <text:p/>
        </draw:line>
        <draw:custom-shape draw:style-name="gr43" draw:text-style-name="P33" draw:layer="layout" svg:width="1.27cm" svg:height="1.27cm" svg:x="3.81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4.445cm" svg:x2="8.763cm" svg:y2="4.445cm">
          <text:p/>
        </draw:line>
        <draw:line draw:style-name="gr29" draw:text-style-name="P4" draw:layer="layout" svg:x1="12.192cm" svg:y1="6.35cm" svg:x2="13.843cm" svg:y2="6.35cm">
          <text:p/>
        </draw:line>
        <draw:custom-shape draw:style-name="gr39" draw:text-style-name="P29" draw:layer="layout" svg:width="2.54cm" svg:height="1.016cm" svg:x="13.97cm" svg:y="2.032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2.54cm" svg:height="1.016cm" svg:x="13.97cm" svg:y="3.937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1.27cm" svg:height="1.27cm" svg:x="6.985cm" svg:y="5.71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8.382cm" svg:y1="6.35cm" svg:x2="10.668cm" svg:y2="6.35cm">
          <text:p/>
        </draw:line>
        <draw:custom-shape draw:style-name="gr43" draw:text-style-name="P33" draw:layer="layout" svg:width="1.27cm" svg:height="1.27cm" svg:x="3.81cm" svg:y="5.71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6.35cm" svg:x2="6.858cm" svg:y2="6.35cm">
          <text:p/>
        </draw:line>
        <draw:custom-shape draw:style-name="gr39" draw:text-style-name="P29" draw:layer="layout" svg:width="2.54cm" svg:height="1.016cm" svg:x="13.97cm" svg:y="5.842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44" draw:text-style-name="P32" draw:layer="layout" svg:width="1.524cm" svg:height="1.524cm" svg:x="8.763cm" svg:y="7.493cm">
          <text:p text:style-name="P18"><text:span text:style-name="T17">ex: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13.97cm" svg:height="2.54cm" svg:x="3.175cm" svg:y="10.795cm">
          <draw:text-box>
            <text:p><text:span text:style-name="T1">The basic </text:span><text:span text:style-name="T1">BACnet/RD</text:span><text:span text:style-name="T1">F model is </text:span><text:span text:style-name="T1">very simple, </text:span><text:span text:style-name="T1">there is a </text:span><text:span text:style-name="T23">rdf:Class</text:span><text:span text:style-name="T1"> </text:span><text:span text:style-name="T1">called </text:span><text:span text:style-name="T26">Device</text:span><text:span text:style-name="T1">, an </text:span><text:span text:style-name="T23">rdf:Property</text:span><text:span text:style-name="T1"> </text:span><text:span text:style-name="T1">called </text:span><text:span text:style-name="T26">hasObject</text:span><text:span text:style-name="T1">, </text:span><text:span text:style-name="T1">which </text:span><text:span text:style-name="T1">references </text:span><text:span text:style-name="T1">another </text:span><text:span text:style-name="T23">rdf:Class</text:span><text:span text:style-name="T1"> </text:span><text:span text:style-name="T1">called </text:span><text:span text:style-name="T26">Object</text:span><text:span text:style-name="T1">.</text:span></text:p>
            <text:p><text:span text:style-name="T1"/></text:p>
            <text:p><text:span text:style-name="T27">&lt;ex:a&gt; </text:span><text:span text:style-name="T27">bacnet:has</text:span><text:span text:style-name="T27">Object </text:span><text:span text:style-name="T27">&lt;ex:b&gt; .</text:span></text:p>
            <text:p><text:span text:style-name="T27">&lt;ex:b&gt; </text:span><text:span text:style-name="T27">bacnet:som</text:span><text:span text:style-name="T27">e-property </text:span><text:span text:style-name="T27">12 .</text:span></text:p>
          </draw:text-box>
        </draw:frame>
        <draw:line draw:style-name="gr23" draw:text-style-name="P4" draw:layer="layout" svg:x1="10.414cm" svg:y1="8.255cm" svg:x2="14.478cm" svg:y2="8.255cm">
          <text:p/>
        </draw:line>
        <draw:custom-shape draw:style-name="gr44" draw:text-style-name="P32" draw:layer="layout" svg:width="1.524cm" svg:height="1.524cm" svg:x="3.683cm" svg:y="7.493cm">
          <text:p text:style-name="P18"><text:span text:style-name="T17">ex: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5.334cm" svg:y1="8.255cm" svg:x2="8.636cm" svg:y2="8.255cm">
          <text:p/>
        </draw:line>
        <draw:custom-shape draw:style-name="gr46" draw:text-style-name="P31" draw:layer="layout" svg:width="1.905cm" svg:height="1.016cm" svg:x="14.605cm" svg:y="7.747cm">
          <text:p text:style-name="P18"><text:span text:style-name="T17">12</text:span></text:p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2.032cm" svg:height="0.762cm" svg:x="5.969cm" svg:y="7.874cm">
          <draw:text-box>
            <text:p text:style-name="P5"><text:span text:style-name="T17">hasObject</text:span></text:p>
          </draw:text-box>
        </draw:frame>
        <draw:custom-shape draw:style-name="gr48" draw:text-style-name="P34" draw:layer="layout" svg:width="1.524cm" svg:height="1.524cm" svg:x="8.763cm" svg:y="4.953cm">
          <text:p text:style-name="P7"><text:span text:style-name="T4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5" draw:layer="layout" svg:x1="10.414cm" svg:y1="5.715cm" svg:x2="14.478cm" svg:y2="5.715cm">
          <text:p/>
        </draw:line>
        <draw:custom-shape draw:style-name="gr50" draw:text-style-name="P34" draw:layer="layout" svg:width="1.524cm" svg:height="1.524cm" svg:x="3.683cm" svg:y="4.953cm">
          <text:p text:style-name="P7"><text:span text:style-name="T4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4" draw:layer="layout" svg:x1="5.334cm" svg:y1="5.715cm" svg:x2="8.636cm" svg:y2="5.715cm">
          <text:p/>
        </draw:line>
        <draw:custom-shape draw:style-name="gr51" draw:text-style-name="P34" draw:layer="layout" svg:width="1.905cm" svg:height="1.016cm" svg:x="14.605cm" svg:y="5.207cm">
          <text:p text:style-name="P7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525cm" svg:y1="7.366cm" svg:x2="9.525cm" svg:y2="6.604cm">
          <text:p/>
        </draw:line>
        <draw:line draw:style-name="gr52" draw:text-style-name="P4" draw:layer="layout" svg:x1="4.445cm" svg:y1="7.366cm" svg:x2="4.445cm" svg:y2="6.604cm">
          <text:p/>
        </draw:line>
        <draw:frame draw:style-name="gr53" draw:text-style-name="P37" draw:layer="layout" svg:width="2.54cm" svg:height="0.607cm" svg:x="4.445cm" svg:y="6.632cm">
          <draw:text-box>
            <text:p text:style-name="P36"><text:span text:style-name="T18">rdf:type</text:span></text:p>
          </draw:text-box>
        </draw:frame>
        <draw:frame draw:style-name="gr53" draw:text-style-name="P37" draw:layer="layout" svg:width="2.54cm" svg:height="0.607cm" svg:x="9.525cm" svg:y="6.632cm">
          <draw:text-box>
            <text:p text:style-name="P36"><text:span text:style-name="T18">rdf:type</text:span></text:p>
          </draw:text-box>
        </draw:frame>
        <draw:custom-shape draw:style-name="gr54" draw:text-style-name="P39" draw:layer="layout" svg:width="1.524cm" svg:height="1.524cm" svg:x="3.683cm" svg:y="2.413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4.445cm" svg:y1="4.826cm" svg:x2="4.445cm" svg:y2="4.064cm">
          <text:p/>
        </draw:line>
        <draw:frame draw:style-name="gr53" draw:text-style-name="P40" draw:layer="layout" svg:width="2.54cm" svg:height="0.607cm" svg:x="4.445cm" svg:y="4.092cm">
          <draw:text-box>
            <text:p text:style-name="P36"><text:span text:style-name="T28">rdf:type</text:span></text:p>
          </draw:text-box>
        </draw:frame>
        <draw:custom-shape draw:style-name="gr55" draw:text-style-name="P39" draw:layer="layout" svg:width="1.778cm" svg:height="1.524cm" svg:x="6.096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6.985cm" svg:y1="4.826cm" svg:x2="6.985cm" svg:y2="4.064cm">
          <text:p/>
        </draw:line>
        <draw:frame draw:style-name="gr53" draw:text-style-name="P40" draw:layer="layout" svg:width="1.524cm" svg:height="0.607cm" svg:x="6.985cm" svg:y="4.092cm">
          <draw:text-box>
            <text:p text:style-name="P36"><text:span text:style-name="T28">rdf:type</text:span></text:p>
          </draw:text-box>
        </draw:frame>
        <draw:custom-shape draw:style-name="gr56" draw:text-style-name="P34" draw:layer="layout" svg:width="1.778cm" svg:height="1.524cm" svg:x="6.096cm" svg:y="4.953cm">
          <text:p text:style-name="P7"><text:span text:style-name="T4">has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1" draw:layer="layout" svg:width="2.667cm" svg:height="0.762cm" svg:x="11.049cm" svg:y="7.874cm">
          <draw:text-box>
            <text:p text:style-name="P5"><text:span text:style-name="T17">some-</text:span><text:span text:style-name="T17">property</text:span></text:p>
          </draw:text-box>
        </draw:frame>
        <draw:custom-shape draw:style-name="gr55" draw:text-style-name="P39" draw:layer="layout" svg:width="1.778cm" svg:height="1.524cm" svg:x="11.43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2.319cm" svg:y1="4.826cm" svg:x2="12.319cm" svg:y2="4.064cm">
          <text:p/>
        </draw:line>
        <draw:custom-shape draw:style-name="gr58" draw:text-style-name="P34" draw:layer="layout" svg:width="2.54cm" svg:height="1.524cm" svg:x="11.049cm" svg:y="4.953cm">
          <text:p text:style-name="P7"><text:span text:style-name="T4">some-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59" draw:text-style-name="P42" draw:layer="layout" svg:width="6.35cm" svg:height="0.762cm" svg:x="10.795cm" svg:y="4.445cm">
          <text:p text:style-name="P41"><text:span text:style-name="T29">"true"^^xsd:boolean</text:span></text:p>
          <draw:enhanced-geometry svg:viewBox="0 0 21600 21600" draw:type="rectangle" draw:enhanced-path="M 0 0 L 21600 0 21600 21600 0 21600 0 0 Z N"/>
        </draw:custom-shape>
        <draw:frame draw:style-name="gr13" draw:text-style-name="P43" draw:layer="layout" svg:width="4.445cm" svg:height="0.762cm" svg:x="3.175cm" svg:y="1.927cm">
          <draw:text-box>
            <text:p><text:span text:style-name="T30">Primitive </text:span><text:span text:style-name="T30">Data Type</text:span></text:p>
          </draw:text-box>
        </draw:frame>
        <draw:frame draw:style-name="gr60" draw:text-style-name="P44" draw:layer="layout" svg:width="3.81cm" svg:height="0.784cm" svg:x="13.335cm" svg:y="1.883cm">
          <draw:text-box>
            <text:p text:style-name="P11"><text:span text:style-name="T30">Encoded </text:span><text:span text:style-name="T30">Literal</text:span></text:p>
          </draw:text-box>
        </draw:frame>
        <draw:frame draw:style-name="gr61" draw:text-style-name="P45" draw:layer="layout" svg:width="3.81cm" svg:height="0.762cm" svg:x="3.175cm" svg:y="3.175cm">
          <draw:text-box>
            <text:p text:style-name="P36"><text:span text:style-name="T2">Null</text:span></text:p>
          </draw:text-box>
        </draw:frame>
        <draw:frame draw:style-name="gr61" draw:text-style-name="P45" draw:layer="layout" svg:width="3.81cm" svg:height="0.762cm" svg:x="3.175cm" svg:y="4.445cm">
          <draw:text-box>
            <text:p text:style-name="P36"><text:span text:style-name="T2">Boolean</text:span></text:p>
          </draw:text-box>
        </draw:frame>
        <draw:frame draw:style-name="gr61" draw:text-style-name="P45" draw:layer="layout" svg:width="3.81cm" svg:height="0.762cm" svg:x="3.175cm" svg:y="5.715cm">
          <draw:text-box>
            <text:p text:style-name="P36"><text:span text:style-name="T2">Unsigned </text:span><text:span text:style-name="T2">Integer</text:span></text:p>
          </draw:text-box>
        </draw:frame>
        <draw:frame draw:style-name="gr61" draw:text-style-name="P45" draw:layer="layout" svg:width="3.81cm" svg:height="0.762cm" svg:x="3.175cm" svg:y="6.985cm">
          <draw:text-box>
            <text:p text:style-name="P36"><text:span text:style-name="T2">Signed </text:span><text:span text:style-name="T2">Integer</text:span></text:p>
          </draw:text-box>
        </draw:frame>
        <draw:frame draw:style-name="gr61" draw:text-style-name="P45" draw:layer="layout" svg:width="3.81cm" svg:height="0.762cm" svg:x="3.175cm" svg:y="8.255cm">
          <draw:text-box>
            <text:p text:style-name="P36"><text:span text:style-name="T2">Real</text:span></text:p>
          </draw:text-box>
        </draw:frame>
        <draw:frame draw:style-name="gr61" draw:text-style-name="P45" draw:layer="layout" svg:width="3.81cm" svg:height="0.762cm" svg:x="3.175cm" svg:y="9.525cm">
          <draw:text-box>
            <text:p text:style-name="P36"><text:span text:style-name="T2">Double</text:span></text:p>
          </draw:text-box>
        </draw:frame>
        <draw:frame draw:style-name="gr61" draw:text-style-name="P45" draw:layer="layout" svg:width="3.81cm" svg:height="0.762cm" svg:x="3.175cm" svg:y="10.795cm">
          <draw:text-box>
            <text:p text:style-name="P36"><text:span text:style-name="T2">Octet String</text:span></text:p>
          </draw:text-box>
        </draw:frame>
        <draw:custom-shape draw:style-name="gr59" draw:text-style-name="P42" draw:layer="layout" svg:width="6.35cm" svg:height="0.762cm" svg:x="10.795cm" svg:y="5.715cm">
          <text:p text:style-name="P46"><text:span text:style-name="T29">"64"^^xsd:nonNegativeInteg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6.35cm" svg:height="0.762cm" svg:x="10.795cm" svg:y="6.985cm">
          <text:p text:style-name="P41"><text:span text:style-name="T29">"64"^^xsd:integer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6.35cm" svg:height="0.762cm" svg:x="10.795cm" svg:y="8.255cm">
          <text:p text:style-name="P46"><text:span text:style-name="T29">"75.3"^^xsd:float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6.35cm" svg:height="0.762cm" svg:x="10.795cm" svg:y="9.525cm">
          <text:p text:style-name="P46"><text:span text:style-name="T29">"75.3"^^xsd:double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6.35cm" svg:height="0.762cm" svg:x="10.795cm" svg:y="10.795cm">
          <text:p text:style-name="P46"><text:span text:style-name="T29">"DEADBEEF"^^xsd:hexString</text:span></text:p>
          <draw:enhanced-geometry svg:viewBox="0 0 21600 21600" draw:type="rectangle" draw:enhanced-path="M 0 0 L 21600 0 21600 21600 0 21600 0 0 Z N"/>
        </draw:custom-shape>
        <draw:frame draw:style-name="gr61" draw:text-style-name="P45" draw:layer="layout" svg:width="3.81cm" svg:height="0.762cm" svg:x="3.175cm" svg:y="12.065cm">
          <draw:text-box>
            <text:p text:style-name="P36"><text:span text:style-name="T2">Character </text:span><text:span text:style-name="T2">String</text:span></text:p>
          </draw:text-box>
        </draw:frame>
        <draw:custom-shape draw:style-name="gr59" draw:text-style-name="P42" draw:layer="layout" svg:width="6.35cm" svg:height="0.762cm" svg:x="10.795cm" svg:y="12.065cm">
          <text:p text:style-name="P41"><text:span text:style-name="T31">"Hello, world!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63" draw:text-style-name="P49" draw:layer="layout" svg:width="3.175cm" svg:height="0.762cm" svg:x="13.97cm" svg:y="3.175cm">
          <text:p text:style-name="P48"><text:span text:style-name="T32">bacnet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3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Primitive </text:span><text:span text:style-name="T30">Data Type</text:span></text:p>
          </draw:text-box>
        </draw:frame>
        <draw:frame draw:style-name="gr60" draw:text-style-name="P44" draw:layer="layout" svg:width="3.81cm" svg:height="0.784cm" svg:x="13.335cm" svg:y="1.905cm">
          <draw:text-box>
            <text:p text:style-name="P11"><text:span text:style-name="T30">Encoded </text:span><text:span text:style-name="T30">Literal</text:span></text:p>
          </draw:text-box>
        </draw:frame>
        <draw:frame draw:style-name="gr61" draw:text-style-name="P45" draw:layer="layout" svg:width="3.81cm" svg:height="0.762cm" svg:x="3.175cm" svg:y="4.953cm">
          <draw:text-box>
            <text:p text:style-name="P36"><text:span text:style-name="T2">Enumerated</text:span></text:p>
          </draw:text-box>
        </draw:frame>
        <draw:custom-shape draw:style-name="gr64" draw:text-style-name="P47" draw:layer="layout" svg:width="6.35cm" svg:height="0.762cm" svg:x="10.795cm" svg:y="3.175cm">
          <text:p text:style-name="P41"><text:span text:style-name="T31">"degrees-fahrenheit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6.35cm" svg:height="0.762cm" svg:x="10.795cm" svg:y="5.715cm">
          <text:p text:style-name="P41"><text:span text:style-name="T31">64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6.35cm" svg:height="0.762cm" svg:x="10.795cm" svg:y="6.985cm">
          <text:p text:style-name="P48"><text:span text:style-name="T32">bacnet:EngineeringUnits.degrees-fahrenh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7" draw:layer="layout" svg:width="6.35cm" svg:height="0.762cm" svg:x="10.795cm" svg:y="4.445cm">
          <text:p text:style-name="P41"><text:span text:style-name="T31">"64</text:span><text:span text:style-name="T29">"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68" draw:text-style-name="P47" draw:layer="layout" svg:width="6.35cm" svg:height="0.762cm" svg:x="10.795cm" svg:y="3.175cm">
          <text:p text:style-name="P41"><text:span text:style-name="T31">"in-alarm;fault</text:span><text:span text:style-name="T29">"</text:span></text:p>
          <draw:enhanced-geometry svg:viewBox="0 0 21600 21600" draw:type="rectangle" draw:enhanced-path="M 0 0 L 21600 0 21600 21600 0 21600 0 0 Z N"/>
        </draw:custom-shape>
        <draw:frame draw:style-name="gr13" draw:text-style-name="P43" draw:layer="layout" svg:width="4.445cm" svg:height="0.762cm" svg:x="3.185cm" svg:y="1.936cm">
          <draw:text-box>
            <text:p><text:span text:style-name="T30">Primitive </text:span><text:span text:style-name="T30">Data Type</text:span></text:p>
          </draw:text-box>
        </draw:frame>
        <draw:frame draw:style-name="gr60" draw:text-style-name="P44" draw:layer="layout" svg:width="3.81cm" svg:height="0.784cm" svg:x="13.335cm" svg:y="1.905cm">
          <draw:text-box>
            <text:p text:style-name="P11"><text:span text:style-name="T30">Encoded </text:span><text:span text:style-name="T30">Literal</text:span></text:p>
          </draw:text-box>
        </draw:frame>
        <draw:frame draw:style-name="gr61" draw:text-style-name="P45" draw:layer="layout" svg:width="3.81cm" svg:height="0.762cm" svg:x="3.175cm" svg:y="5.715cm">
          <draw:text-box>
            <text:p text:style-name="P36"><text:span text:style-name="T2">Bit String</text:span></text:p>
          </draw:text-box>
        </draw:frame>
        <draw:custom-shape draw:style-name="gr69" draw:text-style-name="P47" draw:layer="layout" svg:width="6.35cm" svg:height="0.762cm" svg:x="10.795cm" svg:y="4.445cm">
          <text:p text:style-name="P41"><text:span text:style-name="T31">"0;1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2.54cm" svg:height="0.762cm" svg:x="10.795cm" svg:y="6.985cm">
          <text:p text:style-name="P41"><text:span text:style-name="T31">"in-alarm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2.54cm" svg:height="0.762cm" svg:x="13.97cm" svg:y="6.985cm">
          <text:p text:style-name="P41"><text:span text:style-name="T31">"fault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0.508cm" svg:height="0.508cm" svg:x="11.81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319cm" svg:y1="6.223cm" svg:x2="14.986cm" svg:y2="6.223cm">
          <text:p/>
        </draw:line>
        <draw:custom-shape draw:style-name="gr72" draw:text-style-name="P21" draw:layer="layout" svg:width="0.508cm" svg:height="0.508cm" svg:x="14.986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5.494cm" svg:y1="6.223cm" svg:x2="16.637cm" svg:y2="6.223cm">
          <text:p/>
        </draw:line>
        <draw:custom-shape draw:style-name="gr73" draw:text-style-name="P50" draw:layer="layout" svg:width="0.508cm" svg:height="0.508cm" svg:x="16.637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065cm" svg:y1="6.477cm" svg:x2="12.065cm" svg:y2="6.985cm">
          <text:p/>
        </draw:line>
        <draw:line draw:style-name="gr29" draw:text-style-name="P4" draw:layer="layout" svg:x1="15.24cm" svg:y1="6.477cm" svg:x2="15.24cm" svg:y2="6.985cm">
          <text:p/>
        </draw:line>
        <draw:custom-shape draw:style-name="gr74" draw:text-style-name="P49" draw:layer="layout" svg:width="4.318cm" svg:height="0.762cm" svg:x="10.795cm" svg:y="9.525cm">
          <text:p text:style-name="P48"><text:span text:style-name="T32">bacnet:StatusFlags.in-ala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1" draw:layer="layout" svg:width="0.508cm" svg:height="0.508cm" svg:x="12.7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3.208cm" svg:y1="8.763cm" svg:x2="15.24cm" svg:y2="8.763cm">
          <text:p/>
        </draw:line>
        <draw:custom-shape draw:style-name="gr73" draw:text-style-name="P50" draw:layer="layout" svg:width="0.508cm" svg:height="0.508cm" svg:x="15.24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954cm" svg:y1="9.017cm" svg:x2="12.954cm" svg:y2="9.525cm">
          <text:p/>
        </draw:line>
      </draw:page>
      <draw:page draw:name="page15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Primitive </text:span><text:span text:style-name="T30">Data Type</text:span></text:p>
          </draw:text-box>
        </draw:frame>
        <draw:frame draw:style-name="gr60" draw:text-style-name="P44" draw:layer="layout" svg:width="3.82cm" svg:height="0.784cm" svg:x="13.335cm" svg:y="1.914cm">
          <draw:text-box>
            <text:p text:style-name="P11"><text:span text:style-name="T30">Encoded </text:span><text:span text:style-name="T30">Literal</text:span></text:p>
          </draw:text-box>
        </draw:frame>
        <draw:frame draw:style-name="gr61" draw:text-style-name="P45" draw:layer="layout" svg:width="3.81cm" svg:height="0.762cm" svg:x="3.185cm" svg:y="3.184cm">
          <draw:text-box>
            <text:p text:style-name="P36"><text:span text:style-name="T2">Date</text:span></text:p>
          </draw:text-box>
        </draw:frame>
        <draw:frame draw:style-name="gr61" draw:text-style-name="P45" draw:layer="layout" svg:width="3.81cm" svg:height="0.762cm" svg:x="3.175cm" svg:y="10.795cm">
          <draw:text-box>
            <text:p text:style-name="P36"><text:span text:style-name="T2">Object </text:span><text:span text:style-name="T2">Identifier</text:span></text:p>
          </draw:text-box>
        </draw:frame>
        <draw:custom-shape draw:style-name="gr75" draw:text-style-name="P47" draw:layer="layout" svg:width="6.35cm" svg:height="0.762cm" svg:x="10.795cm" svg:y="4.445cm">
          <text:p text:style-name="P41"><text:span text:style-name="T31">"2021-10-21 *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6" draw:text-style-name="P47" draw:layer="layout" svg:width="6.35cm" svg:height="0.762cm" svg:x="10.795cm" svg:y="12.065cm">
          <text:p text:style-name="P41"><text:span text:style-name="T31">"2,12</text:span><text:span text:style-name="T29">"</text:span></text:p>
          <draw:enhanced-geometry svg:viewBox="0 0 21600 21600" draw:type="rectangle" draw:enhanced-path="M 0 0 L 21600 0 21600 21600 0 21600 0 0 Z N"/>
        </draw:custom-shape>
        <draw:frame draw:style-name="gr61" draw:text-style-name="P45" draw:layer="layout" svg:width="3.81cm" svg:height="0.762cm" svg:x="3.175cm" svg:y="7.62cm">
          <draw:text-box>
            <text:p text:style-name="P36"><text:span text:style-name="T2">Time</text:span></text:p>
          </draw:text-box>
        </draw:frame>
        <draw:custom-shape draw:style-name="gr77" draw:text-style-name="P47" draw:layer="layout" svg:width="6.35cm" svg:height="0.762cm" svg:x="10.795cm" svg:y="10.795cm">
          <text:p text:style-name="P41"><text:span text:style-name="T31">"analog-value,12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8" draw:text-style-name="P47" draw:layer="layout" svg:width="7.62cm" svg:height="0.762cm" svg:x="9.525cm" svg:y="5.715cm">
          <text:p text:style-name="P41"><text:span text:style-name="T31">"2021-10-21 *</text:span><text:span text:style-name="T29">"^^bacnet:d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7.62cm" svg:height="0.762cm" svg:x="9.525cm" svg:y="3.175cm">
          <text:p text:style-name="P41"><text:span text:style-name="T31">"2021-10-21</text:span><text:span text:style-name="T29">"^^xsd:date</text:span></text:p>
          <draw:enhanced-geometry svg:viewBox="0 0 21600 21600" draw:type="rectangle" draw:enhanced-path="M 0 0 L 21600 0 21600 21600 0 21600 0 0 Z N"/>
        </draw:custom-shape>
        <draw:custom-shape draw:style-name="gr80" draw:text-style-name="P47" draw:layer="layout" svg:width="6.35cm" svg:height="0.762cm" svg:x="10.795cm" svg:y="7.62cm">
          <text:p text:style-name="P41"><text:span text:style-name="T31">"11:30:35.23</text:span><text:span text:style-name="T29">"^^xsd:time</text:span></text:p>
          <draw:enhanced-geometry svg:viewBox="0 0 21600 21600" draw:type="rectangle" draw:enhanced-path="M 0 0 L 21600 0 21600 21600 0 21600 0 0 Z N"/>
        </draw:custom-shape>
        <draw:frame draw:style-name="gr61" draw:text-style-name="P45" draw:layer="layout" svg:width="3.81cm" svg:height="0.762cm" svg:x="3.175cm" svg:y="4.445cm">
          <draw:text-box>
            <text:p text:style-name="P36"><text:span text:style-name="T2">Date Pattern</text:span></text:p>
          </draw:text-box>
        </draw:frame>
        <draw:frame draw:style-name="gr61" draw:text-style-name="P45" draw:layer="layout" svg:width="3.81cm" svg:height="0.762cm" svg:x="3.175cm" svg:y="8.89cm">
          <draw:text-box>
            <text:p text:style-name="P36"><text:span text:style-name="T2">Time Pattern</text:span></text:p>
          </draw:text-box>
        </draw:frame>
        <draw:custom-shape draw:style-name="gr81" draw:text-style-name="P47" draw:layer="layout" svg:width="6.35cm" svg:height="0.762cm" svg:x="10.795cm" svg:y="8.89cm">
          <text:p text:style-name="P41"><text:span text:style-name="T31">"11:</text:span><text:span text:style-name="T31">30:*</text:span><text:span text:style-name="T31">.*</text:span><text:span text:style-name="T29">"^</text:span><text:span text:style-name="T29">^bac</text:span><text:span text:style-name="T29">net:</text:span><text:span text:style-name="T29">time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Sequence</text:span></text:p>
          </draw:text-box>
        </draw:frame>
        <draw:frame draw:style-name="gr60" draw:text-style-name="P44" draw:layer="layout" svg:width="3.81cm" svg:height="0.784cm" svg:x="13.345cm" svg:y="1.914cm">
          <draw:text-box>
            <text:p text:style-name="P11"><text:span text:style-name="T30">Pattern</text:span></text:p>
          </draw:text-box>
        </draw:frame>
        <draw:custom-shape draw:style-name="gr82" draw:text-style-name="P52" draw:layer="layout" svg:width="3.81cm" svg:height="0.762cm" svg:x="13.335cm" svg:y="5.715cm">
          <text:p text:style-name="P51"><text:span text:style-name="T33">6</text:span></text:p>
          <draw:enhanced-geometry svg:viewBox="0 0 21600 21600" draw:type="rectangle" draw:enhanced-path="M 0 0 L 21600 0 21600 21600 0 21600 0 0 Z N"/>
        </draw:custom-shape>
        <draw:custom-shape draw:style-name="gr83" draw:text-style-name="P52" draw:layer="layout" svg:width="3.81cm" svg:height="0.762cm" svg:x="13.335cm" svg:y="4.445cm">
          <text:p text:style-name="P51"><text:span text:style-name="T34">"device,32</text:span><text:span text:style-name="T33">"</text:span></text:p>
          <draw:enhanced-geometry svg:viewBox="0 0 21600 21600" draw:type="rectangle" draw:enhanced-path="M 0 0 L 21600 0 21600 21600 0 21600 0 0 Z N"/>
        </draw:custom-shape>
        <draw:custom-shape draw:style-name="gr84" draw:text-style-name="P53" draw:layer="layout" svg:width="3.81cm" svg:height="0.762cm" svg:x="3.175cm" svg:y="3.175cm">
          <text:p text:style-name="P48"><text:span text:style-name="T32">bacnet:AddressB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3" draw:layer="layout" svg:width="3.81cm" svg:height="0.762cm" svg:x="8.255cm" svg:y="3.175cm">
          <text:p text:style-name="P48"><text:span text:style-name="T32">bacnet: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2" draw:layer="layout" svg:width="3.81cm" svg:height="0.762cm" svg:x="13.335cm" svg:y="7.874cm">
          <text:p text:style-name="P51"><text:span text:style-name="T33">"4A"^^xsd:hexStr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55" draw:layer="layout" svg:width="3.81cm" svg:height="0.762cm" svg:x="3.175cm" svg:y="5.334cm">
          <text:p text:style-name="P54"><text:span text:style-name="T35">_:a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5" draw:layer="layout" svg:width="3.81cm" svg:height="0.762cm" svg:x="8.255cm" svg:y="6.604cm">
          <text:p text:style-name="P54"><text:span text:style-name="T35">_:b234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3.81cm" svg:y1="5.207cm" svg:x2="3.81cm" svg:y2="4.064cm">
          <text:p/>
        </draw:line>
        <draw:frame draw:style-name="gr53" draw:text-style-name="P40" draw:layer="layout" svg:width="1.651cm" svg:height="0.607cm" svg:x="3.81cm" svg:y="4.473cm">
          <draw:text-box>
            <text:p text:style-name="P36"><text:span text:style-name="T28">rdf:type</text:span></text:p>
          </draw:text-box>
        </draw:frame>
        <draw:line draw:style-name="gr49" draw:text-style-name="P4" draw:layer="layout" svg:x1="6.35cm" svg:y1="4.826cm" svg:x2="13.208cm" svg:y2="4.826cm">
          <text:p/>
        </draw:line>
        <draw:line draw:style-name="gr87" draw:text-style-name="P4" draw:layer="layout" svg:x1="6.35cm" svg:y1="5.207cm" svg:x2="6.35cm" svg:y2="4.826cm">
          <text:p/>
        </draw:line>
        <draw:line draw:style-name="gr49" draw:text-style-name="P4" draw:layer="layout" svg:x1="9.144cm" svg:y1="6.096cm" svg:x2="13.208cm" svg:y2="6.096cm">
          <text:p/>
        </draw:line>
        <draw:line draw:style-name="gr87" draw:text-style-name="P4" draw:layer="layout" svg:x1="9.144cm" svg:y1="6.477cm" svg:x2="9.144cm" svg:y2="6.096cm">
          <text:p/>
        </draw:line>
        <draw:line draw:style-name="gr49" draw:text-style-name="P4" draw:layer="layout" svg:x1="9.144cm" svg:y1="8.255cm" svg:x2="13.208cm" svg:y2="8.255cm">
          <text:p/>
        </draw:line>
        <draw:line draw:style-name="gr87" draw:text-style-name="P4" draw:layer="layout" svg:x1="9.144cm" svg:y1="8.255cm" svg:x2="9.144cm" svg:y2="7.493cm">
          <text:p/>
        </draw:line>
        <draw:line draw:style-name="gr52" draw:text-style-name="P4" draw:layer="layout" svg:x1="8.636cm" svg:y1="6.477cm" svg:x2="8.636cm" svg:y2="4.064cm">
          <text:p/>
        </draw:line>
        <draw:frame draw:style-name="gr53" draw:text-style-name="P40" draw:layer="layout" svg:width="2.54cm" svg:height="0.607cm" svg:x="8.636cm" svg:y="5.108cm">
          <draw:text-box>
            <text:p text:style-name="P36"><text:span text:style-name="T28">rdf:type</text:span></text:p>
          </draw:text-box>
        </draw:frame>
        <draw:line draw:style-name="gr49" draw:text-style-name="P4" draw:layer="layout" svg:x1="3.81cm" svg:y1="6.985cm" svg:x2="8.128cm" svg:y2="6.985cm">
          <text:p/>
        </draw:line>
        <draw:line draw:style-name="gr87" draw:text-style-name="P4" draw:layer="layout" svg:x1="3.81cm" svg:y1="6.985cm" svg:x2="3.81cm" svg:y2="6.223cm">
          <text:p/>
        </draw:line>
        <draw:frame draw:style-name="gr88" draw:text-style-name="P56" draw:layer="layout" svg:width="3.81cm" svg:height="0.635cm" svg:x="9.271cm" svg:y="5.588cm">
          <draw:text-box>
            <text:p text:style-name="P5"><text:span text:style-name="T32">bacnet:networ</text:span><text:span text:style-name="T32">k-number</text:span></text:p>
          </draw:text-box>
        </draw:frame>
        <draw:frame draw:style-name="gr88" draw:text-style-name="P56" draw:layer="layout" svg:width="3.81cm" svg:height="0.635cm" svg:x="9.271cm" svg:y="7.747cm">
          <draw:text-box>
            <text:p text:style-name="P5"><text:span text:style-name="T32">bacnet:mac-</text:span><text:span text:style-name="T32">address</text:span></text:p>
          </draw:text-box>
        </draw:frame>
        <draw:frame draw:style-name="gr88" draw:text-style-name="P56" draw:layer="layout" svg:width="3.81cm" svg:height="0.635cm" svg:x="9.271cm" svg:y="4.318cm">
          <draw:text-box>
            <text:p text:style-name="P5"><text:span text:style-name="T32">bacnet:device-</text:span><text:span text:style-name="T32">identifier</text:span></text:p>
          </draw:text-box>
        </draw:frame>
        <draw:frame draw:style-name="gr88" draw:text-style-name="P56" draw:layer="layout" svg:width="3.81cm" svg:height="0.635cm" svg:x="4.191cm" svg:y="6.477cm">
          <draw:text-box>
            <text:p text:style-name="P5"><text:span text:style-name="T32">bacnet:device-</text:span><text:span text:style-name="T32">address</text:span></text:p>
          </draw:text-box>
        </draw:frame>
        <draw:frame draw:style-name="gr89" draw:text-style-name="P57" draw:layer="layout" svg:width="12.7cm" svg:height="4.313cm" svg:x="3.81cm" svg:y="9.53cm">
          <draw:text-box>
            <text:p><text:span text:style-name="T1">This is </text:span><text:span text:style-name="T1">simpler than </text:span><text:span text:style-name="T1">what you </text:span><text:span text:style-name="T1">might </text:span><text:span text:style-name="T1">expect:</text:span></text:p>
            <text:p><text:span text:style-name="T1"/></text:p>
            <text:p><text:span text:style-name="T27">&lt;ex:a&gt; </text:span><text:span text:style-name="T27">bacnet:dev</text:span><text:span text:style-name="T27">ice-</text:span><text:span text:style-name="T27">address-</text:span><text:span text:style-name="T27">binding (</text:span></text:p>
            <text:p><text:span text:style-name="T27"><text:s text:c="8"/></text:span><text:span text:style-name="T27">[ bacnet:d</text:span><text:span text:style-name="T27">evice-</text:span><text:span text:style-name="T27">identifier </text:span><text:span text:style-name="T27">“device,32</text:span><text:span text:style-name="T27">” ;</text:span></text:p>
            <text:p><text:span text:style-name="T27"><text:s text:c="10"/></text:span><text:span text:style-name="T27">bacnet:dev</text:span><text:span text:style-name="T27">ice-</text:span><text:span text:style-name="T27">address [</text:span></text:p>
            <text:p><text:span text:style-name="T27"><text:s text:c="11"/></text:span><text:span text:style-name="T27"><text:s/></text:span><text:span text:style-name="T27">bacnet:net</text:span><text:span text:style-name="T27">work-</text:span><text:span text:style-name="T27">number 6 ;</text:span></text:p>
            <text:p><text:span text:style-name="T27"><text:s text:c="11"/></text:span><text:span text:style-name="T27"><text:s/></text:span><text:span text:style-name="T27">bacnet:mac</text:span><text:span text:style-name="T27">-address </text:span><text:span text:style-name="T27">“4A”^^xsd:</text:span><text:span text:style-name="T27">hexString</text:span></text:p>
            <text:p><text:span text:style-name="T27"><text:s text:c="10"/></text:span><text:span text:style-name="T27">]</text:span></text:p>
            <text:p><text:span text:style-name="T27"><text:s text:c="8"/></text:span><text:span text:style-name="T27">]</text:span></text:p>
            <text:p><text:span text:style-name="T27"><text:s text:c="4"/></text:span><text:span text:style-name="T27">) .</text:span></text:p>
            <text:p><text:span text:style-name="T27"/></text:p>
          </draw:text-box>
        </draw:frame>
      </draw:page>
      <draw:page draw:name="page17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Choice</text:span></text:p>
          </draw:text-box>
        </draw:frame>
        <draw:frame draw:style-name="gr60" draw:text-style-name="P44" draw:layer="layout" svg:width="3.81cm" svg:height="0.784cm" svg:x="13.345cm" svg:y="1.914cm">
          <draw:text-box>
            <text:p text:style-name="P11"><text:span text:style-name="T30">Pattern</text:span></text:p>
          </draw:text-box>
        </draw:frame>
        <draw:custom-shape draw:style-name="gr90" draw:text-style-name="P52" draw:layer="layout" svg:width="3.81cm" svg:height="0.762cm" svg:x="12.065cm" svg:y="5.588cm">
          <text:p text:style-name="P51"><text:span text:style-name="T29">"0.05"^^xsd:float</text:span></text:p>
          <draw:enhanced-geometry svg:viewBox="0 0 21600 21600" draw:type="rectangle" draw:enhanced-path="M 0 0 L 21600 0 21600 21600 0 21600 0 0 Z N"/>
        </draw:custom-shape>
        <draw:custom-shape draw:style-name="gr84" draw:text-style-name="P53" draw:layer="layout" svg:width="3.81cm" svg:height="0.762cm" svg:x="5.08cm" svg:y="3.937cm">
          <text:p text:style-name="P48"><text:span text:style-name="T32">bacnet:ClientCO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5" draw:layer="layout" svg:width="3.81cm" svg:height="0.762cm" svg:x="5.08cm" svg:y="6.477cm">
          <text:p text:style-name="P54"><text:span text:style-name="T35">_:c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4" draw:layer="layout" svg:x1="7.874cm" svg:y1="5.969cm" svg:x2="11.938cm" svg:y2="5.969cm">
          <text:p/>
        </draw:line>
        <draw:line draw:style-name="gr92" draw:text-style-name="P4" draw:layer="layout" svg:x1="7.874cm" svg:y1="6.35cm" svg:x2="7.874cm" svg:y2="5.969cm">
          <text:p/>
        </draw:line>
        <draw:line draw:style-name="gr91" draw:text-style-name="P4" draw:layer="layout" svg:x1="7.874cm" svg:y1="8.128cm" svg:x2="11.938cm" svg:y2="8.128cm">
          <text:p/>
        </draw:line>
        <draw:line draw:style-name="gr92" draw:text-style-name="P4" draw:layer="layout" svg:x1="7.874cm" svg:y1="8.128cm" svg:x2="7.874cm" svg:y2="7.366cm">
          <text:p/>
        </draw:line>
        <draw:line draw:style-name="gr52" draw:text-style-name="P4" draw:layer="layout" svg:x1="5.715cm" svg:y1="6.35cm" svg:x2="5.715cm" svg:y2="4.826cm">
          <text:p/>
        </draw:line>
        <draw:frame draw:style-name="gr53" draw:text-style-name="P40" draw:layer="layout" svg:width="1.524cm" svg:height="0.607cm" svg:x="5.715cm" svg:y="5.334cm">
          <draw:text-box>
            <text:p text:style-name="P36"><text:span text:style-name="T28">rdf:type</text:span></text:p>
          </draw:text-box>
        </draw:frame>
        <draw:frame draw:style-name="gr88" draw:text-style-name="P56" draw:layer="layout" svg:width="3.81cm" svg:height="0.635cm" svg:x="8.001cm" svg:y="5.461cm">
          <draw:text-box>
            <text:p text:style-name="P5"><text:span text:style-name="T32">bacnet:real-</text:span><text:span text:style-name="T32">increment</text:span></text:p>
          </draw:text-box>
        </draw:frame>
        <draw:frame draw:style-name="gr88" draw:text-style-name="P56" draw:layer="layout" svg:width="3.81cm" svg:height="0.635cm" svg:x="8.001cm" svg:y="7.62cm">
          <draw:text-box>
            <text:p text:style-name="P5"><text:span text:style-name="T32">bacnet:default-</text:span><text:span text:style-name="T32">increment</text:span></text:p>
          </draw:text-box>
        </draw:frame>
        <draw:custom-shape draw:style-name="gr93" draw:text-style-name="P49" draw:layer="layout" svg:width="3.81cm" svg:height="0.762cm" svg:x="12.065cm" svg:y="7.747cm">
          <text:p text:style-name="P48"><text:span text:style-name="T32">bacnet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57" draw:layer="layout" svg:width="12.7cm" svg:height="3.048cm" svg:x="3.81cm" svg:y="9.525cm">
          <draw:text-box>
            <text:p><text:span text:style-name="T1">What you </text:span><text:span text:style-name="T1">might </text:span><text:span text:style-name="T1">expect:</text:span></text:p>
            <text:p><text:span text:style-name="T1"/></text:p>
            <text:p><text:span text:style-name="T27">&lt;ex:a&gt; </text:span><text:span text:style-name="T27">bacnet:cli</text:span><text:span text:style-name="T27">ent-cov-</text:span><text:span text:style-name="T27">increment </text:span><text:span text:style-name="T27">[</text:span></text:p>
            <text:p><text:span text:style-name="T27"><text:s text:c="11"/></text:span><text:span text:style-name="T27"><text:s/></text:span><text:span text:style-name="T27">bacnet:rea</text:span><text:span text:style-name="T27">l-</text:span><text:span text:style-name="T27">increment </text:span><text:span text:style-name="T27">“0.05”^^xs</text:span><text:span text:style-name="T27">d:float</text:span></text:p>
            <text:p><text:span text:style-name="T27"><text:s text:c="4"/></text:span><text:span text:style-name="T27">] .</text:span></text:p>
            <text:p><text:span text:style-name="T27"/></text:p>
          </draw:text-box>
        </draw:frame>
      </draw:page>
      <draw:page draw:name="page18" draw:style-name="dp1" draw:master-page-name="Default">
        <draw:custom-shape draw:style-name="gr95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6.35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frame draw:style-name="gr98" draw:text-style-name="P57" draw:layer="layout" svg:width="12.7cm" svg:height="3.175cm" svg:x="3.81cm" svg:y="9.525cm">
          <draw:text-box>
            <text:p><text:span text:style-name="T1">This is an </text:span><text:span text:style-name="T1">explicit </text:span><text:span text:style-name="T1">reference to </text:span><text:span text:style-name="T1">the type:</text:span></text:p>
            <text:p><text:span text:style-name="T1"/></text:p>
            <text:p><text:span text:style-name="T27"><text:s text:c="4"/></text:span><text:span text:style-name="T27">&lt;ex:a&gt; </text:span><text:span text:style-name="T27">a </text:span><text:span text:style-name="T27">bacnet:Ana</text:span><text:span text:style-name="T27">logValueOb</text:span><text:span text:style-name="T27">ject .</text:span></text:p>
            <text:p><text:span text:style-name="T27"/></text:p>
            <text:p text:style-name="P13"><text:span text:style-name="T36">This is an </text:span><text:span text:style-name="T36">implicit </text:span><text:span text:style-name="T36">reference to </text:span><text:span text:style-name="T36">the type with </text:span><text:span text:style-name="T36">a property </text:span><text:span text:style-name="T36">and </text:span><text:span text:style-name="T36">enumerated </text:span><text:span text:style-name="T36">value:</text:span></text:p>
            <text:p text:style-name="P13"><text:span text:style-name="T37"/></text:p>
            <text:p text:style-name="P13"><text:span text:style-name="T27"><text:s text:c="4"/></text:span><text:span text:style-name="T27">&lt;ex:a&gt; </text:span><text:span text:style-name="T27">bacnet:obj</text:span><text:span text:style-name="T27">ect-type </text:span><text:span text:style-name="T27">bacnet:Obj</text:span><text:span text:style-name="T27">ectType.an</text:span><text:span text:style-name="T27">alog-value </text:span><text:span text:style-name="T27">.</text:span></text:p>
          </draw:text-box>
        </draw:frame>
      </draw:page>
      <draw:page draw:name="page19" draw:style-name="dp1" draw:master-page-name="Default">
        <draw:custom-shape draw:style-name="gr99" draw:text-style-name="P53" draw:layer="layout" svg:width="5.08cm" svg:height="0.762cm" svg:x="7.62cm" svg:y="2.286cm">
          <text:p text:style-name="P48"><text:span text:style-name="T32">bacnet: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99" draw:text-style-name="P53" draw:layer="layout" svg:width="5.08cm" svg:height="0.762cm" svg:x="10.16cm" svg:y="3.937cm">
          <text:p text:style-name="P48"><text:span text:style-name="T32">bacnet:Proprietary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5.08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8.89cm" svg:y1="5.461cm" svg:x2="8.89cm" svg:y2="3.175cm">
          <text:p/>
        </draw:line>
        <draw:frame draw:style-name="gr53" draw:text-style-name="P40" draw:layer="layout" svg:width="2.54cm" svg:height="0.607cm" svg:x="8.89cm" svg:y="3.302cm">
          <draw:text-box>
            <text:p text:style-name="P36"><text:span text:style-name="T28">rdf:subClassOf</text:span></text:p>
          </draw:text-box>
        </draw:frame>
        <draw:line draw:style-name="gr97" draw:text-style-name="P4" draw:layer="layout" svg:x1="10.033cm" svg:y1="4.318cm" svg:x2="8.89cm" svg:y2="4.318cm">
          <text:p/>
        </draw:line>
        <draw:line draw:style-name="gr97" draw:text-style-name="P4" draw:layer="layout" svg:x1="10.033cm" svg:y1="5.461cm" svg:x2="8.89cm" svg:y2="5.461cm">
          <text:p/>
        </draw:line>
        <draw:line draw:style-name="gr102" draw:text-style-name="P58" draw:layer="layout" svg:x1="17.145cm" svg:y1="5.461cm" svg:x2="15.367cm" svg:y2="5.461cm">
          <text:p/>
        </draw:line>
        <draw:line draw:style-name="gr102" draw:text-style-name="P58" draw:layer="layout" svg:x1="17.145cm" svg:y1="4.318cm" svg:x2="15.367cm" svg:y2="4.318cm">
          <text:p/>
        </draw:line>
        <draw:line draw:style-name="gr103" draw:text-style-name="P59" draw:layer="layout" svg:x1="17.145cm" svg:y1="5.461cm" svg:x2="17.145cm" svg:y2="4.318cm">
          <text:p/>
        </draw:line>
        <draw:frame draw:style-name="gr104" draw:text-style-name="P60" draw:layer="layout" svg:width="2.54cm" svg:height="0.607cm" svg:x="16.002cm" svg:y="4.572cm">
          <draw:text-box>
            <text:p text:style-name="P36"><text:span text:style-name="T38">owl:disjointWith</text:span></text:p>
          </draw:text-box>
        </draw:fram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7.493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custom-shape draw:style-name="gr99" draw:text-style-name="P53" draw:layer="layout" svg:width="5.08cm" svg:height="0.762cm" svg:x="10.16cm" svg:y="7.112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699cm" svg:y1="6.985cm" svg:x2="12.7cm" svg:y2="5.969cm">
          <text:p/>
        </draw:line>
        <draw:frame draw:style-name="gr53" draw:text-style-name="P40" draw:layer="layout" svg:width="2.54cm" svg:height="0.607cm" svg:x="12.7cm" svg:y="6.223cm">
          <draw:text-box>
            <text:p text:style-name="P36"><text:span text:style-name="T28">rdf:subClassOf</text:span></text:p>
          </draw:text-box>
        </draw:frame>
        <draw:frame draw:style-name="gr105" draw:text-style-name="P57" draw:layer="layout" svg:width="12.7cm" svg:height="3.81cm" svg:x="3.81cm" svg:y="9.525cm">
          <draw:text-box>
            <text:p><text:span text:style-name="T1">BACnet </text:span><text:span text:style-name="T1">enumeration</text:span><text:span text:style-name="T1">s are divided </text:span><text:span text:style-name="T1">into two </text:span><text:span text:style-name="T1">disjoint </text:span><text:span text:style-name="T1">classes; </text:span><text:span text:style-name="T1">those </text:span><text:span text:style-name="T1">specified in </text:span><text:span text:style-name="T1">the standard </text:span><text:span text:style-name="T1">and those </text:span><text:span text:style-name="T1">provided by </text:span><text:span text:style-name="T1">a vendor. <text:s/></text:span><text:span text:style-name="T1">The </text:span><text:span text:style-name="T1">standard </text:span><text:span text:style-name="T1">enumeration</text:span><text:span text:style-name="T1">s are divided </text:span><text:span text:style-name="T1">into two </text:span><text:span text:style-name="T1">subclasses; </text:span><text:span text:style-name="T1">those that </text:span><text:span text:style-name="T1">are fixed </text:span><text:span text:style-name="T1">and those </text:span><text:span text:style-name="T1">that can be </text:span><text:span text:style-name="T1">extended by </text:span><text:span text:style-name="T1">a vendor.</text:span></text:p>
          </draw:text-box>
        </draw:frame>
      </draw:page>
      <draw:page draw:name="page20" draw:style-name="dp1" draw:master-page-name="Default">
        <draw:custom-shape draw:style-name="gr106" draw:text-style-name="P62" draw:layer="layout" svg:width="3.81cm" svg:height="0.762cm" svg:x="11.557cm" svg:y="10.922cm">
          <text:p text:style-name="P61"><text:span text:style-name="T39">"analog-value</text:span><text:span text:style-name="T40">"</text:span></text:p>
          <draw:enhanced-geometry svg:viewBox="0 0 21600 21600" draw:type="rectangle" draw:enhanced-path="M 0 0 L 21600 0 21600 21600 0 21600 0 0 Z N"/>
        </draw:custom-shape>
        <draw:custom-shape draw:style-name="gr107" draw:text-style-name="P53" draw:layer="layout" svg:width="5.08cm" svg:height="0.762cm" svg:x="5.207cm" svg:y="11.811cm">
          <text:p text:style-name="P48"><text:span text:style-name="T32">bacnet:ObjectType.analog-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7.62cm" svg:y="2.286cm">
          <text:p text:style-name="P48"><text:span text:style-name="T32">bacnet: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107" draw:text-style-name="P53" draw:layer="layout" svg:width="5.08cm" svg:height="0.762cm" svg:x="10.16cm" svg:y="9.144cm">
          <text:p text:style-name="P48"><text:span text:style-name="T32">bacnet:Objec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3.937cm">
          <text:p text:style-name="P48"><text:span text:style-name="T32">bacnet:Proprietary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5.08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8.89cm" svg:y1="5.461cm" svg:x2="8.89cm" svg:y2="3.175cm">
          <text:p/>
        </draw:line>
        <draw:frame draw:style-name="gr53" draw:text-style-name="P40" draw:layer="layout" svg:width="2.54cm" svg:height="0.607cm" svg:x="8.89cm" svg:y="3.302cm">
          <draw:text-box>
            <text:p text:style-name="P36"><text:span text:style-name="T28">rdf:subClassOf</text:span></text:p>
          </draw:text-box>
        </draw:frame>
        <draw:line draw:style-name="gr97" draw:text-style-name="P4" draw:layer="layout" svg:x1="10.033cm" svg:y1="4.318cm" svg:x2="8.89cm" svg:y2="4.318cm">
          <text:p/>
        </draw:line>
        <draw:line draw:style-name="gr97" draw:text-style-name="P4" draw:layer="layout" svg:x1="10.033cm" svg:y1="5.461cm" svg:x2="8.89cm" svg:y2="5.461cm">
          <text:p/>
        </draw:line>
        <draw:line draw:style-name="gr102" draw:text-style-name="P58" draw:layer="layout" svg:x1="17.145cm" svg:y1="5.461cm" svg:x2="15.367cm" svg:y2="5.461cm">
          <text:p/>
        </draw:line>
        <draw:line draw:style-name="gr102" draw:text-style-name="P58" draw:layer="layout" svg:x1="17.145cm" svg:y1="4.318cm" svg:x2="15.367cm" svg:y2="4.318cm">
          <text:p/>
        </draw:line>
        <draw:line draw:style-name="gr103" draw:text-style-name="P59" draw:layer="layout" svg:x1="17.145cm" svg:y1="5.461cm" svg:x2="17.145cm" svg:y2="4.318cm">
          <text:p/>
        </draw:line>
        <draw:frame draw:style-name="gr104" draw:text-style-name="P60" draw:layer="layout" svg:width="2.54cm" svg:height="0.607cm" svg:x="16.002cm" svg:y="4.572cm">
          <draw:text-box>
            <text:p text:style-name="P36"><text:span text:style-name="T38">owl:disjointWith</text:span></text:p>
          </draw:text-box>
        </draw:frame>
        <draw:line draw:style-name="gr52" draw:text-style-name="P4" draw:layer="layout" svg:x1="12.7cm" svg:y1="9.017cm" svg:x2="12.701cm" svg:y2="8.001cm">
          <text:p/>
        </draw:line>
        <draw:frame draw:style-name="gr53" draw:text-style-name="P40" draw:layer="layout" svg:width="2.54cm" svg:height="0.607cm" svg:x="12.7cm" svg:y="8.283cm">
          <draw:text-box>
            <text:p text:style-name="P63"><text:span text:style-name="T41">rdf:</text:span><text:span text:style-name="T28">type</text:span></text:p>
          </draw:text-box>
        </draw:fram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7.493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line draw:style-name="gr49" draw:text-style-name="P4" draw:layer="layout" svg:x1="7.62cm" svg:y1="10.541cm" svg:x2="7.62cm" svg:y2="10.033cm">
          <text:p/>
        </draw:line>
        <draw:frame draw:style-name="gr108" draw:text-style-name="P56" draw:layer="layout" svg:width="3.81cm" svg:height="0.569cm" svg:x="8.255cm" svg:y="10.033cm">
          <draw:text-box>
            <text:p text:style-name="P5"><text:span text:style-name="T32">bacnet:membe</text:span><text:span text:style-name="T32">rClass</text:span></text:p>
          </draw:text-box>
        </draw:frame>
        <draw:custom-shape draw:style-name="gr109" draw:text-style-name="P62" draw:layer="layout" svg:width="5.08cm" svg:height="0.762cm" svg:x="11.557cm" svg:y="12.7cm">
          <text:p text:style-name="P61"><text:span text:style-name="T40">"2"^^xsd:nonNegativeInteg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9.652cm" svg:y1="11.303cm" svg:x2="11.43cm" svg:y2="11.303cm">
          <text:p/>
        </draw:line>
        <draw:line draw:style-name="gr49" draw:text-style-name="P4" draw:layer="layout" svg:x1="9.652cm" svg:y1="13.081cm" svg:x2="11.43cm" svg:y2="13.081cm">
          <text:p/>
        </draw:line>
        <draw:line draw:style-name="gr87" draw:text-style-name="P4" draw:layer="layout" svg:x1="9.652cm" svg:y1="11.684cm" svg:x2="9.652cm" svg:y2="11.303cm">
          <text:p/>
        </draw:line>
        <draw:line draw:style-name="gr87" draw:text-style-name="P4" draw:layer="layout" svg:x1="9.652cm" svg:y1="13.081cm" svg:x2="9.652cm" svg:y2="12.7cm">
          <text:p/>
        </draw:line>
        <draw:custom-shape draw:style-name="gr99" draw:text-style-name="P53" draw:layer="layout" svg:width="5.08cm" svg:height="0.762cm" svg:x="10.16cm" svg:y="7.112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699cm" svg:y1="6.985cm" svg:x2="12.7cm" svg:y2="5.969cm">
          <text:p/>
        </draw:line>
        <draw:frame draw:style-name="gr53" draw:text-style-name="P40" draw:layer="layout" svg:width="2.54cm" svg:height="0.607cm" svg:x="12.7cm" svg:y="6.223cm">
          <draw:text-box>
            <text:p text:style-name="P36"><text:span text:style-name="T28">rdf:subClassOf</text:span></text:p>
          </draw:text-box>
        </draw:frame>
        <draw:frame draw:style-name="gr110" draw:text-style-name="P57" draw:layer="layout" svg:width="13.208cm" svg:height="4.191cm" svg:x="3.556cm" svg:y="3.175cm">
          <draw:text-box>
            <text:p><text:span text:style-name="T1">An </text:span><text:span text:style-name="T1">ObjectType </text:span><text:span text:style-name="T1">(a.k.a. </text:span><text:span text:style-name="T1">BACnetObje</text:span><text:span text:style-name="T1">ctType or “0-</text:span><text:span text:style-name="T1">BACnetObje</text:span><text:span text:style-name="T1">ctType”) is a </text:span><text:span text:style-name="T1">class that is </text:span><text:span text:style-name="T1">a subtype of </text:span><text:span text:style-name="T1">an </text:span><text:span text:style-name="T1">enumeration </text:span><text:span text:style-name="T1">that can be </text:span><text:span text:style-name="T1">extended. <text:s/>It </text:span><text:span text:style-name="T1">has a </text:span><text:span text:style-name="T1">member </text:span><text:span text:style-name="T1">class, which </text:span><text:span text:style-name="T1">is the set of </text:span><text:span text:style-name="T1">all named </text:span><text:span text:style-name="T1">individuals </text:span><text:span text:style-name="T1">of that </text:span><text:span text:style-name="T1">enumeration</text:span><text:span text:style-name="T1">. <text:s/>Each </text:span><text:span text:style-name="T1">instance </text:span><text:span text:style-name="T1">URI is </text:span><text:span text:style-name="T1">constructed </text:span><text:span text:style-name="T1">based on </text:span><text:span text:style-name="T1">the </text:span><text:span text:style-name="T1">enumeration </text:span><text:span text:style-name="T1">and the </text:span><text:span text:style-name="T1">ASN.1 </text:span><text:span text:style-name="T1">name.</text:span></text:p>
            <text:p><text:span text:style-name="T1"/></text:p>
            <text:p><text:span text:style-name="T1">It is a single </text:span><text:span text:style-name="T1">concept with </text:span><text:span text:style-name="T1">two </text:span><text:span text:style-name="T1">representati</text:span><text:span text:style-name="T1">ons, a string </text:span><text:span text:style-name="T1">that is the </text:span><text:span text:style-name="T1">ASN.1 name </text:span><text:span text:style-name="T1">and the </text:span><text:span text:style-name="T1">value when </text:span><text:span text:style-name="T1">it is </text:span><text:span text:style-name="T1">encoded. <text:s/></text:span><text:span text:style-name="T1">Vendor </text:span><text:span text:style-name="T1">object types </text:span><text:span text:style-name="T1">are IRIs like </text:span><text:span text:style-name="T42">cu:ObjectTy</text:span><text:span text:style-name="T42">pe-neuron</text:span><text:span text:style-name="T1">, </text:span><text:span text:style-name="T1">that are </text:span><text:span text:style-name="T1">members of </text:span><text:span text:style-name="T42">cu:ObjectTy</text:span><text:span text:style-name="T42">pe</text:span><text:span text:style-name="T1"> that </text:span><text:span text:style-name="T1">includes/ext</text:span><text:span text:style-name="T1">ends </text:span><text:span text:style-name="T26">bacnet:Obje</text:span><text:span text:style-name="T26">ctType</text:span><text:span text:style-name="T1">.</text:span></text:p>
          </draw:text-box>
        </draw:frame>
        <draw:line draw:style-name="gr87" draw:text-style-name="P4" draw:layer="layout" svg:x1="12.7cm" svg:y1="10.033cm" svg:x2="12.7cm" svg:y2="10.541cm">
          <text:p/>
        </draw:line>
        <draw:line draw:style-name="gr87" draw:text-style-name="P4" draw:layer="layout" svg:x1="7.62cm" svg:y1="10.541cm" svg:x2="12.7cm" svg:y2="10.541cm">
          <text:p/>
        </draw:line>
        <draw:custom-shape draw:style-name="gr107" draw:text-style-name="P53" draw:layer="layout" svg:width="5.08cm" svg:height="0.762cm" svg:x="3.175cm" svg:y="9.144cm">
          <text:p text:style-name="P48"><text:span text:style-name="T32">bacnet:ObjectTypeEnumeration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5.715cm" svg:y1="11.684cm" svg:x2="5.716cm" svg:y2="10.033cm">
          <text:p/>
        </draw:line>
        <draw:frame draw:style-name="gr53" draw:text-style-name="P64" draw:layer="layout" svg:width="1.905cm" svg:height="0.607cm" svg:x="5.715cm" svg:y="10.541cm">
          <draw:text-box>
            <text:p text:style-name="P63"><text:span text:style-name="T41">rdf:</text:span><text:span text:style-name="T28">type</text:span></text:p>
          </draw:text-box>
        </draw:frame>
      </draw:page>
      <draw:page draw:name="page21" draw:style-name="dp1" draw:master-page-name="Default">
        <draw:custom-shape draw:style-name="gr111" draw:text-style-name="P53" draw:layer="layout" svg:width="4.318cm" svg:height="1.778cm" svg:x="1.651cm" svg:y="6.223cm">
          <text:p text:style-name="P48"><text:span text:style-name="T3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7.62cm" svg:y="2.286cm">
          <text:p text:style-name="P48"><text:span text:style-name="T32">bacnet: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99" draw:text-style-name="P53" draw:layer="layout" svg:width="5.08cm" svg:height="0.762cm" svg:x="10.16cm" svg:y="3.937cm">
          <text:p text:style-name="P48"><text:span text:style-name="T32">bacnet:Proprietary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5.08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8.89cm" svg:y1="5.461cm" svg:x2="8.89cm" svg:y2="3.175cm">
          <text:p/>
        </draw:line>
        <draw:frame draw:style-name="gr53" draw:text-style-name="P40" draw:layer="layout" svg:width="2.54cm" svg:height="0.607cm" svg:x="8.89cm" svg:y="3.302cm">
          <draw:text-box>
            <text:p text:style-name="P36"><text:span text:style-name="T28">rdf:subClassOf</text:span></text:p>
          </draw:text-box>
        </draw:frame>
        <draw:line draw:style-name="gr97" draw:text-style-name="P4" draw:layer="layout" svg:x1="10.033cm" svg:y1="4.318cm" svg:x2="8.89cm" svg:y2="4.318cm">
          <text:p/>
        </draw:line>
        <draw:line draw:style-name="gr97" draw:text-style-name="P4" draw:layer="layout" svg:x1="10.033cm" svg:y1="5.461cm" svg:x2="8.89cm" svg:y2="5.461cm">
          <text:p/>
        </draw:line>
        <draw:line draw:style-name="gr102" draw:text-style-name="P58" draw:layer="layout" svg:x1="17.145cm" svg:y1="5.461cm" svg:x2="15.367cm" svg:y2="5.461cm">
          <text:p/>
        </draw:line>
        <draw:line draw:style-name="gr102" draw:text-style-name="P58" draw:layer="layout" svg:x1="17.145cm" svg:y1="4.318cm" svg:x2="15.367cm" svg:y2="4.318cm">
          <text:p/>
        </draw:line>
        <draw:line draw:style-name="gr103" draw:text-style-name="P59" draw:layer="layout" svg:x1="17.145cm" svg:y1="5.461cm" svg:x2="17.145cm" svg:y2="4.318cm">
          <text:p/>
        </draw:line>
        <draw:frame draw:style-name="gr104" draw:text-style-name="P60" draw:layer="layout" svg:width="2.54cm" svg:height="0.607cm" svg:x="16.002cm" svg:y="4.572cm">
          <draw:text-box>
            <text:p text:style-name="P36"><text:span text:style-name="T38">owl:disjointWith</text:span></text:p>
          </draw:text-box>
        </draw:frame>
        <draw:custom-shape draw:style-name="gr112" draw:text-style-name="P65" draw:layer="layout" svg:width="0.762cm" svg:height="0.762cm" svg:x="2.1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4" draw:layer="layout" svg:x1="2.54cm" svg:y1="8.128cm" svg:x2="2.54cm" svg:y2="10.033cm">
          <text:p/>
        </draw:line>
        <draw:line draw:style-name="gr114" draw:text-style-name="P4" draw:layer="layout" svg:x1="3.175cm" svg:y1="11.176cm" svg:x2="2.921cm" svg:y2="10.922cm">
          <text:p/>
        </draw:lin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7.493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line draw:style-name="gr113" draw:text-style-name="P4" draw:layer="layout" svg:x1="3.175cm" svg:y1="11.176cm" svg:x2="5.588cm" svg:y2="11.176cm">
          <text:p/>
        </draw:line>
        <draw:line draw:style-name="gr113" draw:text-style-name="P4" draw:layer="layout" svg:x1="2.54cm" svg:y1="12.446cm" svg:x2="5.588cm" svg:y2="12.446cm">
          <text:p/>
        </draw:line>
        <draw:line draw:style-name="gr114" draw:text-style-name="P4" draw:layer="layout" svg:x1="2.54cm" svg:y1="12.446cm" svg:x2="2.54cm" svg:y2="11.049cm">
          <text:p/>
        </draw:line>
        <draw:custom-shape draw:style-name="gr99" draw:text-style-name="P53" draw:layer="layout" svg:width="5.08cm" svg:height="0.762cm" svg:x="10.16cm" svg:y="7.112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699cm" svg:y1="6.985cm" svg:x2="12.7cm" svg:y2="5.969cm">
          <text:p/>
        </draw:line>
        <draw:frame draw:style-name="gr53" draw:text-style-name="P40" draw:layer="layout" svg:width="2.54cm" svg:height="0.607cm" svg:x="12.7cm" svg:y="6.223cm">
          <draw:text-box>
            <text:p text:style-name="P36"><text:span text:style-name="T28">rdf:subClassOf</text:span></text:p>
          </draw:text-box>
        </draw:frame>
        <draw:custom-shape draw:style-name="gr107" draw:text-style-name="P53" draw:layer="layout" svg:width="5.08cm" svg:height="0.762cm" svg:x="5.715cm" svg:y="12.065cm">
          <text:p text:style-name="P48"><text:span text:style-name="T32">bacnet:ObjectType.analog-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3" draw:layer="layout" svg:width="5.08cm" svg:height="0.762cm" svg:x="10.16cm" svg:y="9.153cm">
          <text:p text:style-name="P48"><text:span text:style-name="T32">bacnet:Objec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7cm" svg:y1="9.026cm" svg:x2="12.701cm" svg:y2="8.01cm">
          <text:p/>
        </draw:line>
        <draw:frame draw:style-name="gr53" draw:text-style-name="P40" draw:layer="layout" svg:width="2.54cm" svg:height="0.607cm" svg:x="12.7cm" svg:y="8.292cm">
          <draw:text-box>
            <text:p text:style-name="P63"><text:span text:style-name="T41">rdf:</text:span><text:span text:style-name="T28">type</text:span></text:p>
          </draw:text-box>
        </draw:frame>
        <draw:custom-shape draw:style-name="gr115" draw:text-style-name="P53" draw:layer="layout" svg:width="3.81cm" svg:height="0.762cm" svg:x="5.715cm" svg:y="10.795cm">
          <text:p text:style-name="P48"><text:span text:style-name="T32">bacnet:objec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57" draw:layer="layout" svg:width="8.255cm" svg:height="6.35cm" svg:x="10.033cm" svg:y="3.81cm">
          <draw:text-box>
            <text:p><text:span text:style-name="T1">The </text:span><text:span text:style-name="T6">Shapes </text:span><text:span text:style-name="T6">Constraint </text:span><text:span text:style-name="T6">Language</text:span><text:span text:style-name="T1"> </text:span><text:span text:style-name="T1">(SHACL) is </text:span><text:span text:style-name="T1">used to </text:span><text:span text:style-name="T1">validate that </text:span><text:span text:style-name="T1">some “thing” </text:span><text:span text:style-name="T1">that says it </text:span><text:span text:style-name="T1">is an </text:span><text:span text:style-name="T1">instance of </text:span><text:span text:style-name="T1">a </text:span><text:span text:style-name="T6">bacnet:Anal</text:span><text:span text:style-name="T6">ogValueObj</text:span><text:span text:style-name="T6">ect</text:span><text:span text:style-name="T1"> then it </text:span><text:span text:style-name="T1">must have a </text:span><text:span text:style-name="T6">bacnet:obje</text:span><text:span text:style-name="T6">ct-type</text:span><text:span text:style-name="T1"> </text:span><text:span text:style-name="T1">property </text:span><text:span text:style-name="T1">having a </text:span><text:span text:style-name="T1">value </text:span><text:span text:style-name="T1">“analog-</text:span><text:span text:style-name="T1">value” as </text:span><text:span text:style-name="T1">being valid, </text:span><text:span text:style-name="T1">other </text:span><text:span text:style-name="T1">combination</text:span><text:span text:style-name="T1">s are an </text:span><text:span text:style-name="T1">error.</text:span></text:p>
            <text:p><text:span text:style-name="T1"/></text:p>
            <text:p><text:span text:style-name="T10">This is </text:span><text:span text:style-name="T10">composed </text:span><text:span text:style-name="T10">of two </text:span><text:span text:style-name="T10">pieces, a </text:span><text:span text:style-name="T43">sh:NodeSha</text:span><text:span text:style-name="T43">pe</text:span><text:span text:style-name="T10"> that </text:span><text:span text:style-name="T10">matches the </text:span><text:span text:style-name="T10">“node” and </text:span><text:span text:style-name="T10">an </text:span><text:span text:style-name="T43">sh:Property</text:span><text:span text:style-name="T43">Shape</text:span><text:span text:style-name="T10"> that </text:span><text:span text:style-name="T10">matches the </text:span><text:span text:style-name="T10">predicate </text:span><text:span text:style-name="T10">and value.</text:span></text:p>
            <text:p text:style-name="P13"><text:span text:style-name="T1"/></text:p>
            <text:p text:style-name="P13"><text:span text:style-name="T1">There can </text:span><text:span text:style-name="T1">be additional </text:span><text:span text:style-name="T1">rules that </text:span><text:span text:style-name="T1">“fill in” one </text:span><text:span text:style-name="T1">RDF </text:span><text:span text:style-name="T1">statement if </text:span><text:span text:style-name="T1">the other </text:span><text:span text:style-name="T1">one doesn’t </text:span><text:span text:style-name="T1">exist.</text:span></text:p>
          </draw:text-box>
        </draw:frame>
        <draw:custom-shape draw:style-name="gr117" draw:text-style-name="P39" draw:layer="layout" svg:width="2.286cm" svg:height="2.286cm" svg:x="6.985cm" svg:y="6.35cm">
          <text:p text:style-name="P38"><text:span text:style-name="T28">sh:NodeSha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6.096cm" svg:y1="7.493cm" svg:x2="6.858cm" svg:y2="7.493cm">
          <text:p/>
        </draw:line>
        <draw:frame draw:style-name="gr53" draw:text-style-name="P67" draw:layer="layout" svg:width="1.524cm" svg:height="0.607cm" svg:x="3.429cm" svg:y="10.668cm">
          <draw:text-box>
            <text:p text:style-name="P66"><text:span text:style-name="T3">sh:path</text:span></text:p>
          </draw:text-box>
        </draw:frame>
        <draw:frame draw:style-name="gr118" draw:text-style-name="P67" draw:layer="layout" svg:width="2.159cm" svg:height="0.569cm" svg:x="2.921cm" svg:y="11.938cm">
          <draw:text-box>
            <text:p text:style-name="P66"><text:span text:style-name="T3">sh:hasValue</text:span></text:p>
          </draw:text-box>
        </draw:frame>
        <draw:frame draw:style-name="gr118" draw:text-style-name="P69" draw:layer="layout" svg:width="2.413cm" svg:height="0.569cm" svg:x="2.54cm" svg:y="8.636cm">
          <draw:text-box>
            <text:p text:style-name="P68"><text:span text:style-name="T3">sh:property</text:span></text:p>
          </draw:text-box>
        </draw:frame>
      </draw:page>
      <draw:page draw:name="page22" draw:style-name="dp1" draw:master-page-name="Default">
        <draw:custom-shape draw:style-name="gr111" draw:text-style-name="P53" draw:layer="layout" svg:width="4.318cm" svg:height="1.778cm" svg:x="1.652cm" svg:y="6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7.366cm" svg:y1="10.668cm" svg:x2="7.366cm" svg:y2="3.683cm">
          <text:p/>
        </draw:line>
        <draw:custom-shape draw:style-name="gr119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120" draw:text-style-name="P39" draw:layer="layout" svg:width="2.032cm" svg:height="1.651cm" svg:x="6.35cm" svg:y="1.905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0" draw:layer="layout" svg:width="1.524cm" svg:height="0.607cm" svg:x="7.366cm" svg:y="4.445cm">
          <draw:text-box>
            <text:p text:style-name="P36"><text:span text:style-name="T28">rdf:type</text:span></text:p>
          </draw:text-box>
        </draw:frame>
        <draw:frame draw:style-name="gr121" draw:text-style-name="P57" draw:layer="layout" svg:width="7.874cm" svg:height="6.503cm" svg:x="10.006cm" svg:y="3.657cm">
          <draw:text-box>
            <text:p><text:span text:style-name="T1">A similar design </text:span><text:span text:style-name="T1">pattern is used for </text:span><text:span text:style-name="T1">the </text:span><text:span text:style-name="T26">bacnet:object-</text:span><text:span text:style-name="T26">type</text:span><text:span text:style-name="T1">, which in terms </text:span><text:span text:style-name="T1">of RDF is simply a </text:span><text:span text:style-name="T1">property (the </text:span><text:span text:style-name="T1">predicate part of a </text:span><text:span text:style-name="T1">triple).</text:span></text:p>
            <text:p><text:span text:style-name="T1"/></text:p>
            <text:p text:style-name="P13"><text:span text:style-name="T10">By defining an RDF </text:span><text:span text:style-name="T9">data model</text:span><text:span text:style-name="T10"> using </text:span><text:span text:style-name="T10">SHACL rules, rather </text:span><text:span text:style-name="T10">than an OWL </text:span><text:span text:style-name="T9">ontology</text:span><text:span text:style-name="T10">, it is </text:span><text:span text:style-name="T10">possible to use the </text:span><text:span text:style-name="T10">same </text:span><text:span text:style-name="T10">property/predicate in </text:span><text:span text:style-name="T10">multiple contexts </text:span><text:span text:style-name="T10">(like </text:span><text:span text:style-name="T44">bacnet:present-</text:span><text:span text:style-name="T44">value</text:span><text:span text:style-name="T10">) and validate </text:span><text:span text:style-name="T10">different </text:span><text:span text:style-name="T10">combinations of </text:span><text:span text:style-name="T10">what would </text:span><text:span text:style-name="T10">otherwise be the </text:span><text:span text:style-name="T9">domain</text:span><text:span text:style-name="T10"> and </text:span><text:span text:style-name="T9">range</text:span><text:span text:style-name="T10">. <text:s/></text:span><text:span text:style-name="T10">It not only reduces </text:span><text:span text:style-name="T10">the cognative load </text:span><text:span text:style-name="T10">on the user, but </text:span><text:span text:style-name="T10">significantly reduces </text:span><text:span text:style-name="T10">the computation </text:span><text:span text:style-name="T10">necessary to </text:span><text:span text:style-name="T10">validate an instance </text:span><text:span text:style-name="T10">of the model.</text:span></text:p>
          </draw:text-box>
        </draw:frame>
        <draw:custom-shape draw:style-name="gr112" draw:text-style-name="P65" draw:layer="layout" svg:width="0.762cm" svg:height="0.762cm" svg:x="2.1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4" draw:layer="layout" svg:x1="2.54cm" svg:y1="8.128cm" svg:x2="2.54cm" svg:y2="10.033cm">
          <text:p/>
        </draw:line>
        <draw:line draw:style-name="gr114" draw:text-style-name="P4" draw:layer="layout" svg:x1="3.175cm" svg:y1="11.176cm" svg:x2="2.921cm" svg:y2="10.922cm">
          <text:p/>
        </draw:line>
        <draw:line draw:style-name="gr113" draw:text-style-name="P4" draw:layer="layout" svg:x1="3.175cm" svg:y1="11.176cm" svg:x2="5.588cm" svg:y2="11.176cm">
          <text:p/>
        </draw:line>
        <draw:line draw:style-name="gr113" draw:text-style-name="P4" draw:layer="layout" svg:x1="2.54cm" svg:y1="12.446cm" svg:x2="5.588cm" svg:y2="12.446cm">
          <text:p/>
        </draw:line>
        <draw:line draw:style-name="gr114" draw:text-style-name="P4" draw:layer="layout" svg:x1="2.54cm" svg:y1="12.446cm" svg:x2="2.54cm" svg:y2="11.049cm">
          <text:p/>
        </draw:line>
        <draw:custom-shape draw:style-name="gr107" draw:text-style-name="P53" draw:layer="layout" svg:width="5.08cm" svg:height="0.762cm" svg:x="5.715cm" svg:y="12.065cm">
          <text:p text:style-name="P48"><text:span text:style-name="T32">b</text:span><text:span text:style-name="T32">a</text:span><text:span text:style-name="T32">c</text:span><text:span text:style-name="T32">n</text:span><text:span text:style-name="T32">e</text:span><text:span text:style-name="T32">t</text:span><text:span text:style-name="T32">:</text:span><text:span text:style-name="T32">O</text:span><text:span text:style-name="T32">b</text:span><text:span text:style-name="T32">j</text:span><text:span text:style-name="T32">e</text:span><text:span text:style-name="T32">c</text:span><text:span text:style-name="T32">t</text:span><text:span text:style-name="T32">T</text:span><text:span text:style-name="T32">y</text:span><text:span text:style-name="T32">p</text:span><text:span text:style-name="T32">e</text:span><text:span text:style-name="T32">.</text:span><text:span text:style-name="T32">a</text:span><text:span text:style-name="T32">n</text:span><text:span text:style-name="T32">a</text:span><text:span text:style-name="T32">l</text:span><text:span text:style-name="T32">o</text:span><text:span text:style-name="T32">g</text:span><text:span text:style-name="T32">-</text:span><text:span text:style-name="T32">v</text:span><text:span text:style-name="T32">a</text:span><text:span text:style-name="T32">l</text:span><text:span text:style-name="T32">u</text:span><text:span text:style-name="T3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3" draw:layer="layout" svg:width="3.81cm" svg:height="0.762cm" svg:x="5.715cm" svg:y="10.795cm">
          <text:p text:style-name="P48"><text:span text:style-name="T32">b</text:span><text:span text:style-name="T32">a</text:span><text:span text:style-name="T32">c</text:span><text:span text:style-name="T32">n</text:span><text:span text:style-name="T32">e</text:span><text:span text:style-name="T32">t</text:span><text:span text:style-name="T32">:</text:span><text:span text:style-name="T32">o</text:span><text:span text:style-name="T32">b</text:span><text:span text:style-name="T32">j</text:span><text:span text:style-name="T32">e</text:span><text:span text:style-name="T32">c</text:span><text:span text:style-name="T32">t</text:span><text:span text:style-name="T32">-</text:span><text:span text:style-name="T32">t</text:span><text:span text:style-name="T32">y</text:span><text:span text:style-name="T32">p</text:span><text:span text:style-name="T3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67" draw:layer="layout" svg:width="1.524cm" svg:height="0.607cm" svg:x="3.429cm" svg:y="10.668cm">
          <draw:text-box>
            <text:p text:style-name="P66"><text:span text:style-name="T3">sh:pa</text:span><text:span text:style-name="T3">th</text:span></text:p>
          </draw:text-box>
        </draw:frame>
        <draw:frame draw:style-name="gr118" draw:text-style-name="P67" draw:layer="layout" svg:width="2.159cm" svg:height="0.569cm" svg:x="2.921cm" svg:y="11.938cm">
          <draw:text-box>
            <text:p text:style-name="P66"><text:span text:style-name="T3">sh:hasValue</text:span></text:p>
          </draw:text-box>
        </draw:frame>
        <draw:frame draw:style-name="gr118" draw:text-style-name="P69" draw:layer="layout" svg:width="2.413cm" svg:height="0.569cm" svg:x="2.54cm" svg:y="8.636cm">
          <draw:text-box>
            <text:p text:style-name="P68"><text:span text:style-name="T3">sh:property</text:span></text:p>
          </draw:text-box>
        </draw:frame>
      </draw:page>
      <draw:page draw:name="page23" draw:style-name="dp1" draw:master-page-name="Default">
        <draw:custom-shape draw:style-name="gr122" draw:text-style-name="P53" draw:layer="layout" svg:width="6.35cm" svg:height="0.762cm" svg:x="11.43cm" svg:y="8.255cm">
          <text:p text:style-name="P48"><text:span text:style-name="T32">bacnet:PropertyIdentifierEnumeration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2.065cm" svg:y="2.032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3.335cm" svg:y1="6.096cm" svg:x2="13.336cm" svg:y2="5.08cm">
          <text:p/>
        </draw:line>
        <draw:frame draw:style-name="gr53" draw:text-style-name="P40" draw:layer="layout" svg:width="2.54cm" svg:height="0.607cm" svg:x="13.335cm" svg:y="5.362cm">
          <draw:text-box>
            <text:p text:style-name="P63"><text:span text:style-name="T41">rdf:</text:span><text:span text:style-name="T28">type</text:span></text:p>
          </draw:text-box>
        </draw:frame>
        <draw:custom-shape draw:style-name="gr99" draw:text-style-name="P53" draw:layer="layout" svg:width="5.08cm" svg:height="0.762cm" svg:x="12.065cm" svg:y="4.191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3.335cm" svg:y1="4.064cm" svg:x2="13.336cm" svg:y2="2.921cm">
          <text:p/>
        </draw:line>
        <draw:frame draw:style-name="gr53" draw:text-style-name="P40" draw:layer="layout" svg:width="2.54cm" svg:height="0.607cm" svg:x="13.335cm" svg:y="3.203cm">
          <draw:text-box>
            <text:p text:style-name="P36"><text:span text:style-name="T28">rdf:subClassOf</text:span></text:p>
          </draw:text-box>
        </draw:frame>
        <draw:custom-shape draw:style-name="gr123" draw:text-style-name="P62" draw:layer="layout" svg:width="3.81cm" svg:height="0.762cm" svg:x="14.605cm" svg:y="10.414cm">
          <text:p text:style-name="P61"><text:span text:style-name="T39">"object-type</text:span><text:span text:style-name="T40">"</text:span></text:p>
          <draw:enhanced-geometry svg:viewBox="0 0 21600 21600" draw:type="rectangle" draw:enhanced-path="M 0 0 L 21600 0 21600 21600 0 21600 0 0 Z N"/>
        </draw:custom-shape>
        <draw:custom-shape draw:style-name="gr107" draw:text-style-name="P53" draw:layer="layout" svg:width="5.08cm" svg:height="0.762cm" svg:x="10.795cm" svg:y="11.684cm">
          <text:p text:style-name="P48"><text:span text:style-name="T32">bacnet:PropertyIdentifier.objec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2" draw:layer="layout" svg:width="5.08cm" svg:height="0.762cm" svg:x="13.335cm" svg:y="12.954cm">
          <text:p text:style-name="P61"><text:span text:style-name="T40">"79"^^xsd:nonNegativeInteg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13.335cm" svg:y1="10.795cm" svg:x2="14.478cm" svg:y2="10.795cm">
          <text:p/>
        </draw:line>
        <draw:line draw:style-name="gr49" draw:text-style-name="P4" draw:layer="layout" svg:x1="12.065cm" svg:y1="13.335cm" svg:x2="13.208cm" svg:y2="13.335cm">
          <text:p/>
        </draw:line>
        <draw:line draw:style-name="gr87" draw:text-style-name="P4" draw:layer="layout" svg:x1="13.335cm" svg:y1="11.557cm" svg:x2="13.335cm" svg:y2="10.795cm">
          <text:p/>
        </draw:line>
        <draw:line draw:style-name="gr87" draw:text-style-name="P4" draw:layer="layout" svg:x1="12.065cm" svg:y1="13.335cm" svg:x2="12.065cm" svg:y2="12.573cm">
          <text:p/>
        </draw:line>
        <draw:custom-shape draw:style-name="gr107" draw:text-style-name="P53" draw:layer="layout" svg:width="5.08cm" svg:height="0.762cm" svg:x="12.065cm" svg:y="6.223cm">
          <text:p text:style-name="P48"><text:span text:style-name="T32">bacnet:Property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4" draw:layer="layout" svg:x1="12.7cm" svg:y1="7.112cm" svg:x2="12.7cm" svg:y2="8.128cm">
          <text:p/>
        </draw:line>
        <draw:frame draw:style-name="gr108" draw:text-style-name="P70" draw:layer="layout" svg:width="3.81cm" svg:height="0.569cm" svg:x="12.7cm" svg:y="7.239cm">
          <draw:text-box>
            <text:p text:style-name="P36"><text:span text:style-name="T32">bacnet:membe</text:span><text:span text:style-name="T32">rClass</text:span></text:p>
          </draw:text-box>
        </draw:frame>
        <draw:line draw:style-name="gr52" draw:text-style-name="P4" draw:layer="layout" svg:x1="12.7cm" svg:y1="11.557cm" svg:x2="12.701cm" svg:y2="9.144cm">
          <text:p/>
        </draw:line>
        <draw:frame draw:style-name="gr53" draw:text-style-name="P40" draw:layer="layout" svg:width="2.54cm" svg:height="0.607cm" svg:x="12.7cm" svg:y="9.426cm">
          <draw:text-box>
            <text:p text:style-name="P63"><text:span text:style-name="T41">rdf:</text:span><text:span text:style-name="T28">type</text:span></text:p>
          </draw:text-box>
        </draw:frame>
        <draw:frame draw:style-name="gr125" draw:text-style-name="P71" draw:layer="layout" svg:width="8.89cm" svg:height="5.08cm" svg:x="1.905cm" svg:y="3.175cm">
          <draw:text-box>
            <text:p text:style-name="P13"><text:span text:style-name="T45">A </text:span><text:span text:style-name="T45">PropertyIden</text:span><text:span text:style-name="T45">tifier (a.k.a. </text:span><text:span text:style-name="T45">BACnetProp</text:span><text:span text:style-name="T45">ertyIdentifier</text:span><text:span text:style-name="T45">) is an </text:span><text:span text:style-name="T45">enumeration </text:span><text:span text:style-name="T45">and follows </text:span><text:span text:style-name="T45">the same </text:span><text:span text:style-name="T45">pattern as </text:span><text:span text:style-name="T45">all other </text:span><text:span text:style-name="T45">enumeration</text:span><text:span text:style-name="T45">s, it is also </text:span><text:span text:style-name="T1">an instance </text:span><text:span text:style-name="T1">of an </text:span><text:span text:style-name="T1">extended </text:span><text:span text:style-name="T1">enumerated.</text:span></text:p>
            <text:p text:style-name="P13"><text:span text:style-name="T1"/></text:p>
            <text:p text:style-name="P13"><text:span text:style-name="T10">It is a single </text:span><text:span text:style-name="T10">concept with </text:span><text:span text:style-name="T10">two </text:span><text:span text:style-name="T10">representati</text:span><text:span text:style-name="T10">ons, a string </text:span><text:span text:style-name="T10">that is the </text:span><text:span text:style-name="T10">ASN.1 name </text:span><text:span text:style-name="T10">and the </text:span><text:span text:style-name="T10">value when </text:span><text:span text:style-name="T10">it is </text:span><text:span text:style-name="T10">encoded. <text:s/></text:span><text:span text:style-name="T10">Vendor </text:span><text:span text:style-name="T10">property </text:span><text:span text:style-name="T10">identifiers </text:span><text:span text:style-name="T10">are IRIs like </text:span><text:span text:style-name="T46">cu:PropertyI</text:span><text:span text:style-name="T46">dentifier.syn</text:span><text:span text:style-name="T46">apse</text:span><text:span text:style-name="T10">, that </text:span><text:span text:style-name="T10">are </text:span><text:span text:style-name="T10">instances of </text:span><text:span text:style-name="T46">cu:PropertyI</text:span><text:span text:style-name="T46">dentifierEnu</text:span><text:span text:style-name="T46">merationVal</text:span><text:span text:style-name="T46">ue</text:span><text:span text:style-name="T1">.</text:span><text:span text:style-name="T47"> </text:span></text:p>
          </draw:text-box>
        </draw:frame>
      </draw:page>
      <draw:page draw:name="page24" draw:style-name="dp1" draw:master-page-name="Default">
        <draw:custom-shape draw:style-name="gr126" draw:text-style-name="P19" draw:layer="layout" svg:width="1.524cm" svg:height="1.524cm" svg:x="8.763cm" svg:y="7.493cm">
          <text:p text:style-name="P18"><text:span text:style-name="T17">ex: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13.97cm" svg:height="2.54cm" svg:x="3.175cm" svg:y="10.795cm">
          <draw:text-box>
            <text:p><text:span text:style-name="T1">This an </text:span><text:span text:style-name="T6">L1</text:span><text:span text:style-name="T1"> </text:span><text:span text:style-name="T1">model, one </text:span><text:span text:style-name="T1">hop from the </text:span><text:span text:style-name="T1">object to the </text:span><text:span text:style-name="T1">value and </text:span><text:span text:style-name="T1">the </text:span><text:span text:style-name="T1">predicate </text:span><text:span text:style-name="T1">matches the </text:span><text:span text:style-name="T1">ASN.1 </text:span><text:span text:style-name="T1">property </text:span><text:span text:style-name="T1">name as </text:span><text:span text:style-name="T1">expressed in </text:span><text:span text:style-name="T1">CSML.</text:span></text:p>
            <text:p><text:span text:style-name="T1"/></text:p>
            <text:p><text:span text:style-name="T48">&lt;</text:span><text:span text:style-name="T49">bacnet://</text:span><text:span text:style-name="T49">1234</text:span><text:span text:style-name="T48">&gt; </text:span><text:span text:style-name="T48">bacnet:has</text:span><text:span text:style-name="T48">Object </text:span><text:span text:style-name="T48">&lt;</text:span><text:span text:style-name="T50">bacnet://</text:span><text:span text:style-name="T50">1234/analo</text:span><text:span text:style-name="T50">g-value,1</text:span><text:span text:style-name="T27">&gt; </text:span><text:span text:style-name="T27">.</text:span></text:p>
            <text:p><text:span text:style-name="T48">&lt;</text:span><text:span text:style-name="T50">bacnet://</text:span><text:span text:style-name="T50">1234/</text:span><text:span text:style-name="T50">analog-</text:span><text:span text:style-name="T50">value,1</text:span><text:span text:style-name="T27">&gt; </text:span><text:span text:style-name="T27">bacnet:som</text:span><text:span text:style-name="T27">e-property </text:span><text:span text:style-name="T27">12 .</text:span></text:p>
          </draw:text-box>
        </draw:frame>
        <draw:line draw:style-name="gr23" draw:text-style-name="P4" draw:layer="layout" svg:x1="10.414cm" svg:y1="8.255cm" svg:x2="14.478cm" svg:y2="8.255cm">
          <text:p/>
        </draw:line>
        <draw:custom-shape draw:style-name="gr126" draw:text-style-name="P19" draw:layer="layout" svg:width="1.524cm" svg:height="1.524cm" svg:x="3.683cm" svg:y="7.493cm">
          <text:p text:style-name="P18"><text:span text:style-name="T17">ex: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5.334cm" svg:y1="8.255cm" svg:x2="8.636cm" svg:y2="8.255cm">
          <text:p/>
        </draw:line>
        <draw:custom-shape draw:style-name="gr46" draw:text-style-name="P31" draw:layer="layout" svg:width="1.905cm" svg:height="1.016cm" svg:x="14.605cm" svg:y="7.747cm">
          <text:p text:style-name="P18"><text:span text:style-name="T17">12</text:span></text:p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2.032cm" svg:height="0.762cm" svg:x="5.969cm" svg:y="7.874cm">
          <draw:text-box>
            <text:p text:style-name="P5"><text:span text:style-name="T17">hasObject</text:span></text:p>
          </draw:text-box>
        </draw:frame>
        <draw:custom-shape draw:style-name="gr127" draw:text-style-name="P34" draw:layer="layout" svg:width="1.524cm" svg:height="1.524cm" svg:x="8.763cm" svg:y="4.953cm">
          <text:p text:style-name="P7"><text:span text:style-name="T4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5" draw:layer="layout" svg:x1="10.414cm" svg:y1="5.715cm" svg:x2="14.478cm" svg:y2="5.715cm">
          <text:p/>
        </draw:line>
        <draw:custom-shape draw:style-name="gr128" draw:text-style-name="P34" draw:layer="layout" svg:width="1.524cm" svg:height="1.524cm" svg:x="3.683cm" svg:y="4.953cm">
          <text:p text:style-name="P7"><text:span text:style-name="T4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4" draw:layer="layout" svg:x1="5.334cm" svg:y1="5.715cm" svg:x2="8.636cm" svg:y2="5.715cm">
          <text:p/>
        </draw:line>
        <draw:custom-shape draw:style-name="gr129" draw:text-style-name="P34" draw:layer="layout" svg:width="1.905cm" svg:height="1.016cm" svg:x="14.605cm" svg:y="5.207cm">
          <text:p text:style-name="P7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525cm" svg:y1="7.366cm" svg:x2="9.525cm" svg:y2="6.604cm">
          <text:p/>
        </draw:line>
        <draw:line draw:style-name="gr52" draw:text-style-name="P4" draw:layer="layout" svg:x1="4.445cm" svg:y1="7.366cm" svg:x2="4.445cm" svg:y2="6.604cm">
          <text:p/>
        </draw:line>
        <draw:frame draw:style-name="gr53" draw:text-style-name="P37" draw:layer="layout" svg:width="2.54cm" svg:height="0.607cm" svg:x="4.445cm" svg:y="6.632cm">
          <draw:text-box>
            <text:p text:style-name="P36"><text:span text:style-name="T18">rdf:type</text:span></text:p>
          </draw:text-box>
        </draw:frame>
        <draw:frame draw:style-name="gr53" draw:text-style-name="P37" draw:layer="layout" svg:width="2.54cm" svg:height="0.607cm" svg:x="9.525cm" svg:y="6.632cm">
          <draw:text-box>
            <text:p text:style-name="P36"><text:span text:style-name="T18">rdf:type</text:span></text:p>
          </draw:text-box>
        </draw:frame>
        <draw:custom-shape draw:style-name="gr54" draw:text-style-name="P39" draw:layer="layout" svg:width="1.524cm" svg:height="1.524cm" svg:x="3.683cm" svg:y="2.413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4.445cm" svg:y1="4.826cm" svg:x2="4.445cm" svg:y2="4.064cm">
          <text:p/>
        </draw:line>
        <draw:frame draw:style-name="gr53" draw:text-style-name="P40" draw:layer="layout" svg:width="2.54cm" svg:height="0.607cm" svg:x="4.445cm" svg:y="4.092cm">
          <draw:text-box>
            <text:p text:style-name="P36"><text:span text:style-name="T28">rdf:type</text:span></text:p>
          </draw:text-box>
        </draw:frame>
        <draw:custom-shape draw:style-name="gr55" draw:text-style-name="P39" draw:layer="layout" svg:width="1.778cm" svg:height="1.524cm" svg:x="6.096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6.985cm" svg:y1="4.826cm" svg:x2="6.985cm" svg:y2="4.064cm">
          <text:p/>
        </draw:line>
        <draw:frame draw:style-name="gr53" draw:text-style-name="P40" draw:layer="layout" svg:width="2.54cm" svg:height="0.607cm" svg:x="6.985cm" svg:y="4.092cm">
          <draw:text-box>
            <text:p text:style-name="P36"><text:span text:style-name="T28">rdf:type</text:span></text:p>
          </draw:text-box>
        </draw:frame>
        <draw:custom-shape draw:style-name="gr56" draw:text-style-name="P34" draw:layer="layout" svg:width="1.778cm" svg:height="1.524cm" svg:x="6.096cm" svg:y="4.953cm">
          <text:p text:style-name="P7"><text:span text:style-name="T4">has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1" draw:layer="layout" svg:width="2.667cm" svg:height="0.762cm" svg:x="11.049cm" svg:y="7.874cm">
          <draw:text-box>
            <text:p text:style-name="P5"><text:span text:style-name="T17">some-</text:span><text:span text:style-name="T17">property</text:span></text:p>
          </draw:text-box>
        </draw:frame>
        <draw:custom-shape draw:style-name="gr55" draw:text-style-name="P39" draw:layer="layout" svg:width="1.778cm" svg:height="1.524cm" svg:x="11.431cm" svg:y="2.414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2.32cm" svg:y1="4.827cm" svg:x2="12.32cm" svg:y2="4.065cm">
          <text:p/>
        </draw:line>
        <draw:custom-shape draw:style-name="gr58" draw:text-style-name="P34" draw:layer="layout" svg:width="2.54cm" svg:height="1.524cm" svg:x="11.05cm" svg:y="4.954cm">
          <text:p text:style-name="P7"><text:span text:style-name="T4">some-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custom-shape draw:style-name="gr126" draw:text-style-name="P19" draw:layer="layout" svg:width="1.524cm" svg:height="1.524cm" svg:x="12.192cm" svg:y="7.493cm">
          <text:p text:style-name="P18"><text:span text:style-name="T17">ex: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0" draw:text-style-name="P1" draw:layer="layout" svg:width="13.97cm" svg:height="3.818cm" svg:x="3.175cm" svg:y="10.16cm">
          <draw:text-box>
            <text:p text:style-name="P13"><text:span text:style-name="T51">This an </text:span><text:span text:style-name="T44">L2</text:span><text:span text:style-name="T10"> </text:span><text:span text:style-name="T10">model, two </text:span><text:span text:style-name="T10">hops from </text:span><text:span text:style-name="T10">the property </text:span><text:span text:style-name="T10">through a </text:span><text:span text:style-name="T10">Property to </text:span><text:span text:style-name="T10">the value. <text:s/></text:span><text:span text:style-name="T10">In this case, </text:span><text:span text:style-name="T48">ex:c</text:span><text:span text:style-name="T10"> would </text:span><text:span text:style-name="T10">conceptually </text:span><text:span text:style-name="T10">similar to </text:span><text:span text:style-name="T50">bacnet://1</text:span><text:span text:style-name="T50">234/analog</text:span><text:span text:style-name="T50">-value,1/s</text:span><text:span text:style-name="T50">ome-</text:span><text:span text:style-name="T50">property</text:span></text:p>
            <text:p><text:span text:style-name="T1"/></text:p>
            <text:p><text:span text:style-name="T50">&lt;ex:a&gt; </text:span><text:span text:style-name="T50">bacnet:has</text:span><text:span text:style-name="T50">Object </text:span><text:span text:style-name="T50">&lt;ex:b&gt; .</text:span></text:p>
            <text:p><text:span text:style-name="T49">&lt;ex:b&gt; </text:span><text:span text:style-name="T49">bacnet:has</text:span><text:span text:style-name="T49">Property </text:span><text:span text:style-name="T50">&lt;ex:c&gt; .</text:span></text:p>
            <text:p text:style-name="P13"><text:span text:style-name="T50"/></text:p>
            <text:p text:style-name="P13"><text:span text:style-name="T50">&lt;ex:c&gt; </text:span><text:span text:style-name="T50">bacnet:has</text:span><text:span text:style-name="T50">Value 12 .</text:span></text:p>
            <text:p text:style-name="P13"><text:span text:style-name="T50">&lt;ex:c&gt; a </text:span><text:span text:style-name="T50">bacnet:Pre</text:span><text:span text:style-name="T50">sent_Value </text:span><text:span text:style-name="T50">.</text:span></text:p>
            <text:p text:style-name="P13"><text:span text:style-name="T37"/></text:p>
          </draw:text-box>
        </draw:frame>
        <draw:line draw:style-name="gr23" draw:text-style-name="P4" draw:layer="layout" svg:x1="13.843cm" svg:y1="8.255cm" svg:x2="16.383cm" svg:y2="8.255cm">
          <text:p/>
        </draw:line>
        <draw:custom-shape draw:style-name="gr126" draw:text-style-name="P19" draw:layer="layout" svg:width="1.524cm" svg:height="1.524cm" svg:x="2.413cm" svg:y="7.493cm">
          <text:p text:style-name="P18"><text:span text:style-name="T17">ex: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4.064cm" svg:y1="8.255cm" svg:x2="7.366cm" svg:y2="8.255cm">
          <text:p/>
        </draw:line>
        <draw:custom-shape draw:style-name="gr46" draw:text-style-name="P31" draw:layer="layout" svg:width="1.905cm" svg:height="1.016cm" svg:x="16.51cm" svg:y="7.747cm">
          <text:p text:style-name="P18"><text:span text:style-name="T17">12</text:span></text:p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2.032cm" svg:height="0.762cm" svg:x="4.699cm" svg:y="7.874cm">
          <draw:text-box>
            <text:p text:style-name="P5"><text:span text:style-name="T17">hasObject</text:span></text:p>
          </draw:text-box>
        </draw:frame>
        <draw:custom-shape draw:style-name="gr127" draw:text-style-name="P34" draw:layer="layout" svg:width="1.524cm" svg:height="1.524cm" svg:x="12.192cm" svg:y="4.953cm">
          <text:p text:style-name="P7"><text:span text:style-name="T4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5" draw:layer="layout" svg:x1="13.843cm" svg:y1="5.715cm" svg:x2="16.383cm" svg:y2="5.715cm">
          <text:p/>
        </draw:line>
        <draw:custom-shape draw:style-name="gr128" draw:text-style-name="P34" draw:layer="layout" svg:width="1.524cm" svg:height="1.524cm" svg:x="2.413cm" svg:y="4.953cm">
          <text:p text:style-name="P7"><text:span text:style-name="T4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4" draw:layer="layout" svg:x1="4.064cm" svg:y1="5.715cm" svg:x2="7.366cm" svg:y2="5.715cm">
          <text:p/>
        </draw:line>
        <draw:custom-shape draw:style-name="gr129" draw:text-style-name="P34" draw:layer="layout" svg:width="1.905cm" svg:height="1.016cm" svg:x="16.51cm" svg:y="5.207cm">
          <text:p text:style-name="P7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12.954cm" svg:y1="7.366cm" svg:x2="12.954cm" svg:y2="6.604cm">
          <text:p/>
        </draw:line>
        <draw:line draw:style-name="gr52" draw:text-style-name="P4" draw:layer="layout" svg:x1="3.175cm" svg:y1="7.366cm" svg:x2="3.175cm" svg:y2="6.604cm">
          <text:p/>
        </draw:line>
        <draw:frame draw:style-name="gr53" draw:text-style-name="P37" draw:layer="layout" svg:width="2.54cm" svg:height="0.607cm" svg:x="3.175cm" svg:y="6.632cm">
          <draw:text-box>
            <text:p text:style-name="P36"><text:span text:style-name="T18">rdf:type</text:span></text:p>
          </draw:text-box>
        </draw:frame>
        <draw:frame draw:style-name="gr53" draw:text-style-name="P37" draw:layer="layout" svg:width="2.54cm" svg:height="0.607cm" svg:x="12.954cm" svg:y="6.632cm">
          <draw:text-box>
            <text:p text:style-name="P36"><text:span text:style-name="T18">rdf:type</text:span></text:p>
          </draw:text-box>
        </draw:frame>
        <draw:custom-shape draw:style-name="gr54" draw:text-style-name="P39" draw:layer="layout" svg:width="1.524cm" svg:height="1.524cm" svg:x="2.413cm" svg:y="2.413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175cm" svg:y1="4.826cm" svg:x2="3.175cm" svg:y2="4.064cm">
          <text:p/>
        </draw:line>
        <draw:frame draw:style-name="gr53" draw:text-style-name="P40" draw:layer="layout" svg:width="2.54cm" svg:height="0.607cm" svg:x="3.175cm" svg:y="4.092cm">
          <draw:text-box>
            <text:p text:style-name="P36"><text:span text:style-name="T28">rdf:type</text:span></text:p>
          </draw:text-box>
        </draw:frame>
        <draw:custom-shape draw:style-name="gr55" draw:text-style-name="P39" draw:layer="layout" svg:width="1.778cm" svg:height="1.524cm" svg:x="4.826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5.715cm" svg:y1="4.826cm" svg:x2="5.715cm" svg:y2="4.064cm">
          <text:p/>
        </draw:line>
        <draw:frame draw:style-name="gr53" draw:text-style-name="P40" draw:layer="layout" svg:width="2.54cm" svg:height="0.607cm" svg:x="5.715cm" svg:y="4.092cm">
          <draw:text-box>
            <text:p text:style-name="P36"><text:span text:style-name="T28">rdf:type</text:span></text:p>
          </draw:text-box>
        </draw:frame>
        <draw:custom-shape draw:style-name="gr56" draw:text-style-name="P34" draw:layer="layout" svg:width="1.778cm" svg:height="1.524cm" svg:x="4.826cm" svg:y="4.953cm">
          <text:p text:style-name="P7"><text:span text:style-name="T4">has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1" draw:layer="layout" svg:width="1.905cm" svg:height="0.762cm" svg:x="13.97cm" svg:y="7.874cm">
          <draw:text-box>
            <text:p text:style-name="P5"><text:span text:style-name="T17">hasValue</text:span></text:p>
          </draw:text-box>
        </draw:frame>
        <draw:custom-shape draw:style-name="gr55" draw:text-style-name="P39" draw:layer="layout" svg:width="1.778cm" svg:height="1.524cm" svg:x="14.097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4.986cm" svg:y1="4.826cm" svg:x2="14.986cm" svg:y2="4.064cm">
          <text:p/>
        </draw:line>
        <draw:custom-shape draw:style-name="gr131" draw:text-style-name="P34" draw:layer="layout" svg:width="1.779cm" svg:height="1.524cm" svg:x="14.097cm" svg:y="4.953cm">
          <text:p text:style-name="P7"><text:span text:style-name="T4">has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9" draw:layer="layout" svg:width="1.524cm" svg:height="1.524cm" svg:x="7.493cm" svg:y="7.493cm">
          <text:p text:style-name="P18"><text:span text:style-name="T17">ex: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4" draw:layer="layout" svg:width="1.524cm" svg:height="1.524cm" svg:x="7.493cm" svg:y="4.953cm">
          <text:p text:style-name="P7"><text:span text:style-name="T4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8.255cm" svg:y1="7.366cm" svg:x2="8.255cm" svg:y2="6.604cm">
          <text:p/>
        </draw:line>
        <draw:line draw:style-name="gr23" draw:text-style-name="P4" draw:layer="layout" svg:x1="9.144cm" svg:y1="8.255cm" svg:x2="12.065cm" svg:y2="8.255cm">
          <text:p/>
        </draw:line>
        <draw:frame draw:style-name="gr132" draw:text-style-name="P31" draw:layer="layout" svg:width="2.286cm" svg:height="0.963cm" svg:x="9.398cm" svg:y="7.747cm">
          <draw:text-box>
            <text:p text:style-name="P5"><text:span text:style-name="T17">hasProperty</text:span></text:p>
          </draw:text-box>
        </draw:frame>
        <draw:line draw:style-name="gr49" draw:text-style-name="P35" draw:layer="layout" svg:x1="9.144cm" svg:y1="5.714cm" svg:x2="12.065cm" svg:y2="5.715cm">
          <text:p/>
        </draw:line>
        <draw:custom-shape draw:style-name="gr55" draw:text-style-name="P39" draw:layer="layout" svg:width="1.778cm" svg:height="1.524cm" svg:x="9.652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0.541cm" svg:y1="4.826cm" svg:x2="10.541cm" svg:y2="4.064cm">
          <text:p/>
        </draw:line>
        <draw:custom-shape draw:style-name="gr133" draw:text-style-name="P34" draw:layer="layout" svg:width="2.032cm" svg:height="1.524cm" svg:x="9.525cm" svg:y="4.953cm">
          <text:p text:style-name="P7"><text:span text:style-name="T4">has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6" draw:style-name="dp1" draw:master-page-name="Default">
        <draw:frame draw:style-name="gr134" draw:text-style-name="P1" draw:layer="layout" svg:width="15.24cm" svg:height="4.445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!--</text:span></text:p>
            <text:p><text:span text:style-name="T50"><text:s text:c="8"/></text:span><text:span text:style-name="T50">Define a </text:span><text:span text:style-name="T50">test </text:span><text:span text:style-name="T50">sequence </text:span><text:span text:style-name="T50">with a </text:span><text:span text:style-name="T50">single </text:span><text:span text:style-name="T50">required </text:span><text:span text:style-name="T50">null.</text:span></text:p>
            <text:p><text:span text:style-name="T50"><text:s text:c="4"/></text:span><text:span text:style-name="T50">--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Sequence </text:span><text:span text:style-name="T50">name="0-</text:span><text:span text:style-name="T50">BACnetTest</text:span><text:span text:style-name="T50">Sequence"&gt;</text:span></text:p>
            <text:p><text:span text:style-name="T50"><text:s text:c="11"/></text:span><text:span text:style-name="T50"><text:s/></text:span><text:span text:style-name="T50">&lt;Null </text:span><text:span text:style-name="T50">name="null</text:span><text:span text:style-name="T50">"/&gt;</text:span></text:p>
            <text:p><text:span text:style-name="T50"><text:s text:c="8"/></text:span><text:span text:style-name="T50">&lt;/Sequence</text:span><text:span text:style-name="T50">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  <text:p><text:span text:style-name="T50"/></text:p>
          </draw:text-box>
        </draw:frame>
        <draw:frame draw:style-name="gr135" draw:text-style-name="P1" draw:layer="layout" svg:width="15.24cm" svg:height="4.572cm" svg:x="1.905cm" svg:y="6.985cm">
          <draw:text-box>
            <text:p><text:span text:style-name="T50">@prefix </text:span><text:span text:style-name="T50">bacnet: </text:span><text:span text:style-name="T50">&lt;http://da</text:span><text:span text:style-name="T50">ta.ashrae.</text:span><text:span text:style-name="T50">org/bacnet</text:span><text:span text:style-name="T50">/2020#&gt; .</text:span></text:p>
            <text:p><text:span text:style-name="T50">@prefix </text:span><text:span text:style-name="T50">sh: </text:span><text:span text:style-name="T50">&lt;http://ww</text:span><text:span text:style-name="T50">w.w3.org/n</text:span><text:span text:style-name="T50">s/shacl#&gt; </text:span><text:span text:style-name="T50">.</text:span></text:p>
            <text:p><text:span text:style-name="T50"/></text:p>
            <text:p><text:span text:style-name="T50">bacnet:Tes</text:span><text:span text:style-name="T50">tSequence </text:span><text:span text:style-name="T50">a </text:span><text:span text:style-name="T50">sh:NodeSha</text:span><text:span text:style-name="T50">pe ;</text:span></text:p>
            <text:p><text:span text:style-name="T50"><text:s text:c="4"/></text:span><text:span text:style-name="T50">sh:propert</text:span><text:span text:style-name="T50">y [</text:span></text:p>
            <text:p><text:span text:style-name="T50"><text:s text:c="8"/></text:span><text:span text:style-name="T50">a </text:span><text:span text:style-name="T50">sh:Propert</text:span><text:span text:style-name="T50">yShape ;</text:span></text:p>
            <text:p><text:span text:style-name="T49"><text:s text:c="8"/></text:span><text:span text:style-name="T50">sh:path </text:span><text:span text:style-name="T50">bacnet:nul</text:span><text:span text:style-name="T50">l ;</text:span></text:p>
            <text:p><text:span text:style-name="T50"><text:s text:c="8"/></text:span><text:span text:style-name="T50">sh:hasValu</text:span><text:span text:style-name="T50">e </text:span><text:span text:style-name="T50">bacnet:Nul</text:span><text:span text:style-name="T50">l ;</text:span></text:p>
            <text:p><text:span text:style-name="T50"><text:s text:c="8"/></text:span><text:span text:style-name="T50">sh:maxCoun</text:span><text:span text:style-name="T50">t 1 ;</text:span></text:p>
            <text:p><text:span text:style-name="T50"><text:s text:c="8"/></text:span><text:span text:style-name="T50">sh:minCoun</text:span><text:span text:style-name="T50">t 1 ;</text:span></text:p>
            <text:p><text:span text:style-name="T50"><text:s text:c="8"/></text:span><text:span text:style-name="T50">] </text:span><text:span text:style-name="T50">.</text:span></text:p>
          </draw:text-box>
        </draw:frame>
        <draw:frame draw:style-name="gr136" draw:text-style-name="P1" draw:layer="layout" svg:width="15.24cm" svg:height="1.27cm" svg:x="1.905cm" svg:y="12.065cm">
          <draw:text-box>
            <text:p><text:span text:style-name="T49">&lt;ex:1&gt; </text:span><text:span text:style-name="T49">bacnet:nul</text:span><text:span text:style-name="T49">l </text:span><text:span text:style-name="T50">bacnet:Nul</text:span><text:span text:style-name="T50">l 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27" draw:style-name="dp1" draw:master-page-name="Default">
        <draw:frame draw:style-name="gr134" draw:text-style-name="P1" draw:layer="layout" svg:width="15.24cm" svg:height="4.445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!--</text:span></text:p>
            <text:p><text:span text:style-name="T50"><text:s text:c="8"/></text:span><text:span text:style-name="T50">Define a </text:span><text:span text:style-name="T50">test </text:span><text:span text:style-name="T50">sequence </text:span><text:span text:style-name="T50">with a </text:span><text:span text:style-name="T50">single </text:span><text:span text:style-name="T50">optional </text:span><text:span text:style-name="T50">null.</text:span></text:p>
            <text:p><text:span text:style-name="T50"><text:s text:c="4"/></text:span><text:span text:style-name="T50">--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Sequence </text:span><text:span text:style-name="T50">name="0-</text:span><text:span text:style-name="T50">BACnetTest</text:span><text:span text:style-name="T50">Sequence"&gt;</text:span></text:p>
            <text:p><text:span text:style-name="T50"><text:s text:c="11"/></text:span><text:span text:style-name="T50"><text:s/></text:span><text:span text:style-name="T50">&lt;Null </text:span><text:span text:style-name="T50">name="null</text:span><text:span text:style-name="T50">" </text:span><text:span text:style-name="T53">optional="</text:span><text:span text:style-name="T53">true"</text:span><text:span text:style-name="T50">/&gt;</text:span></text:p>
            <text:p><text:span text:style-name="T50"><text:s text:c="8"/></text:span><text:span text:style-name="T50">&lt;/Sequence</text:span><text:span text:style-name="T50">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  <text:p><text:span text:style-name="T50"/></text:p>
          </draw:text-box>
        </draw:frame>
        <draw:frame draw:style-name="gr135" draw:text-style-name="P1" draw:layer="layout" svg:width="15.24cm" svg:height="4.572cm" svg:x="1.905cm" svg:y="6.985cm">
          <draw:text-box>
            <text:p><text:span text:style-name="T50">@prefix </text:span><text:span text:style-name="T50">bacnet: </text:span><text:span text:style-name="T50">&lt;http://da</text:span><text:span text:style-name="T50">ta.ashrae.</text:span><text:span text:style-name="T50">org/bacnet</text:span><text:span text:style-name="T50">/2020#&gt; .</text:span></text:p>
            <text:p><text:span text:style-name="T50">@prefix </text:span><text:span text:style-name="T50">sh: </text:span><text:span text:style-name="T50">&lt;http://ww</text:span><text:span text:style-name="T50">w.w3.org/n</text:span><text:span text:style-name="T50">s/shacl#&gt; </text:span><text:span text:style-name="T50">.</text:span></text:p>
            <text:p><text:span text:style-name="T50"/></text:p>
            <text:p><text:span text:style-name="T50">bacnet:Tes</text:span><text:span text:style-name="T50">tSequence </text:span><text:span text:style-name="T50">a </text:span><text:span text:style-name="T50">sh:NodeSha</text:span><text:span text:style-name="T50">pe ;</text:span></text:p>
            <text:p><text:span text:style-name="T50"><text:s text:c="4"/></text:span><text:span text:style-name="T50">sh:propert</text:span><text:span text:style-name="T50">y [</text:span></text:p>
            <text:p><text:span text:style-name="T50"><text:s text:c="8"/></text:span><text:span text:style-name="T50">a </text:span><text:span text:style-name="T50">sh:Propert</text:span><text:span text:style-name="T50">yShape ;</text:span></text:p>
            <text:p><text:span text:style-name="T49"><text:s text:c="8"/></text:span><text:span text:style-name="T50">sh:path </text:span><text:span text:style-name="T50">bacnet:nul</text:span><text:span text:style-name="T50">l ;</text:span></text:p>
            <text:p><text:span text:style-name="T50"><text:s text:c="8"/></text:span><text:span text:style-name="T50">sh:hasValu</text:span><text:span text:style-name="T50">e </text:span><text:span text:style-name="T50">bacnet:Nul</text:span><text:span text:style-name="T50">l ;</text:span></text:p>
            <text:p><text:span text:style-name="T50"><text:s text:c="8"/></text:span><text:span text:style-name="T50">sh:maxCoun</text:span><text:span text:style-name="T50">t 1 ;</text:span></text:p>
            <text:p><text:span text:style-name="T50"><text:s text:c="8"/></text:span><text:span text:style-name="T53">sh:minCoun</text:span><text:span text:style-name="T53">t 0</text:span><text:span text:style-name="T50"> ;</text:span></text:p>
            <text:p><text:span text:style-name="T50"><text:s text:c="8"/></text:span><text:span text:style-name="T50">] </text:span><text:span text:style-name="T50">.</text:span></text:p>
          </draw:text-box>
        </draw:frame>
        <draw:frame draw:style-name="gr136" draw:text-style-name="P1" draw:layer="layout" svg:width="15.24cm" svg:height="1.27cm" svg:x="1.905cm" svg:y="12.065cm">
          <draw:text-box>
            <text:p><text:span text:style-name="T49">&lt;ex:1&gt; </text:span><text:span text:style-name="T49">bacnet:nul</text:span><text:span text:style-name="T49">l </text:span><text:span text:style-name="T50">bacnet:Nul</text:span><text:span text:style-name="T50">l 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28" draw:style-name="dp1" draw:master-page-name="Default">
        <draw:frame draw:style-name="gr134" draw:text-style-name="P1" draw:layer="layout" svg:width="15.24cm" svg:height="4.445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Sequence </text:span><text:span text:style-name="T50">name="0-</text:span><text:span text:style-name="T50">BACnetTest</text:span><text:span text:style-name="T50">Sequence"&gt;</text:span></text:p>
            <text:p><text:span text:style-name="T50"><text:s text:c="11"/></text:span><text:span text:style-name="T50"><text:s/></text:span><text:span text:style-name="T50">&lt;Boolean </text:span><text:span text:style-name="T50">name="bool</text:span><text:span text:style-name="T50">ean"/&gt;</text:span></text:p>
            <text:p><text:span text:style-name="T50"><text:s text:c="8"/></text:span><text:span text:style-name="T50">&lt;/Sequence</text:span><text:span text:style-name="T50">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  <text:p><text:span text:style-name="T50"/></text:p>
            <text:p><text:span text:style-name="T50"/></text:p>
          </draw:text-box>
        </draw:frame>
        <draw:frame draw:style-name="gr135" draw:text-style-name="P1" draw:layer="layout" svg:width="15.24cm" svg:height="4.572cm" svg:x="1.905cm" svg:y="6.985cm">
          <draw:text-box>
            <text:p><text:span text:style-name="T50">@prefix </text:span><text:span text:style-name="T50">bacnet: </text:span><text:span text:style-name="T50">&lt;http://da</text:span><text:span text:style-name="T50">ta.ashrae.</text:span><text:span text:style-name="T50">org/bacnet</text:span><text:span text:style-name="T50">/2020#&gt; .</text:span></text:p>
            <text:p><text:span text:style-name="T50">@prefix </text:span><text:span text:style-name="T50">sh: </text:span><text:span text:style-name="T50">&lt;http://ww</text:span><text:span text:style-name="T50">w.w3.org/n</text:span><text:span text:style-name="T50">s/shacl#&gt; </text:span><text:span text:style-name="T50">.</text:span></text:p>
            <text:p><text:span text:style-name="T53">@prefix </text:span><text:span text:style-name="T53">xsd: </text:span><text:span text:style-name="T53">&lt;http://ww</text:span><text:span text:style-name="T53">w.w3.org/2</text:span><text:span text:style-name="T53">001/XMLSch</text:span><text:span text:style-name="T53">ema#&gt; .</text:span></text:p>
            <text:p><text:span text:style-name="T50"/></text:p>
            <text:p><text:span text:style-name="T50">bacnet:Tes</text:span><text:span text:style-name="T50">tSequence </text:span><text:span text:style-name="T50">a </text:span><text:span text:style-name="T50">sh:NodeSha</text:span><text:span text:style-name="T50">pe ;</text:span></text:p>
            <text:p><text:span text:style-name="T50"><text:s text:c="4"/></text:span><text:span text:style-name="T50">sh:propert</text:span><text:span text:style-name="T50">y [ a </text:span><text:span text:style-name="T50">sh:Propert</text:span><text:span text:style-name="T50">yShape ;</text:span></text:p>
            <text:p><text:span text:style-name="T50"><text:s text:c="11"/></text:span><text:span text:style-name="T50"><text:s/></text:span><text:span text:style-name="T50">sh:datatyp</text:span><text:span text:style-name="T50">e </text:span><text:span text:style-name="T53">xsd:boolea</text:span><text:span text:style-name="T53">n</text:span><text:span text:style-name="T50"> ;</text:span></text:p>
            <text:p><text:span text:style-name="T50"><text:s text:c="11"/></text:span><text:span text:style-name="T50"><text:s/></text:span><text:span text:style-name="T50">sh:maxCoun</text:span><text:span text:style-name="T50">t 1 ;</text:span></text:p>
            <text:p><text:span text:style-name="T50"><text:s text:c="11"/></text:span><text:span text:style-name="T50"><text:s/></text:span><text:span text:style-name="T50">sh:minCoun</text:span><text:span text:style-name="T50">t 1 ;</text:span></text:p>
            <text:p><text:span text:style-name="T50"><text:s text:c="11"/></text:span><text:span text:style-name="T50"><text:s/></text:span><text:span text:style-name="T50">sh:path </text:span><text:span text:style-name="T50">bacnet:boo</text:span><text:span text:style-name="T50">lean ] .</text:span></text:p>
          </draw:text-box>
        </draw:frame>
        <draw:frame draw:style-name="gr136" draw:text-style-name="P1" draw:layer="layout" svg:width="15.24cm" svg:height="1.27cm" svg:x="1.905cm" svg:y="12.065cm">
          <draw:text-box>
            <text:p><text:span text:style-name="T49">&lt;ex:1&gt; </text:span><text:span text:style-name="T49">bacnet:boo</text:span><text:span text:style-name="T49">lean </text:span><text:span text:style-name="T49">true</text:span><text:span text:style-name="T50"> 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29" draw:style-name="dp1" draw:master-page-name="Default">
        <draw:frame draw:style-name="gr139" draw:text-style-name="P1" draw:layer="layout" svg:width="16.51cm" svg:height="6.985cm" svg:x="1.905cm" svg:y="6.3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rdf:RDF</text:span></text:p>
            <text:p><text:span text:style-name="T50"><text:s text:c="3"/></text:span><text:span text:style-name="T50">xmlns:rdf=</text:span><text:span text:style-name="T50">"http://ww</text:span><text:span text:style-name="T50">w.w3.org/1</text:span><text:span text:style-name="T50">999/02/22-</text:span><text:span text:style-name="T50">rdf-</text:span><text:span text:style-name="T50">syntax-</text:span><text:span text:style-name="T50">ns#"</text:span></text:p>
            <text:p><text:span text:style-name="T50"><text:s text:c="3"/></text:span><text:span text:style-name="T50">xmlns:rdfs</text:span><text:span text:style-name="T50">="http://w</text:span><text:span text:style-name="T50">ww.w3.org/</text:span><text:span text:style-name="T50">2000/01/rd</text:span><text:span text:style-name="T50">f-schema#"</text:span></text:p>
            <text:p><text:span text:style-name="T50"><text:s text:c="3"/></text:span><text:span text:style-name="T50">xmlns:sh="</text:span><text:span text:style-name="T50">http://www</text:span><text:span text:style-name="T50">.w3.org/ns</text:span><text:span text:style-name="T50">/shacl#"</text:span></text:p>
            <text:p><text:span text:style-name="T50">&gt;</text:span></text:p>
            <text:p><text:span text:style-name="T50"><text:s text:c="2"/></text:span><text:span text:style-name="T50">&lt;rdf:Descr</text:span><text:span text:style-name="T50">iption </text:span><text:span text:style-name="T50">rdf:nodeID</text:span><text:span text:style-name="T50">="n195ff53</text:span><text:span text:style-name="T50">ddf1b4e0a8</text:span><text:span text:style-name="T50">d5b8b9c148</text:span><text:span text:style-name="T50">90d86b1"&gt;</text:span></text:p>
            <text:p><text:span text:style-name="T50"><text:s text:c="4"/></text:span><text:span text:style-name="T50">&lt;rdf:type </text:span><text:span text:style-name="T50">rdf:resour</text:span><text:span text:style-name="T50">ce="http:/</text:span><text:span text:style-name="T50">/www.w3.or</text:span><text:span text:style-name="T50">g/ns/shacl</text:span><text:span text:style-name="T50">#PropertyS</text:span><text:span text:style-name="T50">hape"/&gt;</text:span></text:p>
            <text:p><text:span text:style-name="T50"><text:s text:c="4"/></text:span><text:span text:style-name="T53">&lt;sh:dataty</text:span><text:span text:style-name="T53">pe </text:span><text:span text:style-name="T53">rdf:resour</text:span><text:span text:style-name="T53">ce="http:/</text:span><text:span text:style-name="T53">/www.w3.or</text:span><text:span text:style-name="T53">g/2001/XML</text:span><text:span text:style-name="T53">Schema#boo</text:span><text:span text:style-name="T53">lean"/&gt;</text:span></text:p>
            <text:p><text:span text:style-name="T50"><text:s text:c="4"/></text:span><text:span text:style-name="T50">&lt;sh:maxCou</text:span><text:span text:style-name="T50">nt </text:span><text:span text:style-name="T50">rdf:dataty</text:span><text:span text:style-name="T50">pe="http:/</text:span><text:span text:style-name="T50">/www.w3.or</text:span><text:span text:style-name="T50">g/2001/XML</text:span><text:span text:style-name="T50">Schema#int</text:span><text:span text:style-name="T50">eger"&gt;1&lt;/s</text:span><text:span text:style-name="T50">h:maxCount</text:span><text:span text:style-name="T50">&gt;</text:span></text:p>
            <text:p><text:span text:style-name="T50"><text:s text:c="4"/></text:span><text:span text:style-name="T50">&lt;sh:minCou</text:span><text:span text:style-name="T50">nt </text:span><text:span text:style-name="T50">rdf:dataty</text:span><text:span text:style-name="T50">pe="http:/</text:span><text:span text:style-name="T50">/www.w3.or</text:span><text:span text:style-name="T50">g/2001/XML</text:span><text:span text:style-name="T50">Schema#int</text:span><text:span text:style-name="T50">eger"&gt;1&lt;/s</text:span><text:span text:style-name="T50">h:minCount</text:span><text:span text:style-name="T50">&gt;</text:span></text:p>
            <text:p><text:span text:style-name="T50"><text:s text:c="4"/></text:span><text:span text:style-name="T50">&lt;sh:path </text:span><text:span text:style-name="T50">rdf:resour</text:span><text:span text:style-name="T50">ce="http:/</text:span><text:span text:style-name="T50">/data.ashr</text:span><text:span text:style-name="T50">ae.org/bac</text:span><text:span text:style-name="T50">net/2020#b</text:span><text:span text:style-name="T50">oolean"/&gt;</text:span></text:p>
            <text:p><text:span text:style-name="T50"><text:s text:c="2"/></text:span><text:span text:style-name="T50">&lt;/rdf:Desc</text:span><text:span text:style-name="T50">ription&gt;</text:span></text:p>
            <text:p><text:span text:style-name="T50"><text:s text:c="2"/></text:span><text:span text:style-name="T50">&lt;rdf:Descr</text:span><text:span text:style-name="T50">iption </text:span><text:span text:style-name="T50">rdf:about=</text:span><text:span text:style-name="T50">"http://da</text:span><text:span text:style-name="T50">ta.ashrae.</text:span><text:span text:style-name="T50">org/bacnet</text:span><text:span text:style-name="T50">/2020#Test</text:span><text:span text:style-name="T50">Sequence"&gt;</text:span></text:p>
            <text:p><text:span text:style-name="T50"><text:s text:c="4"/></text:span><text:span text:style-name="T50">&lt;rdf:type </text:span><text:span text:style-name="T50">rdf:resour</text:span><text:span text:style-name="T50">ce="http:/</text:span><text:span text:style-name="T50">/www.w3.or</text:span><text:span text:style-name="T50">g/ns/shacl</text:span><text:span text:style-name="T50">#NodeShape</text:span><text:span text:style-name="T50">"/&gt;</text:span></text:p>
            <text:p><text:span text:style-name="T50"><text:s text:c="4"/></text:span><text:span text:style-name="T50">&lt;rdfs:subC</text:span><text:span text:style-name="T50">lassOf </text:span><text:span text:style-name="T50">rdf:resour</text:span><text:span text:style-name="T50">ce="http:/</text:span><text:span text:style-name="T50">/data.ashr</text:span><text:span text:style-name="T50">ae.org/bac</text:span><text:span text:style-name="T50">net/2020#S</text:span><text:span text:style-name="T50">equence"/&gt;</text:span></text:p>
            <text:p><text:span text:style-name="T50"><text:s text:c="4"/></text:span><text:span text:style-name="T50">&lt;sh:proper</text:span><text:span text:style-name="T50">ty </text:span><text:span text:style-name="T50">rdf:nodeID</text:span><text:span text:style-name="T50">="n195ff53</text:span><text:span text:style-name="T50">ddf1b4e0a8</text:span><text:span text:style-name="T50">d5b8b9c148</text:span><text:span text:style-name="T50">90d86b1"/&gt;</text:span></text:p>
            <text:p><text:span text:style-name="T50"><text:s text:c="2"/></text:span><text:span text:style-name="T50">&lt;/rdf:Desc</text:span><text:span text:style-name="T50">ription&gt;</text:span></text:p>
            <text:p><text:span text:style-name="T50">&lt;/rdf:RDF&gt;</text:span></text:p>
          </draw:text-box>
        </draw:frame>
        <draw:frame draw:style-name="gr26" draw:text-style-name="P1" draw:layer="layout" svg:width="16.51cm" svg:height="3.81cm" svg:x="1.905cm" svg:y="1.905cm">
          <draw:text-box>
            <text:p><text:span text:style-name="T50">@prefix </text:span><text:span text:style-name="T50">bacnet: </text:span><text:span text:style-name="T50">&lt;http://da</text:span><text:span text:style-name="T50">ta.ashrae.</text:span><text:span text:style-name="T50">org/bacnet</text:span><text:span text:style-name="T50">/2020#&gt; .</text:span></text:p>
            <text:p><text:span text:style-name="T50">@prefix </text:span><text:span text:style-name="T50">sh: </text:span><text:span text:style-name="T50">&lt;http://ww</text:span><text:span text:style-name="T50">w.w3.org/n</text:span><text:span text:style-name="T50">s/shacl#&gt; </text:span><text:span text:style-name="T50">.</text:span></text:p>
            <text:p><text:span text:style-name="T54">@prefix </text:span><text:span text:style-name="T54">xsd: </text:span><text:span text:style-name="T54">&lt;http://ww</text:span><text:span text:style-name="T54">w.w3.org/2</text:span><text:span text:style-name="T54">001/XMLSch</text:span><text:span text:style-name="T54">ema#&gt; .</text:span></text:p>
            <text:p><text:span text:style-name="T50"/></text:p>
            <text:p><text:span text:style-name="T50">bacnet:Tes</text:span><text:span text:style-name="T50">tSequence </text:span><text:span text:style-name="T50">a </text:span><text:span text:style-name="T50">sh:NodeSha</text:span><text:span text:style-name="T50">pe ;</text:span></text:p>
            <text:p><text:span text:style-name="T50"><text:s text:c="4"/></text:span><text:span text:style-name="T50">sh:propert</text:span><text:span text:style-name="T50">y [ a </text:span><text:span text:style-name="T50">sh:Propert</text:span><text:span text:style-name="T50">yShape ;</text:span></text:p>
            <text:p><text:span text:style-name="T50"><text:s text:c="11"/></text:span><text:span text:style-name="T50"><text:s/></text:span><text:span text:style-name="T53">sh:datatyp</text:span><text:span text:style-name="T53">e </text:span><text:span text:style-name="T53">xsd:boolea</text:span><text:span text:style-name="T53">n</text:span><text:span text:style-name="T50"> ;</text:span></text:p>
            <text:p><text:span text:style-name="T50"><text:s text:c="11"/></text:span><text:span text:style-name="T50"><text:s/></text:span><text:span text:style-name="T50">sh:maxCoun</text:span><text:span text:style-name="T50">t 1 ;</text:span></text:p>
            <text:p><text:span text:style-name="T50"><text:s text:c="11"/></text:span><text:span text:style-name="T50"><text:s/></text:span><text:span text:style-name="T50">sh:minCoun</text:span><text:span text:style-name="T50">t 1 ;</text:span></text:p>
            <text:p><text:span text:style-name="T50"><text:s text:c="11"/></text:span><text:span text:style-name="T50"><text:s/></text:span><text:span text:style-name="T50">sh:path </text:span><text:span text:style-name="T50">bacnet:boo</text:span><text:span text:style-name="T50">lean ] .</text:span></text:p>
          </draw:text-box>
        </draw:frame>
        <draw:frame draw:style-name="gr137" draw:text-style-name="P72" draw:layer="layout" svg:width="6.985cm" svg:height="0.962cm" draw:transform="rotate (1.5707963267949) translate (0.889cm 13.335cm)">
          <draw:text-box>
            <text:p text:style-name="P5"><text:span text:style-name="T52">XML</text:span></text:p>
          </draw:text-box>
        </draw:frame>
        <draw:frame draw:style-name="gr138" draw:text-style-name="P72" draw:layer="layout" svg:width="3.81cm" svg:height="0.806cm" draw:transform="rotate (1.5707963267949) translate (0.889cm 5.715cm)">
          <draw:text-box>
            <text:p text:style-name="P5"><text:span text:style-name="T52">Turtle</text:span></text:p>
          </draw:text-box>
        </draw:frame>
      </draw:page>
      <draw:page draw:name="page30" draw:style-name="dp1" draw:master-page-name="Default">
        <draw:frame draw:style-name="gr134" draw:text-style-name="P1" draw:layer="layout" svg:width="15.24cm" svg:height="4.445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Sequence </text:span><text:span text:style-name="T50">name="0-</text:span><text:span text:style-name="T50">BACnetTest</text:span><text:span text:style-name="T50">Sequence"&gt;</text:span></text:p>
            <text:p><text:span text:style-name="T50"><text:s text:c="11"/></text:span><text:span text:style-name="T50"><text:s/></text:span><text:span text:style-name="T50">&lt;</text:span><text:span text:style-name="T53">Unsigned</text:span><text:span text:style-name="T50"> </text:span><text:span text:style-name="T50">name="unsi</text:span><text:span text:style-name="T50">gned"/&gt;</text:span></text:p>
            <text:p><text:span text:style-name="T50"><text:s text:c="8"/></text:span><text:span text:style-name="T50">&lt;/Sequence</text:span><text:span text:style-name="T50">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  <text:p><text:span text:style-name="T50"/></text:p>
            <text:p><text:span text:style-name="T50"/></text:p>
          </draw:text-box>
        </draw:frame>
        <draw:frame draw:style-name="gr135" draw:text-style-name="P1" draw:layer="layout" svg:width="15.24cm" svg:height="4.572cm" svg:x="1.905cm" svg:y="6.985cm">
          <draw:text-box>
            <text:p><text:span text:style-name="T50">@prefix </text:span><text:span text:style-name="T50">bacnet: </text:span><text:span text:style-name="T50">&lt;http://da</text:span><text:span text:style-name="T50">ta.ashrae.</text:span><text:span text:style-name="T50">org/bacnet</text:span><text:span text:style-name="T50">/2020#&gt; .</text:span></text:p>
            <text:p><text:span text:style-name="T50">@prefix </text:span><text:span text:style-name="T50">rdfs: </text:span><text:span text:style-name="T50">&lt;http://ww</text:span><text:span text:style-name="T50">w.w3.org/2</text:span><text:span text:style-name="T50">000/01/rdf</text:span><text:span text:style-name="T50">-</text:span><text:span text:style-name="T50">schema#&gt; .</text:span></text:p>
            <text:p><text:span text:style-name="T50">@prefix </text:span><text:span text:style-name="T50">sh: </text:span><text:span text:style-name="T50">&lt;http://ww</text:span><text:span text:style-name="T50">w.w3.org/n</text:span><text:span text:style-name="T50">s/shacl#&gt; </text:span><text:span text:style-name="T50">.</text:span></text:p>
            <text:p><text:span text:style-name="T50">@prefix </text:span><text:span text:style-name="T50">xsd: </text:span><text:span text:style-name="T50">&lt;http://ww</text:span><text:span text:style-name="T50">w.w3.org/2</text:span><text:span text:style-name="T50">001/XMLSch</text:span><text:span text:style-name="T50">ema#&gt; .</text:span></text:p>
            <text:p><text:span text:style-name="T50"/></text:p>
            <text:p><text:span text:style-name="T50">bacnet:Tes</text:span><text:span text:style-name="T50">tSequence </text:span><text:span text:style-name="T50">a </text:span><text:span text:style-name="T50">sh:NodeSha</text:span><text:span text:style-name="T50">pe ;</text:span></text:p>
            <text:p><text:span text:style-name="T50"><text:s text:c="4"/></text:span><text:span text:style-name="T50">rdfs:subCl</text:span><text:span text:style-name="T50">assOf </text:span><text:span text:style-name="T50">bacnet:Seq</text:span><text:span text:style-name="T50">uence ;</text:span></text:p>
            <text:p><text:span text:style-name="T50"><text:s text:c="4"/></text:span><text:span text:style-name="T50">sh:propert</text:span><text:span text:style-name="T50">y [ a </text:span><text:span text:style-name="T50">sh:Propert</text:span><text:span text:style-name="T50">yShape ;</text:span></text:p>
            <text:p><text:span text:style-name="T50"><text:s text:c="11"/></text:span><text:span text:style-name="T50"><text:s/></text:span><text:span text:style-name="T50">sh:datatyp</text:span><text:span text:style-name="T50">e </text:span><text:span text:style-name="T53">xsd:nonNeg</text:span><text:span text:style-name="T53">ativeInteg</text:span><text:span text:style-name="T53">er</text:span><text:span text:style-name="T50"> ;</text:span></text:p>
            <text:p><text:span text:style-name="T50"><text:s text:c="11"/></text:span><text:span text:style-name="T50"><text:s/></text:span><text:span text:style-name="T50">sh:maxCoun</text:span><text:span text:style-name="T50">t 1 ;</text:span></text:p>
            <text:p><text:span text:style-name="T50"><text:s text:c="11"/></text:span><text:span text:style-name="T50"><text:s/></text:span><text:span text:style-name="T50">sh:minCoun</text:span><text:span text:style-name="T50">t 1 ;</text:span></text:p>
            <text:p><text:span text:style-name="T50"><text:s text:c="11"/></text:span><text:span text:style-name="T50"><text:s/></text:span><text:span text:style-name="T50">sh:path </text:span><text:span text:style-name="T50">bacnet:uns</text:span><text:span text:style-name="T50">igned ] .</text:span></text:p>
          </draw:text-box>
        </draw:frame>
        <draw:frame draw:style-name="gr136" draw:text-style-name="P1" draw:layer="layout" svg:width="15.24cm" svg:height="1.27cm" svg:x="1.905cm" svg:y="12.065cm">
          <draw:text-box>
            <text:p><text:span text:style-name="T49">&lt;ex:1&gt; </text:span><text:span text:style-name="T49">bacnet:uns</text:span><text:span text:style-name="T49">igned </text:span><text:span text:style-name="T49">“12”^^xsd:</text:span><text:span text:style-name="T49">nonNegativ</text:span><text:span text:style-name="T49">eInteger</text:span><text:span text:style-name="T50"> 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31" draw:style-name="dp1" draw:master-page-name="Default">
        <draw:frame draw:style-name="gr134" draw:text-style-name="P1" draw:layer="layout" svg:width="15.24cm" svg:height="4.445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Object </text:span><text:span text:style-name="T50">name="0-</text:span><text:span text:style-name="T50">AnalogInpu</text:span><text:span text:style-name="T50">tObject"&gt;</text:span></text:p>
            <text:p><text:span text:style-name="T50"><text:tab/></text:span><text:span text:style-name="T50"><text:tab/></text:span><text:span text:style-name="T50">&lt;Unsigned </text:span><text:span text:style-name="T50">name="time</text:span><text:span text:style-name="T50">-delay-</text:span><text:span text:style-name="T50">normal" </text:span><text:span text:style-name="T50">optional="</text:span><text:span text:style-name="T50">true"</text:span></text:p>
            <text:p><text:span text:style-name="T50"><text:s text:c="11"/></text:span><text:span text:style-name="T50"><text:s text:c="7"/></text:span><text:span text:style-name="T50">propertyId</text:span><text:span text:style-name="T50">entifier="</text:span><text:span text:style-name="T50">356" </text:span><text:span text:style-name="T53">value="10"</text:span></text:p>
            <text:p><text:span text:style-name="T50"><text:s text:c="11"/></text:span><text:span text:style-name="T50"><text:s text:c="7"/></text:span><text:span text:style-name="T50">variabilit</text:span><text:span text:style-name="T50">y="operati</text:span><text:span text:style-name="T50">on-</text:span><text:span text:style-name="T50">setting"</text:span></text:p>
            <text:p><text:span text:style-name="T50"><text:s text:c="11"/></text:span><text:span text:style-name="T50"><text:s text:c="4"/></text:span><text:span text:style-name="T50">/&gt;</text:span></text:p>
            <text:p><text:span text:style-name="T50"><text:s text:c="8"/></text:span><text:span text:style-name="T50">&lt;/Object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</draw:text-box>
        </draw:frame>
        <draw:frame draw:style-name="gr135" draw:text-style-name="P1" draw:layer="layout" svg:width="15.24cm" svg:height="4.572cm" svg:x="1.905cm" svg:y="6.985cm">
          <draw:text-box>
            <text:p><text:span text:style-name="T50">@prefix </text:span><text:span text:style-name="T50">bacnet: </text:span><text:span text:style-name="T50">&lt;http://da</text:span><text:span text:style-name="T50">ta.ashrae.</text:span><text:span text:style-name="T50">org/bacnet</text:span><text:span text:style-name="T50">/2020#&gt; .</text:span></text:p>
            <text:p><text:span text:style-name="T50">@prefix </text:span><text:span text:style-name="T50">rdfs: </text:span><text:span text:style-name="T50">&lt;http://ww</text:span><text:span text:style-name="T50">w.w3.org/2</text:span><text:span text:style-name="T50">000/01/rdf</text:span><text:span text:style-name="T50">-</text:span><text:span text:style-name="T50">schema#&gt; .</text:span></text:p>
            <text:p><text:span text:style-name="T50">@prefix </text:span><text:span text:style-name="T50">sh: </text:span><text:span text:style-name="T50">&lt;http://ww</text:span><text:span text:style-name="T50">w.w3.org/n</text:span><text:span text:style-name="T50">s/shacl#&gt; </text:span><text:span text:style-name="T50">.</text:span></text:p>
            <text:p><text:span text:style-name="T50">@prefix </text:span><text:span text:style-name="T50">xsd: </text:span><text:span text:style-name="T50">&lt;http://ww</text:span><text:span text:style-name="T50">w.w3.org/2</text:span><text:span text:style-name="T50">001/XMLSch</text:span><text:span text:style-name="T50">ema#&gt; .</text:span></text:p>
            <text:p><text:span text:style-name="T50"/></text:p>
            <text:p><text:span text:style-name="T50">bacnet:Ana</text:span><text:span text:style-name="T50">logInputOb</text:span><text:span text:style-name="T50">ject a </text:span><text:span text:style-name="T50">rdfs:Class</text:span><text:span text:style-name="T50">,</text:span></text:p>
            <text:p><text:span text:style-name="T50"><text:s text:c="8"/></text:span><text:span text:style-name="T50">sh:NodeSha</text:span><text:span text:style-name="T50">pe ;</text:span></text:p>
            <text:p><text:span text:style-name="T50"><text:s text:c="4"/></text:span><text:span text:style-name="T50">rdfs:subCl</text:span><text:span text:style-name="T50">assOf </text:span><text:span text:style-name="T50">bacnet:Obj</text:span><text:span text:style-name="T50">ect ;</text:span></text:p>
            <text:p><text:span text:style-name="T50"><text:s text:c="4"/></text:span><text:span text:style-name="T50">sh:propert</text:span><text:span text:style-name="T50">y [ a </text:span><text:span text:style-name="T50">sh:Propert</text:span><text:span text:style-name="T50">yShape ;</text:span></text:p>
            <text:p><text:span text:style-name="T50"><text:s text:c="11"/></text:span><text:span text:style-name="T50"><text:s/></text:span><text:span text:style-name="T53">sh:hasValu</text:span><text:span text:style-name="T53">e </text:span><text:span text:style-name="T53">"10"^^xsd:</text:span><text:span text:style-name="T53">nonNegativ</text:span><text:span text:style-name="T53">eInteger</text:span><text:span text:style-name="T50"> ;</text:span></text:p>
            <text:p><text:span text:style-name="T50"><text:s text:c="11"/></text:span><text:span text:style-name="T50"><text:s/></text:span><text:span text:style-name="T50">sh:maxCoun</text:span><text:span text:style-name="T50">t 1 ;</text:span></text:p>
            <text:p><text:span text:style-name="T50"><text:s text:c="11"/></text:span><text:span text:style-name="T50"><text:s/></text:span><text:span text:style-name="T50">sh:minCoun</text:span><text:span text:style-name="T50">t 0 ;</text:span></text:p>
            <text:p><text:span text:style-name="T50"><text:s text:c="11"/></text:span><text:span text:style-name="T50"><text:s/></text:span><text:span text:style-name="T50">sh:path </text:span><text:span text:style-name="T50">bacnet:tim</text:span><text:span text:style-name="T50">e-delay-</text:span><text:span text:style-name="T50">normal ] .</text:span></text:p>
          </draw:text-box>
        </draw:frame>
        <draw:frame draw:style-name="gr136" draw:text-style-name="P1" draw:layer="layout" svg:width="15.24cm" svg:height="1.27cm" svg:x="1.905cm" svg:y="12.065cm">
          <draw:text-box>
            <text:p><text:span text:style-name="T49">&lt;ex:1&gt; </text:span><text:span text:style-name="T49">bacnet:tim</text:span><text:span text:style-name="T49">e-delay-</text:span><text:span text:style-name="T49">normal </text:span><text:span text:style-name="T49">“10”^^xsd:</text:span><text:span text:style-name="T49">nonNegativ</text:span><text:span text:style-name="T49">eInteger</text:span><text:span text:style-name="T50"> 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32" draw:style-name="dp1" draw:master-page-name="Default">
        <draw:frame draw:style-name="gr134" draw:text-style-name="P73" draw:layer="layout" svg:width="15.24cm" svg:height="4.445cm" svg:x="1.905cm" svg:y="1.905cm">
          <draw:text-box>
            <text:p><text:span text:style-name="T55">&lt;?xml </text:span><text:span text:style-name="T55">version="1.0" </text:span><text:span text:style-name="T55">encoding="UTF-</text:span><text:span text:style-name="T55">8"?&gt;</text:span></text:p>
            <text:p><text:span text:style-name="T55">&lt;CSML </text:span><text:span text:style-name="T55">xmlns="http://</text:span><text:span text:style-name="T55">bacnet.org/csm</text:span><text:span text:style-name="T55">l/1.2" </text:span><text:span text:style-name="T55">defaultLocale=</text:span><text:span text:style-name="T55">"en-US"&gt;</text:span></text:p>
            <text:p><text:span text:style-name="T55"><text:s text:c="4"/></text:span><text:span text:style-name="T55">&lt;Definitions&gt;</text:span></text:p>
            <text:p><text:span text:style-name="T55"><text:s text:c="8"/></text:span><text:span text:style-name="T55">&lt;BitString </text:span><text:span text:style-name="T55">name="0-</text:span><text:span text:style-name="T55">BACnetDaysOfWe</text:span><text:span text:style-name="T55">ek"&gt;</text:span></text:p>
            <text:p><text:span text:style-name="T55"><text:s text:c="12"/></text:span><text:span text:style-name="T55">&lt;NamedBits&gt;</text:span></text:p>
            <text:p><text:span text:style-name="T55"><text:s text:c="15"/></text:span><text:span text:style-name="T55"><text:s/></text:span><text:span text:style-name="T55">&lt;Bit </text:span><text:span text:style-name="T55">name="monday" </text:span><text:span text:style-name="T55">bit="0"/&gt;</text:span></text:p>
            <text:p><text:span text:style-name="T55"><text:s text:c="15"/></text:span><text:span text:style-name="T55"><text:s/></text:span><text:span text:style-name="T55">&lt;Bit </text:span><text:span text:style-name="T55">name="tuesday" </text:span><text:span text:style-name="T55">bit="1"/&gt;</text:span></text:p>
            <text:p><text:span text:style-name="T55"><text:s text:c="12"/></text:span><text:span text:style-name="T55">&lt;/NamedBits&gt;</text:span></text:p>
            <text:p><text:span text:style-name="T55"><text:s text:c="8"/></text:span><text:span text:style-name="T55">&lt;/BitString&gt;</text:span></text:p>
            <text:p><text:span text:style-name="T55"><text:s text:c="8"/></text:span><text:span text:style-name="T55">&lt;Sequence </text:span><text:span text:style-name="T55">name="0-</text:span><text:span text:style-name="T55">TestSequence1"</text:span><text:span text:style-name="T55">&gt;</text:span></text:p>
            <text:p><text:span text:style-name="T55"><text:s text:c="12"/></text:span><text:span text:style-name="T55">&lt;BitString </text:span><text:span text:style-name="T55">name="some-</text:span><text:span text:style-name="T55">bitstring" </text:span><text:span text:style-name="T55">type="0-</text:span><text:span text:style-name="T55">BACnetDaysOfWe</text:span><text:span text:style-name="T55">ek"/&gt;</text:span></text:p>
            <text:p><text:span text:style-name="T55"><text:s text:c="8"/></text:span><text:span text:style-name="T55">&lt;/Sequence&gt;</text:span></text:p>
            <text:p><text:span text:style-name="T55"><text:s text:c="4"/></text:span><text:span text:style-name="T55">&lt;/Definitions&gt;</text:span></text:p>
            <text:p><text:span text:style-name="T55">&lt;/CSML&gt;</text:span></text:p>
            <text:p><text:span text:style-name="T55"/></text:p>
          </draw:text-box>
        </draw:frame>
        <draw:frame draw:style-name="gr135" draw:text-style-name="P74" draw:layer="layout" svg:width="15.24cm" svg:height="4.572cm" svg:x="1.905cm" svg:y="6.985cm">
          <draw:text-box>
            <text:p><text:span text:style-name="T56">bacnet:DaysOfW</text:span><text:span text:style-name="T56">eek a </text:span><text:span text:style-name="T56">rdfs:Class,</text:span></text:p>
            <text:p><text:span text:style-name="T56"><text:s text:c="8"/></text:span><text:span text:style-name="T56">sh:NodeShape ;</text:span></text:p>
            <text:p><text:span text:style-name="T56"><text:s text:c="4"/></text:span><text:span text:style-name="T56">bacnet:memberC</text:span><text:span text:style-name="T56">lass </text:span><text:span text:style-name="T56">bacnet:DaysOfW</text:span><text:span text:style-name="T56">eekNamedBits ;</text:span></text:p>
            <text:p><text:span text:style-name="T56"><text:s text:c="4"/></text:span><text:span text:style-name="T56">rdfs:subClassO</text:span><text:span text:style-name="T56">f </text:span><text:span text:style-name="T56">bacnet:Bitstri</text:span><text:span text:style-name="T56">ng .</text:span></text:p>
            <text:p><text:span text:style-name="T56"/></text:p>
            <text:p><text:span text:style-name="T56">bacnet:DaysOfW</text:span><text:span text:style-name="T56">eekNamedBits a </text:span><text:span text:style-name="T56">rdfs:Class ;</text:span></text:p>
            <text:p><text:span text:style-name="T56"><text:s text:c="4"/></text:span><text:span text:style-name="T56">rdfs:subClassO</text:span><text:span text:style-name="T56">f </text:span><text:span text:style-name="T56">bacnet:NamedBi</text:span><text:span text:style-name="T56">ts .</text:span></text:p>
            <text:p><text:span text:style-name="T56"/></text:p>
            <text:p><text:span text:style-name="T56">bacnet:DaysOfW</text:span><text:span text:style-name="T56">eek.monday a </text:span><text:span text:style-name="T56">bacnet:DaysOfW</text:span><text:span text:style-name="T56">eekNamedBits ;</text:span></text:p>
            <text:p><text:span text:style-name="T56"><text:s text:c="4"/></text:span><text:span text:style-name="T56">bacnet:bit </text:span><text:span text:style-name="T56">"0"^^xsd:nonNe</text:span><text:span text:style-name="T56">gativeInteger </text:span><text:span text:style-name="T56">;</text:span></text:p>
            <text:p><text:span text:style-name="T56"><text:s text:c="4"/></text:span><text:span text:style-name="T56">bacnet:name </text:span><text:span text:style-name="T56">"monday" .</text:span></text:p>
            <text:p><text:span text:style-name="T56"/></text:p>
            <text:p><text:span text:style-name="T56">bacnet:DaysOfW</text:span><text:span text:style-name="T56">eek.tuesday a </text:span><text:span text:style-name="T56">bacnet:DaysOfW</text:span><text:span text:style-name="T56">eekNamedBits ;</text:span></text:p>
            <text:p><text:span text:style-name="T56"><text:s text:c="4"/></text:span><text:span text:style-name="T56">bacnet:bit </text:span><text:span text:style-name="T56">"1"^^xsd:nonNe</text:span><text:span text:style-name="T56">gativeInteger </text:span><text:span text:style-name="T56">;</text:span></text:p>
            <text:p><text:span text:style-name="T56"><text:s text:c="4"/></text:span><text:span text:style-name="T56">bacnet:name </text:span><text:span text:style-name="T56">"tuesday" .</text:span></text:p>
          </draw:text-box>
        </draw:frame>
        <draw:frame draw:style-name="gr136" draw:text-style-name="P74" draw:layer="layout" svg:width="15.24cm" svg:height="1.27cm" svg:x="1.905cm" svg:y="12.065cm">
          <draw:text-box>
            <text:p><text:span text:style-name="T57">&lt;ex:1&gt; </text:span><text:span text:style-name="T57">bacnet:some-</text:span><text:span text:style-name="T57">bitstring </text:span><text:span text:style-name="T57">( bacnet:DaysO</text:span><text:span text:style-name="T57">fWeek-monday )</text:span><text:span text:style-name="T56"> </text:span><text:span text:style-name="T56">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33" draw:style-name="dp1" draw:master-page-name="Default">
        <draw:frame draw:style-name="gr134" draw:text-style-name="P73" draw:layer="layout" svg:width="15.24cm" svg:height="4.445cm" svg:x="1.905cm" svg:y="1.905cm">
          <draw:text-box>
            <text:p><text:span text:style-name="T55">&lt;?xml </text:span><text:span text:style-name="T55">version="1.0" </text:span><text:span text:style-name="T55">encoding="UTF-</text:span><text:span text:style-name="T55">8"?&gt;</text:span></text:p>
            <text:p><text:span text:style-name="T55">&lt;CSML </text:span><text:span text:style-name="T55">xmlns="http://</text:span><text:span text:style-name="T55">bacnet.org/csm</text:span><text:span text:style-name="T55">l/1.2" </text:span><text:span text:style-name="T55">defaultLocale=</text:span><text:span text:style-name="T55">"en-US"&gt;</text:span></text:p>
            <text:p><text:span text:style-name="T55"><text:s text:c="4"/></text:span><text:span text:style-name="T55">&lt;Definitions&gt;</text:span></text:p>
            <text:p><text:span text:style-name="T55"><text:s text:c="8"/></text:span><text:span text:style-name="T55">&lt;BitString </text:span><text:span text:style-name="T55">name="0-</text:span><text:span text:style-name="T55">BACnetDaysOfWe</text:span><text:span text:style-name="T55">ek"&gt;</text:span></text:p>
            <text:p><text:span text:style-name="T55"><text:s text:c="12"/></text:span><text:span text:style-name="T55">&lt;NamedBits&gt;</text:span></text:p>
            <text:p><text:span text:style-name="T55"><text:s text:c="15"/></text:span><text:span text:style-name="T55"><text:s/></text:span><text:span text:style-name="T55">&lt;Bit </text:span><text:span text:style-name="T55">name="monday" </text:span><text:span text:style-name="T55">bit="0"/&gt;</text:span></text:p>
            <text:p><text:span text:style-name="T55"><text:s text:c="15"/></text:span><text:span text:style-name="T55"><text:s/></text:span><text:span text:style-name="T55">&lt;Bit </text:span><text:span text:style-name="T55">name="tuesday" </text:span><text:span text:style-name="T55">bit="1"/&gt;</text:span></text:p>
            <text:p><text:span text:style-name="T55"><text:s text:c="12"/></text:span><text:span text:style-name="T55">&lt;/NamedBits&gt;</text:span></text:p>
            <text:p><text:span text:style-name="T55"><text:s text:c="8"/></text:span><text:span text:style-name="T55">&lt;/BitString&gt;</text:span></text:p>
            <text:p><text:span text:style-name="T55"><text:s text:c="8"/></text:span><text:span text:style-name="T55">&lt;Sequence </text:span><text:span text:style-name="T55">name="0-</text:span><text:span text:style-name="T55">TestSequence1"</text:span><text:span text:style-name="T55">&gt;</text:span></text:p>
            <text:p><text:span text:style-name="T55"><text:s text:c="12"/></text:span><text:span text:style-name="T55">&lt;BitString </text:span><text:span text:style-name="T55">name="some-</text:span><text:span text:style-name="T55">bitstring" </text:span><text:span text:style-name="T55">type="0-</text:span><text:span text:style-name="T55">BACnetDaysOfWe</text:span><text:span text:style-name="T55">ek"/&gt;</text:span></text:p>
            <text:p><text:span text:style-name="T55"><text:s text:c="8"/></text:span><text:span text:style-name="T55">&lt;/Sequence&gt;</text:span></text:p>
            <text:p><text:span text:style-name="T55"><text:s text:c="4"/></text:span><text:span text:style-name="T55">&lt;/Definitions&gt;</text:span></text:p>
            <text:p><text:span text:style-name="T55">&lt;/CSML&gt;</text:span></text:p>
            <text:p><text:span text:style-name="T55"/></text:p>
          </draw:text-box>
        </draw:frame>
        <draw:frame draw:style-name="gr140" draw:text-style-name="P74" draw:layer="layout" svg:width="15.24cm" svg:height="6.35cm" svg:x="1.905cm" svg:y="6.985cm">
          <draw:text-box>
            <text:p><text:span text:style-name="T56">bacnet:TestSeq</text:span><text:span text:style-name="T56">uence1 a </text:span><text:span text:style-name="T56">sh:NodeShape ;</text:span></text:p>
            <text:p><text:span text:style-name="T56"><text:s text:c="4"/></text:span><text:span text:style-name="T56">rdfs:subClassO</text:span><text:span text:style-name="T56">f </text:span><text:span text:style-name="T56">bacnet:Sequenc</text:span><text:span text:style-name="T56">e ;</text:span></text:p>
            <text:p><text:span text:style-name="T56"><text:s text:c="4"/></text:span><text:span text:style-name="T56">sh:property</text:span></text:p>
            <text:p><text:span text:style-name="T56"><text:s text:c="8"/></text:span><text:span text:style-name="T56">[ a </text:span><text:span text:style-name="T56">sh:PropertySha</text:span><text:span text:style-name="T56">pe ;</text:span></text:p>
            <text:p><text:span text:style-name="T56"><text:s text:c="12"/></text:span><text:span text:style-name="T56">sh:maxCount </text:span><text:span text:style-name="T56">1 ;</text:span></text:p>
            <text:p><text:span text:style-name="T56"><text:s text:c="12"/></text:span><text:span text:style-name="T56">sh:minCount </text:span><text:span text:style-name="T56">1 ;</text:span></text:p>
            <text:p><text:span text:style-name="T56"><text:s text:c="12"/></text:span><text:span text:style-name="T56">sh:path </text:span><text:span text:style-name="T58">bacnet:some-</text:span><text:span text:style-name="T58">bitstring</text:span><text:span text:style-name="T56"> ] ;</text:span></text:p>
            <text:p><text:span text:style-name="T56"><text:s text:c="4"/></text:span><text:span text:style-name="T56">sh:xone (</text:span></text:p>
            <text:p><text:span text:style-name="T56"><text:s text:c="8"/></text:span><text:span text:style-name="T56">[ sh:property </text:span><text:span text:style-name="T56">[</text:span></text:p>
            <text:p><text:span text:style-name="T56"><text:s text:c="12"/></text:span><text:span text:style-name="T56">sh:class </text:span><text:span text:style-name="T56">bacnet:DaysOfW</text:span><text:span text:style-name="T56">eekNamedBits ;</text:span></text:p>
            <text:p><text:span text:style-name="T56"><text:s text:c="12"/></text:span><text:span text:style-name="T56">sh:minCount </text:span><text:span text:style-name="T56">1 ;</text:span></text:p>
            <text:p><text:span text:style-name="T56"><text:s text:c="12"/></text:span><text:span text:style-name="T56">sh:path </text:span><text:span text:style-name="T56">( bacnet:some-</text:span><text:span text:style-name="T56">bitstring </text:span><text:span text:style-name="T56">[ sh:zeroOrMor</text:span><text:span text:style-name="T56">ePath rdf:rest </text:span><text:span text:style-name="T56">] rdf:first )</text:span></text:p>
            <text:p><text:span text:style-name="T56"><text:s text:c="8"/></text:span><text:span text:style-name="T56">] ]</text:span></text:p>
            <text:p><text:span text:style-name="T56"><text:s text:c="8"/></text:span><text:span text:style-name="T56">[ sh:property </text:span><text:span text:style-name="T56">[</text:span></text:p>
            <text:p><text:span text:style-name="T56"><text:s text:c="12"/></text:span><text:span text:style-name="T56">sh:hasValue () </text:span><text:span text:style-name="T56">;</text:span></text:p>
            <text:p><text:span text:style-name="T56"><text:s text:c="12"/></text:span><text:span text:style-name="T56">sh:minCount </text:span><text:span text:style-name="T56">1 ;</text:span></text:p>
            <text:p><text:span text:style-name="T56"><text:s text:c="12"/></text:span><text:span text:style-name="T56">sh:path </text:span><text:span text:style-name="T56">bacnet:some-</text:span><text:span text:style-name="T56">bitstring ] ]</text:span></text:p>
            <text:p><text:span text:style-name="T56"><text:s text:c="8"/></text:span><text:span text:style-name="T56">[ sh:property </text:span><text:span text:style-name="T56">[</text:span></text:p>
            <text:p><text:span text:style-name="T56"><text:s text:c="12"/></text:span><text:span text:style-name="T56">sh:maxCount </text:span><text:span text:style-name="T56">0 ;</text:span></text:p>
            <text:p><text:span text:style-name="T56"><text:s text:c="12"/></text:span><text:span text:style-name="T56">sh:path </text:span><text:span text:style-name="T56">bacnet:some-</text:span><text:span text:style-name="T56">bitstring ] ]</text:span></text:p>
            <text:p><text:span text:style-name="T56"><text:s text:c="8"/></text:span><text:span text:style-name="T56">) .</text:span></text:p>
            <text:p><text:span text:style-name="T56"/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</draw:page>
      <draw:page draw:name="page34" draw:style-name="dp1" draw:master-page-name="Default">
        <draw:frame draw:style-name="gr134" draw:text-style-name="P73" draw:layer="layout" svg:width="15.24cm" svg:height="4.445cm" svg:x="1.905cm" svg:y="1.905cm">
          <draw:text-box>
            <text:p><text:span text:style-name="T55">&lt;?xml </text:span><text:span text:style-name="T55">version="1.0" </text:span><text:span text:style-name="T55">encoding="UTF-</text:span><text:span text:style-name="T55">8"?&gt;</text:span></text:p>
            <text:p><text:span text:style-name="T55">&lt;CSML </text:span><text:span text:style-name="T55">xmlns="http://</text:span><text:span text:style-name="T55">bacnet.org/csm</text:span><text:span text:style-name="T55">l/1.2" </text:span><text:span text:style-name="T55">defaultLocale=</text:span><text:span text:style-name="T55">"en-US"&gt;</text:span></text:p>
            <text:p><text:span text:style-name="T55"><text:s text:c="4"/></text:span><text:span text:style-name="T55">&lt;Definitions&gt;</text:span></text:p>
            <text:p><text:span text:style-name="T55"><text:s text:c="8"/></text:span><text:span text:style-name="T55">&lt;BitString </text:span><text:span text:style-name="T55">name="0-</text:span><text:span text:style-name="T55">BACnetDaysOfWe</text:span><text:span text:style-name="T55">ek"&gt;</text:span></text:p>
            <text:p><text:span text:style-name="T55"><text:s text:c="12"/></text:span><text:span text:style-name="T55">&lt;NamedBits&gt;</text:span></text:p>
            <text:p><text:span text:style-name="T55"><text:s text:c="15"/></text:span><text:span text:style-name="T55"><text:s/></text:span><text:span text:style-name="T55">&lt;Bit </text:span><text:span text:style-name="T55">name="monday" </text:span><text:span text:style-name="T55">bit="0"/&gt;</text:span></text:p>
            <text:p><text:span text:style-name="T55"><text:s text:c="15"/></text:span><text:span text:style-name="T55"><text:s/></text:span><text:span text:style-name="T55">&lt;Bit </text:span><text:span text:style-name="T55">name="tuesday" </text:span><text:span text:style-name="T55">bit="1"/&gt;</text:span></text:p>
            <text:p><text:span text:style-name="T55"><text:s text:c="12"/></text:span><text:span text:style-name="T55">&lt;/NamedBits&gt;</text:span></text:p>
            <text:p><text:span text:style-name="T55"><text:s text:c="8"/></text:span><text:span text:style-name="T55">&lt;/BitString&gt;</text:span></text:p>
            <text:p><text:span text:style-name="T55"><text:s text:c="8"/></text:span><text:span text:style-name="T55">&lt;Sequence </text:span><text:span text:style-name="T55">name="0-</text:span><text:span text:style-name="T55">TestSequence1"</text:span><text:span text:style-name="T55">&gt;</text:span></text:p>
            <text:p><text:span text:style-name="T55"><text:s text:c="12"/></text:span><text:span text:style-name="T55">&lt;BitString </text:span><text:span text:style-name="T55">name="some-</text:span><text:span text:style-name="T55">bitstring" </text:span><text:span text:style-name="T55">type="0-</text:span><text:span text:style-name="T55">BACnetDaysOfWe</text:span><text:span text:style-name="T55">ek"/&gt;</text:span></text:p>
            <text:p><text:span text:style-name="T55"><text:s text:c="8"/></text:span><text:span text:style-name="T55">&lt;/Sequence&gt;</text:span></text:p>
            <text:p><text:span text:style-name="T55"><text:s text:c="4"/></text:span><text:span text:style-name="T55">&lt;/Definitions&gt;</text:span></text:p>
            <text:p><text:span text:style-name="T55">&lt;/CSML&gt;</text:span></text:p>
            <text:p><text:span text:style-name="T55"/></text:p>
          </draw:text-box>
        </draw:frame>
        <draw:frame draw:style-name="gr140" draw:text-style-name="P74" draw:layer="layout" svg:width="15.24cm" svg:height="6.35cm" svg:x="1.905cm" svg:y="6.985cm">
          <draw:text-box>
            <text:p><text:span text:style-name="T56">bacnet:TestSeq</text:span><text:span text:style-name="T56">uence1 a </text:span><text:span text:style-name="T56">sh:NodeShape ;</text:span></text:p>
            <text:p><text:span text:style-name="T56"><text:s text:c="4"/></text:span><text:span text:style-name="T56">rdfs:subClassO</text:span><text:span text:style-name="T56">f </text:span><text:span text:style-name="T56">bacnet:Sequenc</text:span><text:span text:style-name="T56">e ;</text:span></text:p>
            <text:p><text:span text:style-name="T56"><text:s text:c="4"/></text:span><text:span text:style-name="T56">sh:property</text:span></text:p>
            <text:p><text:span text:style-name="T56"><text:s text:c="8"/></text:span><text:span text:style-name="T56">[ a </text:span><text:span text:style-name="T56">sh:PropertySha</text:span><text:span text:style-name="T56">pe ;</text:span></text:p>
            <text:p><text:span text:style-name="T56"><text:s text:c="12"/></text:span><text:span text:style-name="T56">sh:maxCount </text:span><text:span text:style-name="T56">1 ;</text:span></text:p>
            <text:p><text:span text:style-name="T56"><text:s text:c="12"/></text:span><text:span text:style-name="T56">sh:minCount </text:span><text:span text:style-name="T56">1 ;</text:span></text:p>
            <text:p><text:span text:style-name="T56"><text:s text:c="12"/></text:span><text:span text:style-name="T56">sh:path </text:span><text:span text:style-name="T56">bacnet:some-</text:span><text:span text:style-name="T56">bitstring ] ;</text:span></text:p>
            <text:p><text:span text:style-name="T56"><text:s text:c="4"/></text:span><text:span text:style-name="T56">sh:xone (</text:span></text:p>
            <text:p><text:span text:style-name="T56"><text:s text:c="8"/></text:span><text:span text:style-name="T58">[ sh:property </text:span><text:span text:style-name="T58">[</text:span></text:p>
            <text:p><text:span text:style-name="T58"><text:s text:c="12"/></text:span><text:span text:style-name="T58">sh:class </text:span><text:span text:style-name="T58">bacnet:DaysOfW</text:span><text:span text:style-name="T58">eekNamedBits ;</text:span></text:p>
            <text:p><text:span text:style-name="T58"><text:s text:c="12"/></text:span><text:span text:style-name="T58">sh:minCount </text:span><text:span text:style-name="T58">1 ;</text:span></text:p>
            <text:p><text:span text:style-name="T58"><text:s text:c="12"/></text:span><text:span text:style-name="T58">sh:path </text:span><text:span text:style-name="T58">( bacnet:some-</text:span><text:span text:style-name="T58">bitstring </text:span><text:span text:style-name="T58">[ sh:zeroOrMor</text:span><text:span text:style-name="T58">ePath rdf:rest </text:span><text:span text:style-name="T58">] rdf:first )</text:span></text:p>
            <text:p><text:span text:style-name="T58"><text:s text:c="8"/></text:span><text:span text:style-name="T58">] ]</text:span></text:p>
            <text:p><text:span text:style-name="T56"><text:s text:c="8"/></text:span><text:span text:style-name="T59">[ sh:property </text:span><text:span text:style-name="T59">[</text:span></text:p>
            <text:p><text:span text:style-name="T59"><text:s text:c="12"/></text:span><text:span text:style-name="T59">sh:hasValue () </text:span><text:span text:style-name="T59">;</text:span></text:p>
            <text:p><text:span text:style-name="T59"><text:s text:c="12"/></text:span><text:span text:style-name="T59">sh:minCount </text:span><text:span text:style-name="T59">1 ;</text:span></text:p>
            <text:p><text:span text:style-name="T59"><text:s text:c="12"/></text:span><text:span text:style-name="T59">sh:path </text:span><text:span text:style-name="T59">bacnet:some-</text:span><text:span text:style-name="T59">bitstring ] ]</text:span></text:p>
            <text:p><text:span text:style-name="T56"><text:s text:c="8"/></text:span><text:span text:style-name="T60">[ sh:property </text:span><text:span text:style-name="T60">[</text:span></text:p>
            <text:p><text:span text:style-name="T60"><text:s text:c="12"/></text:span><text:span text:style-name="T60">sh:maxCount </text:span><text:span text:style-name="T60">0 ;</text:span></text:p>
            <text:p><text:span text:style-name="T60"><text:s text:c="12"/></text:span><text:span text:style-name="T60">sh:path </text:span><text:span text:style-name="T60">bacnet:some-</text:span><text:span text:style-name="T60">bitstring ] ]</text:span></text:p>
            <text:p><text:span text:style-name="T56"><text:s text:c="8"/></text:span><text:span text:style-name="T56">) .</text:span></text:p>
            <text:p><text:span text:style-name="T56"/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</draw:page>
      <draw:page draw:name="page35" draw:style-name="dp1" draw:master-page-name="Default">
        <draw:frame draw:style-name="gr134" draw:text-style-name="P1" draw:layer="layout" svg:width="15.24cm" svg:height="4.445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Choice </text:span><text:span text:style-name="T50">name="0-</text:span><text:span text:style-name="T50">AtomicWrit</text:span><text:span text:style-name="T50">eFile-</text:span><text:span text:style-name="T50">ACK"&gt;</text:span></text:p>
            <text:p><text:span text:style-name="T50"><text:s text:c="11"/></text:span><text:span text:style-name="T50"><text:s/></text:span><text:span text:style-name="T50">&lt;Choices&gt;</text:span></text:p>
            <text:p><text:span text:style-name="T50"><text:s text:c="11"/></text:span><text:span text:style-name="T50"><text:s text:c="5"/></text:span><text:span text:style-name="T50">&lt;Integer </text:span><text:span text:style-name="T50">name="file</text:span><text:span text:style-name="T50">-start-</text:span><text:span text:style-name="T50">position" </text:span><text:span text:style-name="T50">contextTag</text:span><text:span text:style-name="T50">="0"/&gt;</text:span></text:p>
            <text:p><text:span text:style-name="T50"><text:s text:c="11"/></text:span><text:span text:style-name="T50"><text:s text:c="5"/></text:span><text:span text:style-name="T50">&lt;Integer </text:span><text:span text:style-name="T50">name="file</text:span><text:span text:style-name="T50">-start-</text:span><text:span text:style-name="T50">record" </text:span><text:span text:style-name="T50">contextTag</text:span><text:span text:style-name="T50">="1"/&gt;</text:span></text:p>
            <text:p><text:span text:style-name="T50"><text:s text:c="11"/></text:span><text:span text:style-name="T50"><text:s/></text:span><text:span text:style-name="T50">&lt;/Choices&gt;</text:span></text:p>
            <text:p><text:span text:style-name="T50"><text:s text:c="8"/></text:span><text:span text:style-name="T50">&lt;/Choice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  <text:p><text:span text:style-name="T50"/></text:p>
          </draw:text-box>
        </draw:frame>
        <draw:frame draw:style-name="gr135" draw:text-style-name="P75" draw:layer="layout" svg:width="15.24cm" svg:height="4.572cm" svg:x="1.905cm" svg:y="6.985cm">
          <draw:text-box>
            <text:p><text:span text:style-name="T50">bacnet:Ato</text:span><text:span text:style-name="T50">micWriteFi</text:span><text:span text:style-name="T50">leACK a </text:span><text:span text:style-name="T50">sh:NodeSha</text:span><text:span text:style-name="T50">pe ;</text:span></text:p>
            <text:p><text:span text:style-name="T50"><text:s text:c="4"/></text:span><text:span text:style-name="T50">sh:xone </text:span><text:span text:style-name="T50">( [ sh:pro</text:span><text:span text:style-name="T50">perty [ a </text:span><text:span text:style-name="T50">sh:Propert</text:span><text:span text:style-name="T50">yShape ;</text:span></text:p>
            <text:p><text:span text:style-name="T50"><text:s text:c="11"/></text:span><text:span text:style-name="T50"><text:s text:c="11"/></text:span><text:span text:style-name="T50"><text:s text:c="2"/></text:span><text:span text:style-name="T50">sh:datatyp</text:span><text:span text:style-name="T50">e </text:span><text:span text:style-name="T50">xsd:intege</text:span><text:span text:style-name="T50">r ;</text:span></text:p>
            <text:p><text:span text:style-name="T50"><text:s text:c="11"/></text:span><text:span text:style-name="T50"><text:s text:c="11"/></text:span><text:span text:style-name="T50"><text:s text:c="2"/></text:span><text:span text:style-name="T50">sh:max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min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path </text:span><text:span text:style-name="T50">bacnet:fil</text:span><text:span text:style-name="T50">e-start-</text:span><text:span text:style-name="T50">position ] </text:span><text:span text:style-name="T50">]</text:span></text:p>
            <text:p><text:span text:style-name="T50"><text:s text:c="11"/></text:span><text:span text:style-name="T50"><text:s text:c="3"/></text:span><text:span text:style-name="T50">[ sh:prope</text:span><text:span text:style-name="T50">rty [ a </text:span><text:span text:style-name="T50">sh:Propert</text:span><text:span text:style-name="T50">yShape ;</text:span></text:p>
            <text:p><text:span text:style-name="T50"><text:s text:c="11"/></text:span><text:span text:style-name="T50"><text:s text:c="11"/></text:span><text:span text:style-name="T50"><text:s text:c="2"/></text:span><text:span text:style-name="T50">sh:datatyp</text:span><text:span text:style-name="T50">e </text:span><text:span text:style-name="T50">xsd:intege</text:span><text:span text:style-name="T50">r ;</text:span></text:p>
            <text:p><text:span text:style-name="T50"><text:s text:c="11"/></text:span><text:span text:style-name="T50"><text:s text:c="11"/></text:span><text:span text:style-name="T50"><text:s text:c="2"/></text:span><text:span text:style-name="T50">sh:max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min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path </text:span><text:span text:style-name="T50">bacnet:fil</text:span><text:span text:style-name="T50">e-start-</text:span><text:span text:style-name="T50">record ] ]</text:span></text:p>
            <text:p><text:span text:style-name="T50"><text:s text:c="4"/></text:span><text:span text:style-name="T50">) .</text:span></text:p>
          </draw:text-box>
        </draw:frame>
        <draw:frame draw:style-name="gr136" draw:text-style-name="P75" draw:layer="layout" svg:width="15.24cm" svg:height="1.27cm" svg:x="1.905cm" svg:y="12.065cm">
          <draw:text-box>
            <text:p><text:span text:style-name="T49">&lt;ex:1&gt; </text:span><text:span text:style-name="T49">bacnet:fil</text:span><text:span text:style-name="T49">e-start-</text:span><text:span text:style-name="T49">position 5</text:span><text:span text:style-name="T50"> </text:span><text:span text:style-name="T50">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36" draw:style-name="dp1" draw:master-page-name="Default">
        <draw:frame draw:style-name="gr141" draw:text-style-name="P1" draw:layer="layout" svg:width="15.24cm" svg:height="4.793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3">&lt;Choice </text:span><text:span text:style-name="T53">name="Test</text:span><text:span text:style-name="T53">Choice"&gt;</text:span></text:p>
            <text:p><text:span text:style-name="T50"><text:s text:c="11"/></text:span><text:span text:style-name="T50"><text:s/></text:span><text:span text:style-name="T50">&lt;Choices&gt;</text:span></text:p>
            <text:p><text:span text:style-name="T50"><text:s text:c="11"/></text:span><text:span text:style-name="T50"><text:s text:c="5"/></text:span><text:span text:style-name="T50">&lt;Integer </text:span><text:span text:style-name="T50">name="some</text:span><text:span text:style-name="T50">-</text:span><text:span text:style-name="T50">integer"/&gt;</text:span></text:p>
            <text:p><text:span text:style-name="T50"><text:s text:c="11"/></text:span><text:span text:style-name="T50"><text:s text:c="5"/></text:span><text:span text:style-name="T50">&lt;Sequence </text:span><text:span text:style-name="T53">name="some</text:span><text:span text:style-name="T53">-</text:span><text:span text:style-name="T53">sequence"</text:span><text:span text:style-name="T50">&gt;</text:span></text:p>
            <text:p><text:span text:style-name="T50"><text:s text:c="11"/></text:span><text:span text:style-name="T50"><text:s text:c="9"/></text:span><text:span text:style-name="T50">&lt;Null </text:span><text:span text:style-name="T50">name="some</text:span><text:span text:style-name="T50">-null"/&gt;</text:span></text:p>
            <text:p><text:span text:style-name="T50"><text:s text:c="11"/></text:span><text:span text:style-name="T50"><text:s text:c="5"/></text:span><text:span text:style-name="T50">&lt;/Sequence</text:span><text:span text:style-name="T50">&gt;</text:span></text:p>
            <text:p><text:span text:style-name="T50"><text:s text:c="11"/></text:span><text:span text:style-name="T50"><text:s/></text:span><text:span text:style-name="T50">&lt;/Choices&gt;</text:span></text:p>
            <text:p><text:span text:style-name="T50"><text:s text:c="8"/></text:span><text:span text:style-name="T50">&lt;/Choice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  <text:p><text:span text:style-name="T50"/></text:p>
          </draw:text-box>
        </draw:frame>
        <draw:frame draw:style-name="gr135" draw:text-style-name="P75" draw:layer="layout" svg:width="15.24cm" svg:height="4.572cm" svg:x="1.905cm" svg:y="6.985cm">
          <draw:text-box>
            <text:p><text:span text:style-name="T50">bacnet:Tes</text:span><text:span text:style-name="T50">tChoice a </text:span><text:span text:style-name="T50">sh:NodeSha</text:span><text:span text:style-name="T50">pe ;</text:span></text:p>
            <text:p><text:span text:style-name="T50"><text:s text:c="4"/></text:span><text:span text:style-name="T50">sh:xone </text:span><text:span text:style-name="T50">( [ sh:pro</text:span><text:span text:style-name="T50">perty [ a </text:span><text:span text:style-name="T50">sh:Propert</text:span><text:span text:style-name="T50">yShape ;</text:span></text:p>
            <text:p><text:span text:style-name="T50"><text:s text:c="11"/></text:span><text:span text:style-name="T50"><text:s text:c="11"/></text:span><text:span text:style-name="T50"><text:s text:c="2"/></text:span><text:span text:style-name="T50">sh:datatyp</text:span><text:span text:style-name="T50">e </text:span><text:span text:style-name="T50">xsd:intege</text:span><text:span text:style-name="T50">r ;</text:span></text:p>
            <text:p><text:span text:style-name="T50"><text:s text:c="11"/></text:span><text:span text:style-name="T50"><text:s text:c="11"/></text:span><text:span text:style-name="T50"><text:s text:c="2"/></text:span><text:span text:style-name="T50">sh:max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min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path </text:span><text:span text:style-name="T50">bacnet:som</text:span><text:span text:style-name="T50">e-</text:span><text:span text:style-name="T50">integer ] </text:span><text:span text:style-name="T50">]</text:span></text:p>
            <text:p><text:span text:style-name="T50"><text:s text:c="11"/></text:span><text:span text:style-name="T50"><text:s text:c="3"/></text:span><text:span text:style-name="T50">[ sh:prope</text:span><text:span text:style-name="T50">rty [ a </text:span><text:span text:style-name="T50">sh:Propert</text:span><text:span text:style-name="T50">yShape ;</text:span></text:p>
            <text:p><text:span text:style-name="T50"><text:s text:c="11"/></text:span><text:span text:style-name="T50"><text:s text:c="11"/></text:span><text:span text:style-name="T50"><text:s text:c="2"/></text:span><text:span text:style-name="T50">sh:class </text:span><text:span text:style-name="T53">bacnet:Tes</text:span><text:span text:style-name="T53">tChoiceSom</text:span><text:span text:style-name="T53">eSequence</text:span><text:span text:style-name="T50"> </text:span><text:span text:style-name="T50">;</text:span></text:p>
            <text:p><text:span text:style-name="T50"><text:s text:c="11"/></text:span><text:span text:style-name="T50"><text:s text:c="11"/></text:span><text:span text:style-name="T50"><text:s text:c="2"/></text:span><text:span text:style-name="T50">sh:max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minCoun</text:span><text:span text:style-name="T50">t 1 ;</text:span></text:p>
            <text:p><text:span text:style-name="T50"><text:s text:c="11"/></text:span><text:span text:style-name="T50"><text:s text:c="11"/></text:span><text:span text:style-name="T50"><text:s text:c="2"/></text:span><text:span text:style-name="T50">sh:path </text:span><text:span text:style-name="T50">bacnet:som</text:span><text:span text:style-name="T50">e-sequence </text:span><text:span text:style-name="T50">] ]</text:span></text:p>
            <text:p><text:span text:style-name="T50"><text:s text:c="4"/></text:span><text:span text:style-name="T50">) .</text:span></text:p>
            <text:p><text:span text:style-name="T50"/></text:p>
          </draw:text-box>
        </draw:frame>
        <draw:frame draw:style-name="gr136" draw:text-style-name="P75" draw:layer="layout" svg:width="15.24cm" svg:height="1.27cm" svg:x="1.905cm" svg:y="12.065cm">
          <draw:text-box>
            <text:p><text:span text:style-name="T49">&lt;ex:1&gt; </text:span><text:span text:style-name="T49">bacnet:som</text:span><text:span text:style-name="T49">e-sequence </text:span><text:span text:style-name="T49">[ bacnet:s</text:span><text:span text:style-name="T49">ome-null </text:span><text:span text:style-name="T49">bacnet:Nul</text:span><text:span text:style-name="T49">l ] </text:span><text:span text:style-name="T50">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4.445cm" svg:height="0.806cm" draw:transform="rotate (1.5707963267949) translate (0.889cm 11.43cm)">
          <draw:text-box>
            <text:p text:style-name="P5"><text:span text:style-name="T52">SHACL</text:span></text:p>
          </draw:text-box>
        </draw:frame>
        <draw:frame draw:style-name="gr138" draw:text-style-name="P72" draw:layer="layout" svg:width="1.27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37" draw:style-name="dp1" draw:master-page-name="Default">
        <draw:custom-shape draw:style-name="gr142" draw:text-style-name="P76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76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76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76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76" draw:layer="layout" svg:x1="4.318cm" svg:y1="3.053cm" svg:x2="4.318cm" svg:y2="4.318cm">
          <text:p/>
        </draw:line>
        <draw:line draw:style-name="gr145" draw:text-style-name="P76" draw:layer="layout" svg:x1="3.683cm" svg:y1="3.434cm" svg:x2="4.318cm" svg:y2="3.434cm">
          <text:p/>
        </draw:line>
        <draw:line draw:style-name="gr145" draw:text-style-name="P76" draw:layer="layout" svg:x1="4.318cm" svg:y1="3.053cm" svg:x2="4.953cm" svg:y2="3.053cm">
          <text:p/>
        </draw:line>
        <draw:line draw:style-name="gr145" draw:text-style-name="P76" draw:layer="layout" svg:x1="4.318cm" svg:y1="3.688cm" svg:x2="4.953cm" svg:y2="3.688cm">
          <text:p/>
        </draw:line>
        <draw:line draw:style-name="gr145" draw:text-style-name="P76" draw:layer="layout" svg:x1="4.318cm" svg:y1="4.323cm" svg:x2="4.953cm" svg:y2="4.323cm">
          <text:p/>
        </draw:line>
        <draw:custom-shape draw:style-name="gr146" draw:text-style-name="P76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3.053cm" svg:x2="6.223cm" svg:y2="3.053cm">
          <text:p/>
        </draw:line>
        <draw:line draw:style-name="gr145" draw:text-style-name="P76" draw:layer="layout" svg:x1="6.223cm" svg:y1="2.799cm" svg:x2="6.731cm" svg:y2="2.799cm">
          <text:p/>
        </draw:line>
        <draw:custom-shape draw:style-name="gr146" draw:text-style-name="P76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6.223cm" svg:y1="3.561cm" svg:x2="6.731cm" svg:y2="3.561cm">
          <text:p/>
        </draw:line>
        <draw:line draw:style-name="gr145" draw:text-style-name="P76" draw:layer="layout" svg:x1="6.223cm" svg:y1="2.799cm" svg:x2="6.223cm" svg:y2="3.556cm">
          <text:p/>
        </draw:line>
        <draw:custom-shape draw:style-name="gr147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9.525cm" svg:y1="11.054cm" svg:x2="9.525cm" svg:y2="11.689cm">
          <text:p/>
        </draw:line>
        <draw:line draw:style-name="gr148" draw:text-style-name="P4" draw:layer="layout" svg:x1="10.541cm" svg:y1="11.054cm" svg:x2="10.541cm" svg:y2="11.689cm">
          <text:p/>
        </draw:line>
        <draw:line draw:style-name="gr148" draw:text-style-name="P4" draw:layer="layout" svg:x1="11.049cm" svg:y1="11.689cm" svg:x2="11.049cm" svg:y2="12.324cm">
          <text:p/>
        </draw:line>
        <draw:line draw:style-name="gr148" draw:text-style-name="P4" draw:layer="layout" svg:x1="9.525cm" svg:y1="11.689cm" svg:x2="12.573cm" svg:y2="11.689cm">
          <text:p/>
        </draw:line>
        <draw:custom-shape draw:style-name="gr149" draw:text-style-name="P77" draw:layer="layout" svg:width="1.524cm" svg:height="0.762cm" svg:x="10.287cm" svg:y="12.324cm">
          <text:p text:style-name="P77"><text:span text:style-name="T61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1.557cm" svg:y1="11.054cm" svg:x2="11.557cm" svg:y2="11.689cm">
          <text:p/>
        </draw:line>
        <draw:custom-shape draw:style-name="gr147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2.573cm" svg:y1="11.054cm" svg:x2="12.573cm" svg:y2="11.689cm">
          <text:p/>
        </draw:line>
        <draw:custom-shape draw:style-name="gr147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4.445cm" svg:y1="11.054cm" svg:x2="4.445cm" svg:y2="11.689cm">
          <text:p/>
        </draw:line>
        <draw:line draw:style-name="gr148" draw:text-style-name="P4" draw:layer="layout" svg:x1="5.461cm" svg:y1="11.054cm" svg:x2="5.461cm" svg:y2="11.689cm">
          <text:p/>
        </draw:line>
        <draw:line draw:style-name="gr148" draw:text-style-name="P4" draw:layer="layout" svg:x1="5.969cm" svg:y1="11.689cm" svg:x2="5.969cm" svg:y2="12.324cm">
          <text:p/>
        </draw:line>
        <draw:line draw:style-name="gr148" draw:text-style-name="P4" draw:layer="layout" svg:x1="4.445cm" svg:y1="11.689cm" svg:x2="7.493cm" svg:y2="11.689cm">
          <text:p/>
        </draw:line>
        <draw:custom-shape draw:style-name="gr149" draw:text-style-name="P77" draw:layer="layout" svg:width="1.524cm" svg:height="0.762cm" svg:x="5.207cm" svg:y="12.324cm">
          <text:p text:style-name="P77"><text:span text:style-name="T61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6.477cm" svg:y1="11.054cm" svg:x2="6.477cm" svg:y2="11.689cm">
          <text:p/>
        </draw:line>
        <draw:custom-shape draw:style-name="gr147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7.493cm" svg:y1="11.054cm" svg:x2="7.493cm" svg:y2="11.689cm">
          <text:p/>
        </draw:line>
        <draw:line draw:style-name="gr150" draw:text-style-name="P4" draw:layer="layout" svg:x1="6.604cm" svg:y1="12.705cm" svg:x2="10.414cm" svg:y2="12.705cm">
          <text:p/>
        </draw:line>
        <draw:custom-shape draw:style-name="gr149" draw:text-style-name="P77" draw:layer="layout" svg:width="1.524cm" svg:height="0.762cm" svg:x="14.351cm" svg:y="12.324cm">
          <text:p text:style-name="P77"><text:span text:style-name="T61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0" draw:text-style-name="P4" draw:layer="layout" svg:x1="11.684cm" svg:y1="12.705cm" svg:x2="14.478cm" svg:y2="12.705cm">
          <text:p/>
        </draw:line>
        <draw:custom-shape draw:style-name="gr147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4.605cm" svg:y1="11.054cm" svg:x2="14.605cm" svg:y2="11.689cm">
          <text:p/>
        </draw:line>
        <draw:line draw:style-name="gr148" draw:text-style-name="P4" draw:layer="layout" svg:x1="15.621cm" svg:y1="11.054cm" svg:x2="15.621cm" svg:y2="11.689cm">
          <text:p/>
        </draw:line>
        <draw:line draw:style-name="gr148" draw:text-style-name="P4" draw:layer="layout" svg:x1="15.113cm" svg:y1="11.689cm" svg:x2="15.113cm" svg:y2="12.324cm">
          <text:p/>
        </draw:line>
        <draw:line draw:style-name="gr148" draw:text-style-name="P4" draw:layer="layout" svg:x1="14.605cm" svg:y1="11.689cm" svg:x2="15.621cm" svg:y2="11.689cm">
          <text:p/>
        </draw:line>
        <draw:line draw:style-name="gr145" draw:text-style-name="P76" draw:layer="layout" svg:x1="4.318cm" svg:y1="7.747cm" svg:x2="4.318cm" svg:y2="9.017cm">
          <text:p/>
        </draw:line>
        <draw:line draw:style-name="gr145" draw:text-style-name="P76" draw:layer="layout" svg:x1="3.683cm" svg:y1="8.128cm" svg:x2="4.318cm" svg:y2="8.128cm">
          <text:p/>
        </draw:line>
        <draw:line draw:style-name="gr145" draw:text-style-name="P76" draw:layer="layout" svg:x1="4.318cm" svg:y1="7.747cm" svg:x2="4.953cm" svg:y2="7.747cm">
          <text:p/>
        </draw:line>
        <draw:line draw:style-name="gr145" draw:text-style-name="P76" draw:layer="layout" svg:x1="4.318cm" svg:y1="8.382cm" svg:x2="4.953cm" svg:y2="8.382cm">
          <text:p/>
        </draw:line>
        <draw:line draw:style-name="gr145" draw:text-style-name="P76" draw:layer="layout" svg:x1="4.318cm" svg:y1="9.017cm" svg:x2="4.953cm" svg:y2="9.017cm">
          <text:p/>
        </draw:line>
        <draw:custom-shape draw:style-name="gr146" draw:text-style-name="P76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7.747cm" svg:x2="6.223cm" svg:y2="7.747cm">
          <text:p/>
        </draw:line>
        <draw:custom-shape draw:style-name="gr146" draw:text-style-name="P76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8.382cm" svg:x2="6.223cm" svg:y2="8.382cm">
          <text:p/>
        </draw:line>
        <draw:line draw:style-name="gr145" draw:text-style-name="P76" draw:layer="layout" svg:x1="1.905cm" svg:y1="3.434cm" svg:x2="2.413cm" svg:y2="3.434cm">
          <text:p/>
        </draw:line>
        <draw:line draw:style-name="gr145" draw:text-style-name="P76" draw:layer="layout" svg:x1="1.905cm" svg:y1="8.128cm" svg:x2="2.413cm" svg:y2="8.128cm">
          <text:p/>
        </draw:line>
        <draw:line draw:style-name="gr145" draw:text-style-name="P76" draw:layer="layout" svg:x1="1.905cm" svg:y1="2.926cm" svg:x2="1.905cm" svg:y2="9.525cm">
          <text:p/>
        </draw:line>
        <draw:custom-shape draw:style-name="gr151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7.239cm" svg:y1="2.799cm" svg:x2="7.747cm" svg:y2="2.799cm">
          <text:p/>
        </draw:line>
        <draw:line draw:style-name="gr152" draw:text-style-name="P4" draw:layer="layout" svg:x1="5.715cm" svg:y1="4.445cm" svg:x2="6.985cm" svg:y2="4.445cm">
          <text:p/>
        </draw:line>
        <draw:custom-shape draw:style-name="gr151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4.826cm" svg:x2="7.493cm" svg:y2="4.826cm">
          <text:p/>
        </draw:line>
        <draw:line draw:style-name="gr152" draw:text-style-name="P4" draw:layer="layout" svg:x1="6.985cm" svg:y1="5.207cm" svg:x2="6.985cm" svg:y2="4.445cm">
          <text:p/>
        </draw:line>
        <draw:custom-shape draw:style-name="gr151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5.207cm" svg:x2="7.493cm" svg:y2="5.207cm">
          <text:p/>
        </draw:line>
        <draw:frame draw:style-name="gr140" draw:text-style-name="P1" draw:layer="layout" svg:width="6.35cm" svg:height="6.35cm" svg:x="12.065cm" svg:y="3.175cm">
          <draw:text-box>
            <text:p><text:span text:style-name="T1">Given a </text:span><text:span text:style-name="T1">BACnet </text:span><text:span text:style-name="T1">object with a </text:span><text:span text:style-name="T62">bacnet:tags</text:span><text:span text:style-name="T1"> </text:span><text:span text:style-name="T1">property </text:span><text:span text:style-name="T1">referencing </text:span><text:span text:style-name="T1">a list of </text:span><text:span text:style-name="T1">class </text:span><text:span text:style-name="T1">names, </text:span><text:span text:style-name="T1">Haystack </text:span><text:span text:style-name="T1">calls them </text:span><text:span text:style-name="T1">marker tags.</text:span></text:p>
          </draw:text-box>
        </draw:frame>
      </draw:page>
      <draw:page draw:name="page38" draw:style-name="dp1" draw:master-page-name="Default">
        <draw:line draw:style-name="gr153" draw:text-style-name="P4" draw:layer="layout" svg:x1="9.017cm" svg:y1="6.604cm" svg:x2="9.017cm" svg:y2="10.292cm">
          <text:p/>
        </draw:line>
        <draw:custom-shape draw:style-name="gr142" draw:text-style-name="P76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76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76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76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76" draw:layer="layout" svg:x1="4.318cm" svg:y1="3.053cm" svg:x2="4.318cm" svg:y2="4.318cm">
          <text:p/>
        </draw:line>
        <draw:line draw:style-name="gr145" draw:text-style-name="P76" draw:layer="layout" svg:x1="3.683cm" svg:y1="3.434cm" svg:x2="4.318cm" svg:y2="3.434cm">
          <text:p/>
        </draw:line>
        <draw:line draw:style-name="gr145" draw:text-style-name="P76" draw:layer="layout" svg:x1="4.318cm" svg:y1="3.053cm" svg:x2="4.953cm" svg:y2="3.053cm">
          <text:p/>
        </draw:line>
        <draw:line draw:style-name="gr145" draw:text-style-name="P76" draw:layer="layout" svg:x1="4.318cm" svg:y1="3.688cm" svg:x2="4.953cm" svg:y2="3.688cm">
          <text:p/>
        </draw:line>
        <draw:line draw:style-name="gr145" draw:text-style-name="P76" draw:layer="layout" svg:x1="4.318cm" svg:y1="4.323cm" svg:x2="4.953cm" svg:y2="4.323cm">
          <text:p/>
        </draw:line>
        <draw:custom-shape draw:style-name="gr146" draw:text-style-name="P76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3.053cm" svg:x2="6.223cm" svg:y2="3.053cm">
          <text:p/>
        </draw:line>
        <draw:line draw:style-name="gr145" draw:text-style-name="P76" draw:layer="layout" svg:x1="6.223cm" svg:y1="2.799cm" svg:x2="6.731cm" svg:y2="2.799cm">
          <text:p/>
        </draw:line>
        <draw:custom-shape draw:style-name="gr146" draw:text-style-name="P76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6.223cm" svg:y1="3.561cm" svg:x2="6.731cm" svg:y2="3.561cm">
          <text:p/>
        </draw:line>
        <draw:line draw:style-name="gr145" draw:text-style-name="P76" draw:layer="layout" svg:x1="6.223cm" svg:y1="2.799cm" svg:x2="6.223cm" svg:y2="3.556cm">
          <text:p/>
        </draw:line>
        <draw:custom-shape draw:style-name="gr147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9.525cm" svg:y1="11.054cm" svg:x2="9.525cm" svg:y2="11.689cm">
          <text:p/>
        </draw:line>
        <draw:line draw:style-name="gr148" draw:text-style-name="P4" draw:layer="layout" svg:x1="10.541cm" svg:y1="11.054cm" svg:x2="10.541cm" svg:y2="11.689cm">
          <text:p/>
        </draw:line>
        <draw:line draw:style-name="gr148" draw:text-style-name="P4" draw:layer="layout" svg:x1="11.049cm" svg:y1="11.689cm" svg:x2="11.049cm" svg:y2="12.324cm">
          <text:p/>
        </draw:line>
        <draw:line draw:style-name="gr148" draw:text-style-name="P4" draw:layer="layout" svg:x1="9.525cm" svg:y1="11.689cm" svg:x2="12.573cm" svg:y2="11.689cm">
          <text:p/>
        </draw:line>
        <draw:custom-shape draw:style-name="gr149" draw:text-style-name="P77" draw:layer="layout" svg:width="1.524cm" svg:height="0.762cm" svg:x="10.287cm" svg:y="12.324cm">
          <text:p text:style-name="P77"><text:span text:style-name="T61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1.557cm" svg:y1="11.054cm" svg:x2="11.557cm" svg:y2="11.689cm">
          <text:p/>
        </draw:line>
        <draw:custom-shape draw:style-name="gr147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2.573cm" svg:y1="11.054cm" svg:x2="12.573cm" svg:y2="11.689cm">
          <text:p/>
        </draw:line>
        <draw:custom-shape draw:style-name="gr147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4.445cm" svg:y1="11.054cm" svg:x2="4.445cm" svg:y2="11.689cm">
          <text:p/>
        </draw:line>
        <draw:line draw:style-name="gr148" draw:text-style-name="P4" draw:layer="layout" svg:x1="5.461cm" svg:y1="11.054cm" svg:x2="5.461cm" svg:y2="11.689cm">
          <text:p/>
        </draw:line>
        <draw:line draw:style-name="gr148" draw:text-style-name="P4" draw:layer="layout" svg:x1="5.969cm" svg:y1="11.689cm" svg:x2="5.969cm" svg:y2="12.324cm">
          <text:p/>
        </draw:line>
        <draw:line draw:style-name="gr148" draw:text-style-name="P4" draw:layer="layout" svg:x1="4.445cm" svg:y1="11.689cm" svg:x2="7.493cm" svg:y2="11.689cm">
          <text:p/>
        </draw:line>
        <draw:custom-shape draw:style-name="gr149" draw:text-style-name="P77" draw:layer="layout" svg:width="1.524cm" svg:height="0.762cm" svg:x="5.207cm" svg:y="12.324cm">
          <text:p text:style-name="P77"><text:span text:style-name="T61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6.477cm" svg:y1="11.054cm" svg:x2="6.477cm" svg:y2="11.689cm">
          <text:p/>
        </draw:line>
        <draw:custom-shape draw:style-name="gr147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7.493cm" svg:y1="11.054cm" svg:x2="7.493cm" svg:y2="11.689cm">
          <text:p/>
        </draw:line>
        <draw:line draw:style-name="gr150" draw:text-style-name="P4" draw:layer="layout" svg:x1="6.604cm" svg:y1="12.705cm" svg:x2="10.414cm" svg:y2="12.705cm">
          <text:p/>
        </draw:line>
        <draw:custom-shape draw:style-name="gr149" draw:text-style-name="P77" draw:layer="layout" svg:width="1.524cm" svg:height="0.762cm" svg:x="14.351cm" svg:y="12.324cm">
          <text:p text:style-name="P77"><text:span text:style-name="T61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0" draw:text-style-name="P4" draw:layer="layout" svg:x1="11.684cm" svg:y1="12.705cm" svg:x2="14.478cm" svg:y2="12.705cm">
          <text:p/>
        </draw:line>
        <draw:custom-shape draw:style-name="gr147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4.605cm" svg:y1="11.054cm" svg:x2="14.605cm" svg:y2="11.689cm">
          <text:p/>
        </draw:line>
        <draw:line draw:style-name="gr148" draw:text-style-name="P4" draw:layer="layout" svg:x1="15.621cm" svg:y1="11.054cm" svg:x2="15.621cm" svg:y2="11.689cm">
          <text:p/>
        </draw:line>
        <draw:line draw:style-name="gr148" draw:text-style-name="P4" draw:layer="layout" svg:x1="15.113cm" svg:y1="11.689cm" svg:x2="15.113cm" svg:y2="12.324cm">
          <text:p/>
        </draw:line>
        <draw:line draw:style-name="gr148" draw:text-style-name="P4" draw:layer="layout" svg:x1="14.605cm" svg:y1="11.689cm" svg:x2="15.621cm" svg:y2="11.689cm">
          <text:p/>
        </draw:line>
        <draw:line draw:style-name="gr145" draw:text-style-name="P76" draw:layer="layout" svg:x1="4.318cm" svg:y1="7.747cm" svg:x2="4.318cm" svg:y2="9.017cm">
          <text:p/>
        </draw:line>
        <draw:line draw:style-name="gr145" draw:text-style-name="P76" draw:layer="layout" svg:x1="3.683cm" svg:y1="8.128cm" svg:x2="4.318cm" svg:y2="8.128cm">
          <text:p/>
        </draw:line>
        <draw:line draw:style-name="gr145" draw:text-style-name="P76" draw:layer="layout" svg:x1="4.318cm" svg:y1="7.747cm" svg:x2="4.953cm" svg:y2="7.747cm">
          <text:p/>
        </draw:line>
        <draw:line draw:style-name="gr145" draw:text-style-name="P76" draw:layer="layout" svg:x1="4.318cm" svg:y1="8.382cm" svg:x2="4.953cm" svg:y2="8.382cm">
          <text:p/>
        </draw:line>
        <draw:line draw:style-name="gr145" draw:text-style-name="P76" draw:layer="layout" svg:x1="4.318cm" svg:y1="9.017cm" svg:x2="4.953cm" svg:y2="9.017cm">
          <text:p/>
        </draw:line>
        <draw:custom-shape draw:style-name="gr146" draw:text-style-name="P76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7.747cm" svg:x2="6.223cm" svg:y2="7.747cm">
          <text:p/>
        </draw:line>
        <draw:custom-shape draw:style-name="gr146" draw:text-style-name="P76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8.382cm" svg:x2="6.223cm" svg:y2="8.382cm">
          <text:p/>
        </draw:line>
        <draw:line draw:style-name="gr154" draw:text-style-name="P4" draw:layer="layout" svg:x1="5.334cm" svg:y1="6.35cm" svg:x2="8.382cm" svg:y2="6.35cm">
          <text:p/>
        </draw:line>
        <draw:line draw:style-name="gr155" draw:text-style-name="P4" draw:layer="layout" svg:x1="9.398cm" svg:y1="10.673cm" svg:x2="9.017cm" svg:y2="10.292cm">
          <text:p/>
        </draw:line>
        <draw:line draw:style-name="gr145" draw:text-style-name="P76" draw:layer="layout" svg:x1="1.905cm" svg:y1="3.434cm" svg:x2="2.413cm" svg:y2="3.434cm">
          <text:p/>
        </draw:line>
        <draw:line draw:style-name="gr145" draw:text-style-name="P76" draw:layer="layout" svg:x1="1.905cm" svg:y1="8.128cm" svg:x2="2.413cm" svg:y2="8.128cm">
          <text:p/>
        </draw:line>
        <draw:line draw:style-name="gr145" draw:text-style-name="P76" draw:layer="layout" svg:x1="1.905cm" svg:y1="2.926cm" svg:x2="1.905cm" svg:y2="9.525cm">
          <text:p/>
        </draw:line>
        <draw:custom-shape draw:style-name="gr151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7.239cm" svg:y1="2.799cm" svg:x2="7.747cm" svg:y2="2.799cm">
          <text:p/>
        </draw:line>
        <draw:line draw:style-name="gr156" draw:text-style-name="P4" draw:layer="layout" svg:x1="5.334cm" svg:y1="4.572cm" svg:x2="5.334cm" svg:y2="6.35cm">
          <text:p/>
        </draw:line>
        <draw:line draw:style-name="gr152" draw:text-style-name="P4" draw:layer="layout" svg:x1="5.715cm" svg:y1="4.445cm" svg:x2="6.985cm" svg:y2="4.445cm">
          <text:p/>
        </draw:line>
        <draw:custom-shape draw:style-name="gr151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4.826cm" svg:x2="7.493cm" svg:y2="4.826cm">
          <text:p/>
        </draw:line>
        <draw:line draw:style-name="gr152" draw:text-style-name="P4" draw:layer="layout" svg:x1="6.985cm" svg:y1="5.207cm" svg:x2="6.985cm" svg:y2="4.445cm">
          <text:p/>
        </draw:line>
        <draw:custom-shape draw:style-name="gr151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5.207cm" svg:x2="7.493cm" svg:y2="5.207cm">
          <text:p/>
        </draw:line>
        <draw:custom-shape draw:style-name="gr157" draw:text-style-name="P78" draw:layer="layout" svg:width="1.27cm" svg:height="0.508cm" svg:x="8.382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1" draw:layer="layout" svg:width="6.35cm" svg:height="6.35cm" svg:x="12.065cm" svg:y="3.175cm">
          <draw:text-box>
            <text:p><text:span text:style-name="T47">The 223 </text:span><text:span text:style-name="T47">model </text:span><text:span text:style-name="T23">s223:hasExt</text:span><text:span text:style-name="T23">ernalReferen</text:span><text:span text:style-name="T23">ce</text:span><text:span text:style-name="T47"> relates </text:span><text:span text:style-name="T47">an </text:span><text:span text:style-name="T26">s223:Propert</text:span><text:span text:style-name="T26">y</text:span><text:span text:style-name="T47"> with some </text:span><text:span text:style-name="T47">version of a </text:span><text:span text:style-name="T62">bacnet:Devi</text:span><text:span text:style-name="T62">ceObjectPro</text:span><text:span text:style-name="T62">perty</text:span><text:span text:style-name="T47"> </text:span><text:span text:style-name="T47">reference.</text:span></text:p>
            <text:p><text:span text:style-name="T47"/></text:p>
            <text:p><text:span text:style-name="T47">This </text:span><text:span text:style-name="T47">reference </text:span><text:span text:style-name="T47">describes an </text:span><text:span text:style-name="T47">implicit </text:span><text:span text:style-name="T47">reference to </text:span><text:span text:style-name="T47">a specific </text:span><text:span text:style-name="T47">BACnet </text:span><text:span text:style-name="T47">object.</text:span></text:p>
          </draw:text-box>
        </draw:frame>
      </draw:page>
      <draw:page draw:name="page39" draw:style-name="dp1" draw:master-page-name="Default">
        <draw:frame draw:style-name="gr158" draw:text-style-name="P75" draw:layer="layout" svg:width="15.24cm" svg:height="5.115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Sequence </text:span><text:span text:style-name="T50">name="0-</text:span><text:span text:style-name="T50">BACnetDevi</text:span><text:span text:style-name="T50">ceObjectPr</text:span><text:span text:style-name="T50">opertyRefe</text:span><text:span text:style-name="T50">rence"&gt;</text:span></text:p>
            <text:p><text:span text:style-name="T50"><text:s text:c="11"/></text:span><text:span text:style-name="T50"><text:s/></text:span><text:span text:style-name="T50">&lt;ObjectIde</text:span><text:span text:style-name="T50">ntifier </text:span><text:span text:style-name="T50">name="obje</text:span><text:span text:style-name="T50">ct-</text:span><text:span text:style-name="T50">identifier</text:span><text:span text:style-name="T50">"/&gt;</text:span></text:p>
            <text:p><text:span text:style-name="T50"><text:s text:c="11"/></text:span><text:span text:style-name="T50"><text:s/></text:span><text:span text:style-name="T50">&lt;Enumerate</text:span><text:span text:style-name="T50">d </text:span><text:span text:style-name="T50">name="prop</text:span><text:span text:style-name="T50">erty-</text:span><text:span text:style-name="T50">identifier</text:span><text:span text:style-name="T50">" type="0-</text:span><text:span text:style-name="T50">BACnetProp</text:span><text:span text:style-name="T50">ertyIdenti</text:span><text:span text:style-name="T50">fier"/&gt;</text:span></text:p>
            <text:p><text:span text:style-name="T50"><text:s text:c="11"/></text:span><text:span text:style-name="T50"><text:s/></text:span><text:span text:style-name="T50">&lt;Unsigned </text:span><text:span text:style-name="T50">name="prop</text:span><text:span text:style-name="T50">erty-</text:span><text:span text:style-name="T50">array-</text:span><text:span text:style-name="T50">index" </text:span><text:span text:style-name="T50">optional="</text:span><text:span text:style-name="T50">true"/&gt;</text:span></text:p>
            <text:p><text:span text:style-name="T50"><text:s text:c="11"/></text:span><text:span text:style-name="T50"><text:s/></text:span><text:span text:style-name="T50">&lt;ObjectIde</text:span><text:span text:style-name="T50">ntifier </text:span><text:span text:style-name="T50">name="devi</text:span><text:span text:style-name="T50">ce-</text:span><text:span text:style-name="T50">identifier</text:span><text:span text:style-name="T50">" </text:span><text:span text:style-name="T50">optional="</text:span><text:span text:style-name="T50">true"/&gt;</text:span></text:p>
            <text:p><text:span text:style-name="T50"><text:s text:c="8"/></text:span><text:span text:style-name="T50">&lt;/Sequence</text:span><text:span text:style-name="T50">&gt;</text:span></text:p>
            <text:p><text:span text:style-name="T50"><text:s text:c="8"/></text:span><text:span text:style-name="T50">&lt;Object </text:span><text:span text:style-name="T50">name="Prop</text:span><text:span text:style-name="T50">erty"&gt;</text:span></text:p>
            <text:p><text:span text:style-name="T50"><text:s text:c="11"/></text:span><text:span text:style-name="T50"><text:s/></text:span><text:span text:style-name="T50">&lt;Sequence </text:span><text:span text:style-name="T50">name="hasE</text:span><text:span text:style-name="T50">xternalRef</text:span><text:span text:style-name="T50">erence"</text:span></text:p>
            <text:p><text:span text:style-name="T50"><text:s text:c="11"/></text:span><text:span text:style-name="T50"><text:s text:c="5"/></text:span><text:span text:style-name="T50">type="0-</text:span><text:span text:style-name="T50">BACnetDevi</text:span><text:span text:style-name="T50">ceObjectPr</text:span><text:span text:style-name="T50">opertyRefe</text:span><text:span text:style-name="T50">rence"/&gt;</text:span></text:p>
            <text:p><text:span text:style-name="T50"><text:s text:c="8"/></text:span><text:span text:style-name="T50">&lt;/Object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</draw:text-box>
        </draw:frame>
        <draw:frame draw:style-name="gr159" draw:text-style-name="P75" draw:layer="layout" svg:width="15.24cm" svg:height="4.699cm" svg:x="1.905cm" svg:y="8.255cm">
          <draw:text-box>
            <text:p><text:span text:style-name="T50">&lt;ex:1&gt; </text:span><text:span text:style-name="T50">s223:hasEx</text:span><text:span text:style-name="T50">ternalRefe</text:span><text:span text:style-name="T50">rence [</text:span></text:p>
            <text:p><text:span text:style-name="T49"><text:s text:c="4"/></text:span><text:span text:style-name="T49">a </text:span><text:span text:style-name="T49">bacnet:</text:span><text:span text:style-name="T50">Dev</text:span><text:span text:style-name="T50">iceObjectP</text:span><text:span text:style-name="T50">ropertyRef</text:span><text:span text:style-name="T50">erence ;</text:span></text:p>
            <text:p text:style-name="P13"><text:span text:style-name="T49"><text:s text:c="4"/></text:span><text:span text:style-name="T49">bacnet:dev</text:span><text:span text:style-name="T49">ice-</text:span><text:span text:style-name="T49">identifier </text:span><text:span text:style-name="T49">"device,12</text:span><text:span text:style-name="T49">34" ;</text:span></text:p>
            <text:p text:style-name="P13"><text:span text:style-name="T49"><text:s text:c="4"/></text:span><text:span text:style-name="T49">bacnet:obj</text:span><text:span text:style-name="T49">ect-</text:span><text:span text:style-name="T49">identifier </text:span><text:span text:style-name="T49">"analog-</text:span><text:span text:style-name="T49">value,1" ;</text:span></text:p>
            <text:p text:style-name="P13"><text:span text:style-name="T49"><text:s text:c="4"/></text:span><text:span text:style-name="T49">bacnet:pro</text:span><text:span text:style-name="T49">perty-</text:span><text:span text:style-name="T49">identifier </text:span><text:span text:style-name="T49">bacnet:Pro</text:span><text:span text:style-name="T49">pertyIdent</text:span><text:span text:style-name="T49">ifier-</text:span><text:span text:style-name="T49">present-</text:span><text:span text:style-name="T49">value ;</text:span></text:p>
            <text:p><text:span text:style-name="T50"><text:s text:c="4"/></text:span><text:span text:style-name="T50">] 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5.715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  <draw:page draw:name="page40" draw:style-name="dp1" draw:master-page-name="Default">
        <draw:line draw:style-name="gr153" draw:text-style-name="P4" draw:layer="layout" svg:x1="9.017cm" svg:y1="6.604cm" svg:x2="9.017cm" svg:y2="10.292cm">
          <text:p/>
        </draw:line>
        <draw:custom-shape draw:style-name="gr142" draw:text-style-name="P76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76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76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76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76" draw:layer="layout" svg:x1="4.318cm" svg:y1="3.053cm" svg:x2="4.318cm" svg:y2="4.318cm">
          <text:p/>
        </draw:line>
        <draw:line draw:style-name="gr145" draw:text-style-name="P76" draw:layer="layout" svg:x1="3.683cm" svg:y1="3.434cm" svg:x2="4.318cm" svg:y2="3.434cm">
          <text:p/>
        </draw:line>
        <draw:line draw:style-name="gr145" draw:text-style-name="P76" draw:layer="layout" svg:x1="4.318cm" svg:y1="3.053cm" svg:x2="4.953cm" svg:y2="3.053cm">
          <text:p/>
        </draw:line>
        <draw:line draw:style-name="gr145" draw:text-style-name="P76" draw:layer="layout" svg:x1="4.318cm" svg:y1="3.688cm" svg:x2="4.953cm" svg:y2="3.688cm">
          <text:p/>
        </draw:line>
        <draw:line draw:style-name="gr145" draw:text-style-name="P76" draw:layer="layout" svg:x1="4.318cm" svg:y1="4.323cm" svg:x2="4.953cm" svg:y2="4.323cm">
          <text:p/>
        </draw:line>
        <draw:custom-shape draw:style-name="gr146" draw:text-style-name="P76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3.053cm" svg:x2="6.223cm" svg:y2="3.053cm">
          <text:p/>
        </draw:line>
        <draw:line draw:style-name="gr145" draw:text-style-name="P76" draw:layer="layout" svg:x1="6.223cm" svg:y1="2.799cm" svg:x2="6.731cm" svg:y2="2.799cm">
          <text:p/>
        </draw:line>
        <draw:custom-shape draw:style-name="gr146" draw:text-style-name="P76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6.223cm" svg:y1="3.561cm" svg:x2="6.731cm" svg:y2="3.561cm">
          <text:p/>
        </draw:line>
        <draw:line draw:style-name="gr145" draw:text-style-name="P76" draw:layer="layout" svg:x1="6.223cm" svg:y1="2.799cm" svg:x2="6.223cm" svg:y2="3.556cm">
          <text:p/>
        </draw:line>
        <draw:custom-shape draw:style-name="gr147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9.525cm" svg:y1="11.054cm" svg:x2="9.525cm" svg:y2="11.689cm">
          <text:p/>
        </draw:line>
        <draw:line draw:style-name="gr148" draw:text-style-name="P4" draw:layer="layout" svg:x1="10.541cm" svg:y1="11.054cm" svg:x2="10.541cm" svg:y2="11.689cm">
          <text:p/>
        </draw:line>
        <draw:line draw:style-name="gr148" draw:text-style-name="P4" draw:layer="layout" svg:x1="11.049cm" svg:y1="11.689cm" svg:x2="11.049cm" svg:y2="12.324cm">
          <text:p/>
        </draw:line>
        <draw:line draw:style-name="gr148" draw:text-style-name="P4" draw:layer="layout" svg:x1="9.525cm" svg:y1="11.689cm" svg:x2="12.573cm" svg:y2="11.689cm">
          <text:p/>
        </draw:line>
        <draw:custom-shape draw:style-name="gr149" draw:text-style-name="P77" draw:layer="layout" svg:width="1.524cm" svg:height="0.762cm" svg:x="10.287cm" svg:y="12.324cm">
          <text:p text:style-name="P77"><text:span text:style-name="T61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1.557cm" svg:y1="11.054cm" svg:x2="11.557cm" svg:y2="11.689cm">
          <text:p/>
        </draw:line>
        <draw:custom-shape draw:style-name="gr147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2.573cm" svg:y1="11.054cm" svg:x2="12.573cm" svg:y2="11.689cm">
          <text:p/>
        </draw:line>
        <draw:custom-shape draw:style-name="gr147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4.445cm" svg:y1="11.054cm" svg:x2="4.445cm" svg:y2="11.689cm">
          <text:p/>
        </draw:line>
        <draw:line draw:style-name="gr148" draw:text-style-name="P4" draw:layer="layout" svg:x1="5.461cm" svg:y1="11.054cm" svg:x2="5.461cm" svg:y2="11.689cm">
          <text:p/>
        </draw:line>
        <draw:line draw:style-name="gr148" draw:text-style-name="P4" draw:layer="layout" svg:x1="5.969cm" svg:y1="11.689cm" svg:x2="5.969cm" svg:y2="12.324cm">
          <text:p/>
        </draw:line>
        <draw:line draw:style-name="gr148" draw:text-style-name="P4" draw:layer="layout" svg:x1="4.445cm" svg:y1="11.689cm" svg:x2="7.493cm" svg:y2="11.689cm">
          <text:p/>
        </draw:line>
        <draw:custom-shape draw:style-name="gr149" draw:text-style-name="P77" draw:layer="layout" svg:width="1.524cm" svg:height="0.762cm" svg:x="5.207cm" svg:y="12.324cm">
          <text:p text:style-name="P77"><text:span text:style-name="T61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6.477cm" svg:y1="11.054cm" svg:x2="6.477cm" svg:y2="11.689cm">
          <text:p/>
        </draw:line>
        <draw:custom-shape draw:style-name="gr147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7.493cm" svg:y1="11.054cm" svg:x2="7.493cm" svg:y2="11.689cm">
          <text:p/>
        </draw:line>
        <draw:line draw:style-name="gr150" draw:text-style-name="P4" draw:layer="layout" svg:x1="6.604cm" svg:y1="12.705cm" svg:x2="10.414cm" svg:y2="12.705cm">
          <text:p/>
        </draw:line>
        <draw:custom-shape draw:style-name="gr149" draw:text-style-name="P77" draw:layer="layout" svg:width="1.524cm" svg:height="0.762cm" svg:x="14.351cm" svg:y="12.324cm">
          <text:p text:style-name="P77"><text:span text:style-name="T61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0" draw:text-style-name="P4" draw:layer="layout" svg:x1="11.684cm" svg:y1="12.705cm" svg:x2="14.478cm" svg:y2="12.705cm">
          <text:p/>
        </draw:line>
        <draw:custom-shape draw:style-name="gr147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4.605cm" svg:y1="11.054cm" svg:x2="14.605cm" svg:y2="11.689cm">
          <text:p/>
        </draw:line>
        <draw:line draw:style-name="gr148" draw:text-style-name="P4" draw:layer="layout" svg:x1="15.621cm" svg:y1="11.054cm" svg:x2="15.621cm" svg:y2="11.689cm">
          <text:p/>
        </draw:line>
        <draw:line draw:style-name="gr148" draw:text-style-name="P4" draw:layer="layout" svg:x1="15.113cm" svg:y1="11.689cm" svg:x2="15.113cm" svg:y2="12.324cm">
          <text:p/>
        </draw:line>
        <draw:line draw:style-name="gr148" draw:text-style-name="P4" draw:layer="layout" svg:x1="14.605cm" svg:y1="11.689cm" svg:x2="15.621cm" svg:y2="11.689cm">
          <text:p/>
        </draw:line>
        <draw:line draw:style-name="gr145" draw:text-style-name="P76" draw:layer="layout" svg:x1="4.318cm" svg:y1="7.747cm" svg:x2="4.318cm" svg:y2="9.017cm">
          <text:p/>
        </draw:line>
        <draw:line draw:style-name="gr145" draw:text-style-name="P76" draw:layer="layout" svg:x1="3.683cm" svg:y1="8.128cm" svg:x2="4.318cm" svg:y2="8.128cm">
          <text:p/>
        </draw:line>
        <draw:line draw:style-name="gr145" draw:text-style-name="P76" draw:layer="layout" svg:x1="4.318cm" svg:y1="7.747cm" svg:x2="4.953cm" svg:y2="7.747cm">
          <text:p/>
        </draw:line>
        <draw:line draw:style-name="gr145" draw:text-style-name="P76" draw:layer="layout" svg:x1="4.318cm" svg:y1="8.382cm" svg:x2="4.953cm" svg:y2="8.382cm">
          <text:p/>
        </draw:line>
        <draw:line draw:style-name="gr145" draw:text-style-name="P76" draw:layer="layout" svg:x1="4.318cm" svg:y1="9.017cm" svg:x2="4.953cm" svg:y2="9.017cm">
          <text:p/>
        </draw:line>
        <draw:custom-shape draw:style-name="gr146" draw:text-style-name="P76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7.747cm" svg:x2="6.223cm" svg:y2="7.747cm">
          <text:p/>
        </draw:line>
        <draw:custom-shape draw:style-name="gr146" draw:text-style-name="P76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8.382cm" svg:x2="6.223cm" svg:y2="8.382cm">
          <text:p/>
        </draw:line>
        <draw:line draw:style-name="gr154" draw:text-style-name="P4" draw:layer="layout" svg:x1="5.334cm" svg:y1="6.35cm" svg:x2="8.382cm" svg:y2="6.35cm">
          <text:p/>
        </draw:line>
        <draw:line draw:style-name="gr155" draw:text-style-name="P4" draw:layer="layout" svg:x1="9.398cm" svg:y1="10.673cm" svg:x2="9.017cm" svg:y2="10.292cm">
          <text:p/>
        </draw:line>
        <draw:line draw:style-name="gr145" draw:text-style-name="P76" draw:layer="layout" svg:x1="1.905cm" svg:y1="3.434cm" svg:x2="2.413cm" svg:y2="3.434cm">
          <text:p/>
        </draw:line>
        <draw:line draw:style-name="gr145" draw:text-style-name="P76" draw:layer="layout" svg:x1="1.905cm" svg:y1="8.128cm" svg:x2="2.413cm" svg:y2="8.128cm">
          <text:p/>
        </draw:line>
        <draw:line draw:style-name="gr145" draw:text-style-name="P76" draw:layer="layout" svg:x1="1.905cm" svg:y1="2.926cm" svg:x2="1.905cm" svg:y2="9.525cm">
          <text:p/>
        </draw:line>
        <draw:custom-shape draw:style-name="gr151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7.239cm" svg:y1="2.799cm" svg:x2="7.747cm" svg:y2="2.799cm">
          <text:p/>
        </draw:line>
        <draw:line draw:style-name="gr156" draw:text-style-name="P4" draw:layer="layout" svg:x1="5.334cm" svg:y1="4.572cm" svg:x2="5.334cm" svg:y2="6.35cm">
          <text:p/>
        </draw:line>
        <draw:line draw:style-name="gr152" draw:text-style-name="P4" draw:layer="layout" svg:x1="5.715cm" svg:y1="4.445cm" svg:x2="6.985cm" svg:y2="4.445cm">
          <text:p/>
        </draw:line>
        <draw:custom-shape draw:style-name="gr151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4.826cm" svg:x2="7.493cm" svg:y2="4.826cm">
          <text:p/>
        </draw:line>
        <draw:custom-shape draw:style-name="gr160" draw:text-style-name="P79" draw:layer="layout" svg:width="1.27cm" svg:height="0.508cm" svg:x="9.398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1" draw:text-style-name="P4" draw:layer="layout" svg:x1="9.398cm" svg:y1="4.318cm" svg:x2="5.715cm" svg:y2="4.318cm">
          <text:p/>
        </draw:line>
        <draw:line draw:style-name="gr152" draw:text-style-name="P4" draw:layer="layout" svg:x1="6.985cm" svg:y1="5.207cm" svg:x2="6.985cm" svg:y2="4.445cm">
          <text:p/>
        </draw:line>
        <draw:custom-shape draw:style-name="gr151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5.207cm" svg:x2="7.493cm" svg:y2="5.207cm">
          <text:p/>
        </draw:line>
        <draw:line draw:style-name="gr162" draw:text-style-name="P4" draw:layer="layout" svg:x1="10.033cm" svg:y1="4.572cm" svg:x2="10.033cm" svg:y2="10.287cm">
          <text:p/>
        </draw:line>
        <draw:line draw:style-name="gr163" draw:text-style-name="P4" draw:layer="layout" svg:x1="9.652cm" svg:y1="10.668cm" svg:x2="10.033cm" svg:y2="10.287cm">
          <text:p/>
        </draw:line>
        <draw:custom-shape draw:style-name="gr157" draw:text-style-name="P78" draw:layer="layout" svg:width="1.27cm" svg:height="0.508cm" svg:x="8.382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1" draw:layer="layout" svg:width="6.35cm" svg:height="6.35cm" svg:x="12.065cm" svg:y="3.175cm">
          <draw:text-box>
            <text:p><text:span text:style-name="T47">The Brick </text:span><text:span text:style-name="T47">model uses </text:span><text:span text:style-name="T47">rdf:type to </text:span><text:span text:style-name="T47">relate an </text:span><text:span text:style-name="T26">s223:Propert</text:span><text:span text:style-name="T26">y</text:span><text:span text:style-name="T47"> with some </text:span><text:span text:style-name="T47">subclass of </text:span><text:span text:style-name="T47">a </text:span><text:span text:style-name="T24">brick:Point</text:span><text:span text:style-name="T47">.</text:span></text:p>
            <text:p><text:span text:style-name="T47"/></text:p>
            <text:p><text:span text:style-name="T47">Given both </text:span><text:span text:style-name="T47">of the </text:span><text:span text:style-name="T47">references </text:span><text:span text:style-name="T47">in the 223 </text:span><text:span text:style-name="T47">model, a </text:span><text:span text:style-name="T47">SHACL rule </text:span><text:span text:style-name="T47">can make </text:span><text:span text:style-name="T47">the </text:span><text:span text:style-name="T47">association </text:span><text:span text:style-name="T47">from the </text:span><text:span text:style-name="T47">BACnet </text:span><text:span text:style-name="T47">object to the </text:span><text:span text:style-name="T47">Brick class.</text:span></text:p>
          </draw:text-box>
        </draw:frame>
      </draw:page>
      <draw:page draw:name="page41" draw:style-name="dp1" draw:master-page-name="Default">
        <draw:line draw:style-name="gr155" draw:text-style-name="P4" draw:layer="layout" svg:x1="9.017cm" svg:y1="6.35cm" svg:x2="9.017cm" svg:y2="10.292cm">
          <text:p/>
        </draw:line>
        <draw:custom-shape draw:style-name="gr142" draw:text-style-name="P76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76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76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6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76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5" draw:text-style-name="P76" draw:layer="layout" svg:x1="4.318cm" svg:y1="3.053cm" svg:x2="4.318cm" svg:y2="4.318cm">
          <text:p/>
        </draw:line>
        <draw:line draw:style-name="gr145" draw:text-style-name="P76" draw:layer="layout" svg:x1="3.683cm" svg:y1="3.434cm" svg:x2="4.318cm" svg:y2="3.434cm">
          <text:p/>
        </draw:line>
        <draw:line draw:style-name="gr145" draw:text-style-name="P76" draw:layer="layout" svg:x1="4.318cm" svg:y1="3.053cm" svg:x2="4.953cm" svg:y2="3.053cm">
          <text:p/>
        </draw:line>
        <draw:line draw:style-name="gr145" draw:text-style-name="P76" draw:layer="layout" svg:x1="4.318cm" svg:y1="3.688cm" svg:x2="4.953cm" svg:y2="3.688cm">
          <text:p/>
        </draw:line>
        <draw:line draw:style-name="gr145" draw:text-style-name="P76" draw:layer="layout" svg:x1="4.318cm" svg:y1="4.323cm" svg:x2="4.953cm" svg:y2="4.323cm">
          <text:p/>
        </draw:line>
        <draw:custom-shape draw:style-name="gr146" draw:text-style-name="P76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3.053cm" svg:x2="6.223cm" svg:y2="3.053cm">
          <text:p/>
        </draw:line>
        <draw:line draw:style-name="gr145" draw:text-style-name="P76" draw:layer="layout" svg:x1="6.223cm" svg:y1="2.799cm" svg:x2="6.731cm" svg:y2="2.799cm">
          <text:p/>
        </draw:line>
        <draw:custom-shape draw:style-name="gr146" draw:text-style-name="P76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6.223cm" svg:y1="3.561cm" svg:x2="6.731cm" svg:y2="3.561cm">
          <text:p/>
        </draw:line>
        <draw:line draw:style-name="gr145" draw:text-style-name="P76" draw:layer="layout" svg:x1="6.223cm" svg:y1="2.799cm" svg:x2="6.223cm" svg:y2="3.556cm">
          <text:p/>
        </draw:line>
        <draw:custom-shape draw:style-name="gr147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9.525cm" svg:y1="11.054cm" svg:x2="9.525cm" svg:y2="11.689cm">
          <text:p/>
        </draw:line>
        <draw:line draw:style-name="gr148" draw:text-style-name="P4" draw:layer="layout" svg:x1="10.541cm" svg:y1="11.054cm" svg:x2="10.541cm" svg:y2="11.689cm">
          <text:p/>
        </draw:line>
        <draw:line draw:style-name="gr148" draw:text-style-name="P4" draw:layer="layout" svg:x1="11.049cm" svg:y1="11.689cm" svg:x2="11.049cm" svg:y2="12.324cm">
          <text:p/>
        </draw:line>
        <draw:line draw:style-name="gr148" draw:text-style-name="P4" draw:layer="layout" svg:x1="9.525cm" svg:y1="11.689cm" svg:x2="12.573cm" svg:y2="11.689cm">
          <text:p/>
        </draw:line>
        <draw:custom-shape draw:style-name="gr149" draw:text-style-name="P77" draw:layer="layout" svg:width="1.524cm" svg:height="0.762cm" svg:x="10.287cm" svg:y="12.324cm">
          <text:p text:style-name="P77"><text:span text:style-name="T61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1.557cm" svg:y1="11.054cm" svg:x2="11.557cm" svg:y2="11.689cm">
          <text:p/>
        </draw:line>
        <draw:custom-shape draw:style-name="gr147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2.573cm" svg:y1="11.054cm" svg:x2="12.573cm" svg:y2="11.689cm">
          <text:p/>
        </draw:line>
        <draw:custom-shape draw:style-name="gr147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4.445cm" svg:y1="11.054cm" svg:x2="4.445cm" svg:y2="11.689cm">
          <text:p/>
        </draw:line>
        <draw:line draw:style-name="gr148" draw:text-style-name="P4" draw:layer="layout" svg:x1="5.461cm" svg:y1="11.054cm" svg:x2="5.461cm" svg:y2="11.689cm">
          <text:p/>
        </draw:line>
        <draw:line draw:style-name="gr148" draw:text-style-name="P4" draw:layer="layout" svg:x1="5.969cm" svg:y1="11.689cm" svg:x2="5.969cm" svg:y2="12.324cm">
          <text:p/>
        </draw:line>
        <draw:line draw:style-name="gr148" draw:text-style-name="P4" draw:layer="layout" svg:x1="4.445cm" svg:y1="11.689cm" svg:x2="7.493cm" svg:y2="11.689cm">
          <text:p/>
        </draw:line>
        <draw:custom-shape draw:style-name="gr149" draw:text-style-name="P77" draw:layer="layout" svg:width="1.524cm" svg:height="0.762cm" svg:x="5.207cm" svg:y="12.324cm">
          <text:p text:style-name="P77"><text:span text:style-name="T61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6.477cm" svg:y1="11.054cm" svg:x2="6.477cm" svg:y2="11.689cm">
          <text:p/>
        </draw:line>
        <draw:custom-shape draw:style-name="gr147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7.493cm" svg:y1="11.054cm" svg:x2="7.493cm" svg:y2="11.689cm">
          <text:p/>
        </draw:line>
        <draw:line draw:style-name="gr150" draw:text-style-name="P4" draw:layer="layout" svg:x1="6.604cm" svg:y1="12.705cm" svg:x2="10.414cm" svg:y2="12.705cm">
          <text:p/>
        </draw:line>
        <draw:custom-shape draw:style-name="gr149" draw:text-style-name="P77" draw:layer="layout" svg:width="1.524cm" svg:height="0.762cm" svg:x="14.351cm" svg:y="12.324cm">
          <text:p text:style-name="P77"><text:span text:style-name="T61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0" draw:text-style-name="P4" draw:layer="layout" svg:x1="11.684cm" svg:y1="12.705cm" svg:x2="14.478cm" svg:y2="12.705cm">
          <text:p/>
        </draw:line>
        <draw:custom-shape draw:style-name="gr147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4" draw:layer="layout" svg:x1="14.605cm" svg:y1="11.054cm" svg:x2="14.605cm" svg:y2="11.689cm">
          <text:p/>
        </draw:line>
        <draw:line draw:style-name="gr148" draw:text-style-name="P4" draw:layer="layout" svg:x1="15.621cm" svg:y1="11.054cm" svg:x2="15.621cm" svg:y2="11.689cm">
          <text:p/>
        </draw:line>
        <draw:line draw:style-name="gr148" draw:text-style-name="P4" draw:layer="layout" svg:x1="15.113cm" svg:y1="11.689cm" svg:x2="15.113cm" svg:y2="12.324cm">
          <text:p/>
        </draw:line>
        <draw:line draw:style-name="gr148" draw:text-style-name="P4" draw:layer="layout" svg:x1="14.605cm" svg:y1="11.689cm" svg:x2="15.621cm" svg:y2="11.689cm">
          <text:p/>
        </draw:line>
        <draw:line draw:style-name="gr145" draw:text-style-name="P76" draw:layer="layout" svg:x1="4.318cm" svg:y1="7.747cm" svg:x2="4.318cm" svg:y2="9.017cm">
          <text:p/>
        </draw:line>
        <draw:line draw:style-name="gr145" draw:text-style-name="P76" draw:layer="layout" svg:x1="3.683cm" svg:y1="8.128cm" svg:x2="4.318cm" svg:y2="8.128cm">
          <text:p/>
        </draw:line>
        <draw:line draw:style-name="gr145" draw:text-style-name="P76" draw:layer="layout" svg:x1="4.318cm" svg:y1="7.747cm" svg:x2="4.953cm" svg:y2="7.747cm">
          <text:p/>
        </draw:line>
        <draw:line draw:style-name="gr145" draw:text-style-name="P76" draw:layer="layout" svg:x1="4.318cm" svg:y1="8.382cm" svg:x2="4.953cm" svg:y2="8.382cm">
          <text:p/>
        </draw:line>
        <draw:line draw:style-name="gr145" draw:text-style-name="P76" draw:layer="layout" svg:x1="4.318cm" svg:y1="9.017cm" svg:x2="4.953cm" svg:y2="9.017cm">
          <text:p/>
        </draw:line>
        <draw:custom-shape draw:style-name="gr146" draw:text-style-name="P76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7.747cm" svg:x2="6.223cm" svg:y2="7.747cm">
          <text:p/>
        </draw:line>
        <draw:custom-shape draw:style-name="gr146" draw:text-style-name="P76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76" draw:layer="layout" svg:x1="5.715cm" svg:y1="8.382cm" svg:x2="6.223cm" svg:y2="8.382cm">
          <text:p/>
        </draw:line>
        <draw:line draw:style-name="gr164" draw:text-style-name="P4" draw:layer="layout" svg:x1="5.334cm" svg:y1="6.35cm" svg:x2="9.017cm" svg:y2="6.35cm">
          <text:p/>
        </draw:line>
        <draw:line draw:style-name="gr165" draw:text-style-name="P4" draw:layer="layout" svg:x1="9.398cm" svg:y1="10.673cm" svg:x2="9.017cm" svg:y2="10.292cm">
          <text:p/>
        </draw:line>
        <draw:line draw:style-name="gr145" draw:text-style-name="P76" draw:layer="layout" svg:x1="1.905cm" svg:y1="3.434cm" svg:x2="2.413cm" svg:y2="3.434cm">
          <text:p/>
        </draw:line>
        <draw:line draw:style-name="gr145" draw:text-style-name="P76" draw:layer="layout" svg:x1="1.905cm" svg:y1="8.128cm" svg:x2="2.413cm" svg:y2="8.128cm">
          <text:p/>
        </draw:line>
        <draw:line draw:style-name="gr145" draw:text-style-name="P76" draw:layer="layout" svg:x1="1.905cm" svg:y1="2.926cm" svg:x2="1.905cm" svg:y2="9.525cm">
          <text:p/>
        </draw:line>
        <draw:custom-shape draw:style-name="gr151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7.239cm" svg:y1="2.799cm" svg:x2="7.747cm" svg:y2="2.799cm">
          <text:p/>
        </draw:line>
        <draw:line draw:style-name="gr164" draw:text-style-name="P4" draw:layer="layout" svg:x1="5.334cm" svg:y1="4.572cm" svg:x2="5.334cm" svg:y2="6.35cm">
          <text:p/>
        </draw:line>
        <draw:line draw:style-name="gr152" draw:text-style-name="P4" draw:layer="layout" svg:x1="5.715cm" svg:y1="4.445cm" svg:x2="6.985cm" svg:y2="4.445cm">
          <text:p/>
        </draw:line>
        <draw:custom-shape draw:style-name="gr151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4.826cm" svg:x2="7.493cm" svg:y2="4.826cm">
          <text:p/>
        </draw:line>
        <draw:custom-shape draw:style-name="gr160" draw:text-style-name="P79" draw:layer="layout" svg:width="1.27cm" svg:height="0.508cm" svg:x="9.398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4" draw:layer="layout" svg:x1="9.398cm" svg:y1="4.318cm" svg:x2="5.715cm" svg:y2="4.318cm">
          <text:p/>
        </draw:line>
        <draw:line draw:style-name="gr152" draw:text-style-name="P4" draw:layer="layout" svg:x1="6.985cm" svg:y1="5.207cm" svg:x2="6.985cm" svg:y2="4.445cm">
          <text:p/>
        </draw:line>
        <draw:custom-shape draw:style-name="gr151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6.985cm" svg:y1="5.207cm" svg:x2="7.493cm" svg:y2="5.207cm">
          <text:p/>
        </draw:line>
        <draw:line draw:style-name="gr166" draw:text-style-name="P4" draw:layer="layout" svg:x1="10.033cm" svg:y1="4.572cm" svg:x2="10.033cm" svg:y2="10.287cm">
          <text:p/>
        </draw:line>
        <draw:line draw:style-name="gr167" draw:text-style-name="P4" draw:layer="layout" svg:x1="9.652cm" svg:y1="10.668cm" svg:x2="10.033cm" svg:y2="10.287cm">
          <text:p/>
        </draw:line>
        <draw:frame draw:style-name="gr140" draw:text-style-name="P1" draw:layer="layout" svg:width="6.35cm" svg:height="6.35cm" svg:x="12.065cm" svg:y="3.175cm">
          <draw:text-box>
            <text:p><text:span text:style-name="T47">Given a list </text:span><text:span text:style-name="T47">of tags </text:span><text:span text:style-name="T47">interpreted </text:span><text:span text:style-name="T47">as RDF </text:span><text:span text:style-name="T47">triples the </text:span><text:span text:style-name="T47">BACnet </text:span><text:span text:style-name="T47">object can </text:span><text:span text:style-name="T47">refer directly </text:span><text:span text:style-name="T47">to the </text:span><text:span text:style-name="T47">system, </text:span><text:span text:style-name="T47">device, or </text:span><text:span text:style-name="T47">property.</text:span></text:p>
            <text:p><text:span text:style-name="T47"/></text:p>
            <text:p><text:span text:style-name="T47">When the </text:span><text:span text:style-name="T47">system or </text:span><text:span text:style-name="T47">device is </text:span><text:span text:style-name="T47">bundled with </text:span><text:span text:style-name="T47">a BACnet </text:span><text:span text:style-name="T47">controller, </text:span><text:span text:style-name="T47">the model of </text:span><text:span text:style-name="T47">the system </text:span><text:span text:style-name="T47">can be </text:span><text:span text:style-name="T47">described </text:span><text:span text:style-name="T47">using 223 </text:span><text:span text:style-name="T47">with a </text:span><text:span text:style-name="T47">combination </text:span><text:span text:style-name="T47">of tags on </text:span><text:span text:style-name="T47">“regular” </text:span><text:span text:style-name="T47">objects, </text:span><text:span text:style-name="T47">Structure </text:span><text:span text:style-name="T47">View </text:span><text:span text:style-name="T47">Objects, or </text:span><text:span text:style-name="T47">both.</text:span></text:p>
          </draw:text-box>
        </draw:frame>
      </draw:page>
      <draw:page draw:name="page42" draw:style-name="dp1" draw:master-page-name="Default">
        <draw:frame draw:style-name="gr168" draw:text-style-name="P75" draw:layer="layout" svg:width="15.24cm" svg:height="5.08cm" svg:x="1.905cm" svg:y="1.905cm">
          <draw:text-box>
            <text:p><text:span text:style-name="T50">&lt;?xml </text:span><text:span text:style-name="T50">version="1</text:span><text:span text:style-name="T50">.0" </text:span><text:span text:style-name="T50">encoding="</text:span><text:span text:style-name="T50">UTF-8"?&gt;</text:span></text:p>
            <text:p><text:span text:style-name="T50">&lt;CSML </text:span><text:span text:style-name="T50">xmlns="htt</text:span><text:span text:style-name="T50">p://bacnet</text:span><text:span text:style-name="T50">.org/csml/</text:span><text:span text:style-name="T50">1.2" </text:span><text:span text:style-name="T50">defaultLoc</text:span><text:span text:style-name="T50">ale="en-</text:span><text:span text:style-name="T50">US"&gt;</text:span></text:p>
            <text:p><text:span text:style-name="T50"><text:s text:c="4"/></text:span><text:span text:style-name="T50">&lt;Definitio</text:span><text:span text:style-name="T50">ns&gt;</text:span></text:p>
            <text:p><text:span text:style-name="T50"><text:s text:c="8"/></text:span><text:span text:style-name="T50">&lt;Sequence </text:span><text:span text:style-name="T50">name="0-</text:span><text:span text:style-name="T50">BACnetName</text:span><text:span text:style-name="T50">Value"&gt;</text:span></text:p>
            <text:p><text:span text:style-name="T50"><text:s text:c="11"/></text:span><text:span text:style-name="T50"><text:s/></text:span><text:span text:style-name="T50">&lt;String </text:span><text:span text:style-name="T50">name="name</text:span><text:span text:style-name="T50">" </text:span><text:span text:style-name="T50">contextTag</text:span><text:span text:style-name="T50">="0"/&gt;</text:span></text:p>
            <text:p><text:span text:style-name="T50"><text:s text:c="11"/></text:span><text:span text:style-name="T50"><text:s/></text:span><text:span text:style-name="T50">&lt;Any </text:span><text:span text:style-name="T50">name="valu</text:span><text:span text:style-name="T50">e" </text:span><text:span text:style-name="T50">optional="</text:span><text:span text:style-name="T50">true"</text:span></text:p>
            <text:p><text:span text:style-name="T50"><text:s text:c="11"/></text:span><text:span text:style-name="T50"><text:s text:c="5"/></text:span><text:span text:style-name="T50">comment="v</text:span><text:span text:style-name="T50">alue is </text:span><text:span text:style-name="T50">limited to </text:span><text:span text:style-name="T50">primitve </text:span><text:span text:style-name="T50">datatypes </text:span><text:span text:style-name="T50">and </text:span><text:span text:style-name="T50">BACnetDate</text:span><text:span text:style-name="T50">Time"/&gt;</text:span></text:p>
            <text:p><text:span text:style-name="T50"><text:s text:c="8"/></text:span><text:span text:style-name="T50">&lt;/Sequence</text:span><text:span text:style-name="T50">&gt;</text:span></text:p>
            <text:p><text:span text:style-name="T50"><text:s text:c="8"/></text:span><text:span text:style-name="T50">&lt;Object </text:span><text:span text:style-name="T50">name="0-</text:span><text:span text:style-name="T50">AnalogValu</text:span><text:span text:style-name="T50">eObject"&gt;</text:span></text:p>
            <text:p><text:span text:style-name="T50"><text:s text:c="11"/></text:span><text:span text:style-name="T50"><text:s/></text:span><text:span text:style-name="T50">&lt;Array </text:span><text:span text:style-name="T50">memberType</text:span><text:span text:style-name="T50">="0-</text:span><text:span text:style-name="T50">BACnetName</text:span><text:span text:style-name="T50">Value" </text:span><text:span text:style-name="T50">name="tags</text:span><text:span text:style-name="T50">" </text:span><text:span text:style-name="T50">optional="</text:span><text:span text:style-name="T50">true"/&gt;</text:span></text:p>
            <text:p><text:span text:style-name="T50"><text:s text:c="8"/></text:span><text:span text:style-name="T50">&lt;/Object&gt;</text:span></text:p>
            <text:p><text:span text:style-name="T50"><text:s text:c="4"/></text:span><text:span text:style-name="T50">&lt;/Definiti</text:span><text:span text:style-name="T50">ons&gt;</text:span></text:p>
            <text:p><text:span text:style-name="T50">&lt;/CSML&gt;</text:span></text:p>
          </draw:text-box>
        </draw:frame>
        <draw:frame draw:style-name="gr169" draw:text-style-name="P75" draw:layer="layout" svg:width="15.24cm" svg:height="5.715cm" svg:x="1.905cm" svg:y="7.62cm">
          <draw:text-box>
            <text:p><text:span text:style-name="T50">&lt;ex:1&gt; a </text:span><text:span text:style-name="T50">bacnet:Ana</text:span><text:span text:style-name="T50">logValueOb</text:span><text:span text:style-name="T50">ject ;</text:span></text:p>
            <text:p><text:span text:style-name="T50"><text:s text:c="4"/></text:span><text:span text:style-name="T50">bacnet:tag</text:span><text:span text:style-name="T50">s (</text:span></text:p>
            <text:p text:style-name="P13"><text:span text:style-name="T49"><text:s text:c="8"/></text:span><text:span text:style-name="T49">[ bacnet:n</text:span><text:span text:style-name="T49">ame "id" ; </text:span><text:span text:style-name="T49">bacnet:val</text:span><text:span text:style-name="T49">ue "a-</text:span><text:span text:style-name="T49">0005" ]</text:span></text:p>
            <text:p><text:span text:style-name="T49"><text:s text:c="8"/></text:span><text:span text:style-name="T49">[ bacnet:n</text:span><text:span text:style-name="T49">ame </text:span><text:span text:style-name="T50">"cur" ]</text:span></text:p>
            <text:p text:style-name="P13"><text:span text:style-name="T49"><text:s text:c="8"/></text:span><text:span text:style-name="T49">[ bacnet:n</text:span><text:span text:style-name="T49">ame </text:span><text:span text:style-name="T50">"his" ]</text:span></text:p>
            <text:p text:style-name="P13"><text:span text:style-name="T49"><text:s text:c="7"/></text:span><text:span text:style-name="T63"><text:s/></text:span><text:span text:style-name="T64">[ bacnet:n</text:span><text:span text:style-name="T64">ame </text:span><text:span text:style-name="T65">"mixed" ]</text:span></text:p>
            <text:p text:style-name="P13"><text:span text:style-name="T64"><text:s text:c="8"/></text:span><text:span text:style-name="T64">[ bacnet:n</text:span><text:span text:style-name="T64">ame </text:span><text:span text:style-name="T64">"air" ]</text:span></text:p>
            <text:p text:style-name="P13"><text:span text:style-name="T64"><text:s text:c="8"/></text:span><text:span text:style-name="T64">[ bacnet:n</text:span><text:span text:style-name="T64">ame </text:span><text:span text:style-name="T65">"temp" </text:span><text:span text:style-name="T65">]</text:span></text:p>
            <text:p text:style-name="P13"><text:span text:style-name="T64"><text:s text:c="8"/></text:span><text:span text:style-name="T64">[ bacnet:n</text:span><text:span text:style-name="T64">ame </text:span><text:span text:style-name="T64">"sensor" ]</text:span></text:p>
            <text:p text:style-name="P13"><text:span text:style-name="T49"><text:s text:c="8"/></text:span><text:span text:style-name="T49">[ bacnet:n</text:span><text:span text:style-name="T49">ame </text:span><text:span text:style-name="T50">"point" ]</text:span></text:p>
            <text:p><text:span text:style-name="T50"><text:s text:c="4"/></text:span><text:span text:style-name="T50">) .</text:span></text:p>
            <text:p text:style-name="P13"><text:span text:style-name="T49"/></text:p>
            <text:p text:style-name="P13"><text:span text:style-name="T49">_:a-0005</text:span><text:span text:style-name="T50"> a </text:span><text:span text:style-name="T50">bacnet:Ana</text:span><text:span text:style-name="T50">logValueOb</text:span><text:span text:style-name="T50">ject ;</text:span></text:p>
            <text:p text:style-name="P13"><text:span text:style-name="T50"><text:s text:c="4"/></text:span><text:span text:style-name="T50">bacnet:tag</text:span><text:span text:style-name="T50">s (</text:span></text:p>
            <text:p text:style-name="P13"><text:span text:style-name="T49"><text:s text:c="8"/></text:span><text:span text:style-name="T49">[ bacnet:n</text:span><text:span text:style-name="T49">ame </text:span><text:span text:style-name="T49">"</text:span><text:span text:style-name="T66">brick:Mix</text:span><text:span text:style-name="T66">ed_Air_Tem</text:span><text:span text:style-name="T66">perature_S</text:span><text:span text:style-name="T66">ensor</text:span><text:span text:style-name="T50">" ]</text:span></text:p>
            <text:p text:style-name="P13"><text:span text:style-name="T50"><text:s text:c="4"/></text:span><text:span text:style-name="T50">) .</text:span></text:p>
          </draw:text-box>
        </draw:frame>
        <draw:frame draw:style-name="gr137" draw:text-style-name="P72" draw:layer="layout" svg:width="4.445cm" svg:height="0.962cm" draw:transform="rotate (1.5707963267949) translate (0.889cm 6.35cm)">
          <draw:text-box>
            <text:p text:style-name="P5"><text:span text:style-name="T52">CSML</text:span></text:p>
          </draw:text-box>
        </draw:frame>
        <draw:frame draw:style-name="gr138" draw:text-style-name="P72" draw:layer="layout" svg:width="5.715cm" svg:height="0.806cm" draw:transform="rotate (1.5707963267949) translate (0.889cm 13.335cm)">
          <draw:text-box>
            <text:p text:style-name="P5"><text:span text:style-name="T52">E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Sans3" svg:font-family="'Liberation Sans'" style:font-pitch="variable"/>
    <style:font-face style:name="Ubuntu" svg:font-family="Ubuntu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5:38:30.210963774</meta:creation-date>
    <dc:date>2024-06-22T15:03:53.361976527</dc:date>
    <meta:editing-duration>P2DT47M7S</meta:editing-duration>
    <meta:editing-cycles>59</meta:editing-cycles>
    <meta:generator>LibreOffice/6.4.7.2$Linux_X86_64 LibreOffice_project/40$Build-2</meta:generator>
    <meta:document-statistic meta:object-count="876"/>
  </office:meta>
</office:document-meta>
</file>